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8825" calcext:value-type="float">
            <text:p>0.8825</text:p>
          </table:table-cell>
          <table:table-cell office:value-type="float" office:value="0.0266666666666667" calcext:value-type="float">
            <text:p>0.026666666666667</text:p>
          </table:table-cell>
        </table:table-row>
        <table:table-row table:style-name="ro1">
          <table:table-cell office:value-type="float" office:value="0.940833333333333" calcext:value-type="float">
            <text:p>0.940833333333333</text:p>
          </table:table-cell>
          <table:table-cell office:value-type="float" office:value="0.231666666666667" calcext:value-type="float">
            <text:p>0.231666666666667</text:p>
          </table:table-cell>
        </table:table-row>
        <table:table-row table:style-name="ro1">
          <table:table-cell office:value-type="float" office:value="0.996666666666667" calcext:value-type="float">
            <text:p>0.996666666666667</text:p>
          </table:table-cell>
          <table:table-cell office:value-type="float" office:value="1.23916666666667" calcext:value-type="float">
            <text:p>1.23916666666667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3.83166666666667" calcext:value-type="float">
            <text:p>3.8316666666666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7.9825" calcext:value-type="float">
            <text:p>7.9825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12.9225" calcext:value-type="float">
            <text:p>12.9225</text:p>
          </table:table-cell>
        </table:table-row>
        <table:table-row table:style-name="ro1">
          <table:table-cell office:value-type="float" office:value="1.22083333333333" calcext:value-type="float">
            <text:p>1.22083333333333</text:p>
          </table:table-cell>
          <table:table-cell office:value-type="float" office:value="17.9225" calcext:value-type="float">
            <text:p>17.9225</text:p>
          </table:table-cell>
        </table:table-row>
        <table:table-row table:style-name="ro1">
          <table:table-cell office:value-type="float" office:value="1.27583333333333" calcext:value-type="float">
            <text:p>1.27583333333333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1.33083333333333" calcext:value-type="float">
            <text:p>1.33083333333333</text:p>
          </table:table-cell>
          <table:table-cell office:value-type="float" office:value="26.595" calcext:value-type="float">
            <text:p>26.595</text:p>
          </table:table-cell>
        </table:table-row>
        <table:table-row table:style-name="ro1">
          <table:table-cell office:value-type="float" office:value="1.38583333333333" calcext:value-type="float">
            <text:p>1.38583333333333</text:p>
          </table:table-cell>
          <table:table-cell office:value-type="float" office:value="29.8608333333333" calcext:value-type="float">
            <text:p>29.8608333333333</text:p>
          </table:table-cell>
        </table:table-row>
        <table:table-row table:style-name="ro1">
          <table:table-cell office:value-type="float" office:value="1.44083333333333" calcext:value-type="float">
            <text:p>1.44083333333333</text:p>
          </table:table-cell>
          <table:table-cell office:value-type="float" office:value="32.5158333333333" calcext:value-type="float">
            <text:p>32.5158333333333</text:p>
          </table:table-cell>
        </table:table-row>
        <table:table-row table:style-name="ro1">
          <table:table-cell office:value-type="float" office:value="1.49583333333333" calcext:value-type="float">
            <text:p>1.49583333333333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float" office:value="1.55083333333333" calcext:value-type="float">
            <text:p>1.55083333333333</text:p>
          </table:table-cell>
          <table:table-cell office:value-type="float" office:value="36.4216666666667" calcext:value-type="float">
            <text:p>36.4216666666667</text:p>
          </table:table-cell>
        </table:table-row>
        <table:table-row table:style-name="ro1">
          <table:table-cell office:value-type="float" office:value="1.60583333333333" calcext:value-type="float">
            <text:p>1.60583333333333</text:p>
          </table:table-cell>
          <table:table-cell office:value-type="float" office:value="37.805" calcext:value-type="float">
            <text:p>37.805</text:p>
          </table:table-cell>
        </table:table-row>
        <table:table-row table:style-name="ro1">
          <table:table-cell office:value-type="float" office:value="1.66083333333333" calcext:value-type="float">
            <text:p>1.66083333333333</text:p>
          </table:table-cell>
          <table:table-cell office:value-type="float" office:value="38.8991666666667" calcext:value-type="float">
            <text:p>38.8991666666667</text:p>
          </table:table-cell>
        </table:table-row>
        <table:table-row table:style-name="ro1">
          <table:table-cell office:value-type="float" office:value="1.71583333333333" calcext:value-type="float">
            <text:p>1.71583333333333</text:p>
          </table:table-cell>
          <table:table-cell office:value-type="float" office:value="39.8583333333333" calcext:value-type="float">
            <text:p>39.8583333333333</text:p>
          </table:table-cell>
        </table:table-row>
        <table:table-row table:style-name="ro1">
          <table:table-cell office:value-type="float" office:value="1.77083333333333" calcext:value-type="float">
            <text:p>1.77083333333333</text:p>
          </table:table-cell>
          <table:table-cell office:value-type="float" office:value="40.605" calcext:value-type="float">
            <text:p>40.605</text:p>
          </table:table-cell>
        </table:table-row>
        <table:table-row table:style-name="ro1">
          <table:table-cell office:value-type="float" office:value="1.82583333333333" calcext:value-type="float">
            <text:p>1.82583333333333</text:p>
          </table:table-cell>
          <table:table-cell office:value-type="float" office:value="41.2458333333333" calcext:value-type="float">
            <text:p>41.2458333333333</text:p>
          </table:table-cell>
        </table:table-row>
        <table:table-row table:style-name="ro1">
          <table:table-cell office:value-type="float" office:value="1.88083333333333" calcext:value-type="float">
            <text:p>1.88083333333333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1.93583333333333" calcext:value-type="float">
            <text:p>1.93583333333333</text:p>
          </table:table-cell>
          <table:table-cell office:value-type="float" office:value="42.2883333333333" calcext:value-type="float">
            <text:p>42.2883333333333</text:p>
          </table:table-cell>
        </table:table-row>
        <table:table-row table:style-name="ro1">
          <table:table-cell office:value-type="float" office:value="1.99083333333333" calcext:value-type="float">
            <text:p>1.99083333333333</text:p>
          </table:table-cell>
          <table:table-cell office:value-type="float" office:value="42.7283333333333" calcext:value-type="float">
            <text:p>42.7283333333333</text:p>
          </table:table-cell>
        </table:table-row>
        <table:table-row table:style-name="ro1">
          <table:table-cell office:value-type="float" office:value="2.04583333333333" calcext:value-type="float">
            <text:p>2.04583333333333</text:p>
          </table:table-cell>
          <table:table-cell office:value-type="float" office:value="43.1008333333333" calcext:value-type="float">
            <text:p>43.1008333333333</text:p>
          </table:table-cell>
        </table:table-row>
        <table:table-row table:style-name="ro1">
          <table:table-cell office:value-type="float" office:value="2.10083333333333" calcext:value-type="float">
            <text:p>2.10083333333333</text:p>
          </table:table-cell>
          <table:table-cell office:value-type="float" office:value="43.4658333333333" calcext:value-type="float">
            <text:p>43.4658333333333</text:p>
          </table:table-cell>
        </table:table-row>
        <table:table-row table:style-name="ro1">
          <table:table-cell office:value-type="float" office:value="2.15583333333333" calcext:value-type="float">
            <text:p>2.15583333333333</text:p>
          </table:table-cell>
          <table:table-cell office:value-type="float" office:value="43.8116666666667" calcext:value-type="float">
            <text:p>43.8116666666667</text:p>
          </table:table-cell>
        </table:table-row>
        <table:table-row table:style-name="ro1">
          <table:table-cell office:value-type="float" office:value="2.21083333333333" calcext:value-type="float">
            <text:p>2.21083333333333</text:p>
          </table:table-cell>
          <table:table-cell office:value-type="float" office:value="44.155" calcext:value-type="float">
            <text:p>44.155</text:p>
          </table:table-cell>
        </table:table-row>
        <table:table-row table:style-name="ro1">
          <table:table-cell office:value-type="float" office:value="2.26583333333333" calcext:value-type="float">
            <text:p>2.26583333333333</text:p>
          </table:table-cell>
          <table:table-cell office:value-type="float" office:value="44.455" calcext:value-type="float">
            <text:p>44.455</text:p>
          </table:table-cell>
        </table:table-row>
        <table:table-row table:style-name="ro1">
          <table:table-cell office:value-type="float" office:value="2.32083333333333" calcext:value-type="float">
            <text:p>2.32083333333333</text:p>
          </table:table-cell>
          <table:table-cell office:value-type="float" office:value="44.7716666666667" calcext:value-type="float">
            <text:p>44.7716666666667</text:p>
          </table:table-cell>
        </table:table-row>
        <table:table-row table:style-name="ro1">
          <table:table-cell office:value-type="float" office:value="2.37583333333333" calcext:value-type="float">
            <text:p>2.37583333333333</text:p>
          </table:table-cell>
          <table:table-cell office:value-type="float" office:value="45.07" calcext:value-type="float">
            <text:p>45.07</text:p>
          </table:table-cell>
        </table:table-row>
        <table:table-row table:style-name="ro1">
          <table:table-cell office:value-type="float" office:value="2.43083333333333" calcext:value-type="float">
            <text:p>2.43083333333333</text:p>
          </table:table-cell>
          <table:table-cell office:value-type="float" office:value="45.6475" calcext:value-type="float">
            <text:p>45.6475</text:p>
          </table:table-cell>
        </table:table-row>
        <table:table-row table:style-name="ro1">
          <table:table-cell office:value-type="float" office:value="2.50083333333333" calcext:value-type="float">
            <text:p>2.50083333333333</text:p>
          </table:table-cell>
          <table:table-cell office:value-type="float" office:value="46.71" calcext:value-type="float">
            <text:p>46.71</text:p>
          </table:table-cell>
        </table:table-row>
        <table:table-row table:style-name="ro1">
          <table:table-cell office:value-type="float" office:value="2.57083333333333" calcext:value-type="float">
            <text:p>2.57083333333333</text:p>
          </table:table-cell>
          <table:table-cell office:value-type="float" office:value="48.1208333333333" calcext:value-type="float">
            <text:p>48.1208333333333</text:p>
          </table:table-cell>
        </table:table-row>
        <table:table-row table:style-name="ro1">
          <table:table-cell office:value-type="float" office:value="2.64083333333333" calcext:value-type="float">
            <text:p>2.64083333333333</text:p>
          </table:table-cell>
          <table:table-cell office:value-type="float" office:value="50.1825" calcext:value-type="float">
            <text:p>50.1825</text:p>
          </table:table-cell>
        </table:table-row>
        <table:table-row table:style-name="ro1">
          <table:table-cell office:value-type="float" office:value="2.73333333333333" calcext:value-type="float">
            <text:p>2.73333333333333</text:p>
          </table:table-cell>
          <table:table-cell office:value-type="float" office:value="53.2825" calcext:value-type="float">
            <text:p>53.2825</text:p>
          </table:table-cell>
        </table:table-row>
        <table:table-row table:style-name="ro1">
          <table:table-cell office:value-type="float" office:value="2.83333333333333" calcext:value-type="float">
            <text:p>2.83333333333333</text:p>
          </table:table-cell>
          <table:table-cell office:value-type="float" office:value="56.9425" calcext:value-type="float">
            <text:p>56.9425</text:p>
          </table:table-cell>
        </table:table-row>
        <table:table-row table:style-name="ro1">
          <table:table-cell office:value-type="float" office:value="2.93333333333333" calcext:value-type="float">
            <text:p>2.93333333333333</text:p>
          </table:table-cell>
          <table:table-cell office:value-type="float" office:value="60.8791666666667" calcext:value-type="float">
            <text:p>60.8791666666667</text:p>
          </table:table-cell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64.6416666666667" calcext:value-type="float">
            <text:p>64.6416666666667</text:p>
          </table:table-cell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68.0991666666667" calcext:value-type="float">
            <text:p>68.0991666666667</text:p>
          </table:table-cell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71.1116666666667" calcext:value-type="float">
            <text:p>71.1116666666667</text:p>
          </table:table-cell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73.6358333333333" calcext:value-type="float">
            <text:p>73.6358333333333</text:p>
          </table:table-cell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75.7583333333333" calcext:value-type="float">
            <text:p>75.7583333333333</text:p>
          </table:table-cell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77.5791666666667" calcext:value-type="float">
            <text:p>77.5791666666667</text:p>
          </table:table-cell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79.0541666666667" calcext:value-type="float">
            <text:p>79.0541666666667</text:p>
          </table:table-cell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80.3441666666667" calcext:value-type="float">
            <text:p>80.3441666666667</text:p>
          </table:table-cell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81.435" calcext:value-type="float">
            <text:p>81.435</text:p>
          </table:table-cell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82.385" calcext:value-type="float">
            <text:p>82.385</text:p>
          </table:table-cell>
        </table:table-row>
        <table:table-row table:style-name="ro1">
          <table:table-cell office:value-type="float" office:value="4.03333333333333" calcext:value-type="float">
            <text:p>4.03333333333333</text:p>
          </table:table-cell>
          <table:table-cell office:value-type="float" office:value="83.1933333333333" calcext:value-type="float">
            <text:p>83.1933333333333</text:p>
          </table:table-cell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83.8991666666667" calcext:value-type="float">
            <text:p>83.8991666666667</text:p>
          </table:table-cell>
        </table:table-row>
        <table:table-row table:style-name="ro1">
          <table:table-cell office:value-type="float" office:value="4.23333333333333" calcext:value-type="float">
            <text:p>4.23333333333333</text:p>
          </table:table-cell>
          <table:table-cell office:value-type="float" office:value="84.4991666666667" calcext:value-type="float">
            <text:p>84.4991666666667</text:p>
          </table:table-cell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85.0216666666667" calcext:value-type="float">
            <text:p>85.0216666666667</text:p>
          </table:table-cell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85.4883333333333" calcext:value-type="float">
            <text:p>85.4883333333333</text:p>
          </table:table-cell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85.9425" calcext:value-type="float">
            <text:p>85.9425</text:p>
          </table:table-cell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86.3725" calcext:value-type="float">
            <text:p>86.3725</text:p>
          </table:table-cell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86.7883333333333" calcext:value-type="float">
            <text:p>86.7883333333333</text:p>
          </table:table-cell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87.1508333333333" calcext:value-type="float">
            <text:p>87.1508333333333</text:p>
          </table:table-cell>
        </table:table-row>
        <table:table-row table:style-name="ro1">
          <table:table-cell office:value-type="float" office:value="4.93333333333333" calcext:value-type="float">
            <text:p>4.93333333333333</text:p>
          </table:table-cell>
          <table:table-cell office:value-type="float" office:value="87.4891666666666" calcext:value-type="float">
            <text:p>87.4891666666666</text:p>
          </table:table-cell>
        </table:table-row>
        <table:table-row table:style-name="ro1">
          <table:table-cell office:value-type="float" office:value="5.03333333333333" calcext:value-type="float">
            <text:p>5.03333333333333</text:p>
          </table:table-cell>
          <table:table-cell office:value-type="float" office:value="87.8158333333333" calcext:value-type="float">
            <text:p>87.8158333333333</text:p>
          </table:table-cell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88.1316666666667" calcext:value-type="float">
            <text:p>88.1316666666667</text:p>
          </table:table-cell>
        </table:table-row>
        <table:table-row table:style-name="ro1">
          <table:table-cell office:value-type="float" office:value="5.23333333333333" calcext:value-type="float">
            <text:p>5.23333333333333</text:p>
          </table:table-cell>
          <table:table-cell office:value-type="float" office:value="88.4441666666667" calcext:value-type="float">
            <text:p>88.4441666666667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88.7541666666667" calcext:value-type="float">
            <text:p>88.7541666666667</text:p>
          </table:table-cell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89.0391666666667" calcext:value-type="float">
            <text:p>89.0391666666667</text:p>
          </table:table-cell>
        </table:table-row>
        <table:table-row table:style-name="ro1">
          <table:table-cell office:value-type="float" office:value="5.53333333333333" calcext:value-type="float">
            <text:p>5.53333333333333</text:p>
          </table:table-cell>
          <table:table-cell office:value-type="float" office:value="89.3433333333333" calcext:value-type="float">
            <text:p>89.3433333333333</text:p>
          </table:table-cell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89.6658333333333" calcext:value-type="float">
            <text:p>89.6658333333333</text:p>
          </table:table-cell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89.9975" calcext:value-type="float">
            <text:p>89.9975</text:p>
          </table:table-cell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90.2958333333333" calcext:value-type="float">
            <text:p>90.2958333333333</text:p>
          </table:table-cell>
        </table:table-row>
        <table:table-row table:style-name="ro1">
          <table:table-cell office:value-type="float" office:value="5.93333333333333" calcext:value-type="float">
            <text:p>5.93333333333333</text:p>
          </table:table-cell>
          <table:table-cell office:value-type="float" office:value="90.5816666666667" calcext:value-type="float">
            <text:p>90.5816666666667</text:p>
          </table:table-cell>
        </table:table-row>
        <table:table-row table:style-name="ro1">
          <table:table-cell office:value-type="float" office:value="6.03333333333333" calcext:value-type="float">
            <text:p>6.03333333333333</text:p>
          </table:table-cell>
          <table:table-cell office:value-type="float" office:value="90.91" calcext:value-type="float">
            <text:p>90.91</text:p>
          </table:table-cell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91.2358333333333" calcext:value-type="float">
            <text:p>91.2358333333333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91.5783333333333" calcext:value-type="float">
            <text:p>91.5783333333333</text:p>
          </table:table-cell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91.9191666666667" calcext:value-type="float">
            <text:p>91.9191666666667</text:p>
          </table:table-cell>
        </table:table-row>
        <table:table-row table:style-name="ro1">
          <table:table-cell office:value-type="float" office:value="6.43333333333333" calcext:value-type="float">
            <text:p>6.43333333333333</text:p>
          </table:table-cell>
          <table:table-cell office:value-type="float" office:value="92.2433333333333" calcext:value-type="float">
            <text:p>92.2433333333333</text:p>
          </table:table-cell>
        </table:table-row>
        <table:table-row table:style-name="ro1">
          <table:table-cell office:value-type="float" office:value="6.53333333333333" calcext:value-type="float">
            <text:p>6.53333333333333</text:p>
          </table:table-cell>
          <table:table-cell office:value-type="float" office:value="92.5741666666667" calcext:value-type="float">
            <text:p>92.5741666666667</text:p>
          </table:table-cell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92.8941666666667" calcext:value-type="float">
            <text:p>92.8941666666667</text:p>
          </table:table-cell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93.2566666666667" calcext:value-type="float">
            <text:p>93.2566666666667</text:p>
          </table:table-cell>
        </table:table-row>
        <table:table-row table:style-name="ro1">
          <table:table-cell office:value-type="float" office:value="6.83333333333333" calcext:value-type="float">
            <text:p>6.83333333333333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6.93333333333333" calcext:value-type="float">
            <text:p>6.93333333333333</text:p>
          </table:table-cell>
          <table:table-cell office:value-type="float" office:value="93.9341666666667" calcext:value-type="float">
            <text:p>93.9341666666667</text:p>
          </table:table-cell>
        </table:table-row>
        <table:table-row table:style-name="ro1">
          <table:table-cell office:value-type="float" office:value="7.03333333333333" calcext:value-type="float">
            <text:p>7.03333333333333</text:p>
          </table:table-cell>
          <table:table-cell office:value-type="float" office:value="94.2766666666667" calcext:value-type="float">
            <text:p>94.2766666666667</text:p>
          </table:table-cell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94.6183333333333" calcext:value-type="float">
            <text:p>94.6183333333333</text:p>
          </table:table-cell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94.9483333333333" calcext:value-type="float">
            <text:p>94.9483333333333</text:p>
          </table:table-cell>
        </table:table-row>
        <table:table-row table:style-name="ro1">
          <table:table-cell office:value-type="float" office:value="7.34166666666667" calcext:value-type="float">
            <text:p>7.34166666666667</text:p>
          </table:table-cell>
          <table:table-cell office:value-type="float" office:value="95.2558333333333" calcext:value-type="float">
            <text:p>95.2558333333333</text:p>
          </table:table-cell>
        </table:table-row>
        <table:table-row table:style-name="ro1">
          <table:table-cell office:value-type="float" office:value="7.44166666666667" calcext:value-type="float">
            <text:p>7.44166666666667</text:p>
          </table:table-cell>
          <table:table-cell office:value-type="float" office:value="95.545" calcext:value-type="float">
            <text:p>95.545</text:p>
          </table:table-cell>
        </table:table-row>
        <table:table-row table:style-name="ro1">
          <table:table-cell office:value-type="float" office:value="7.54166666666667" calcext:value-type="float">
            <text:p>7.54166666666667</text:p>
          </table:table-cell>
          <table:table-cell office:value-type="float" office:value="95.8266666666667" calcext:value-type="float">
            <text:p>95.8266666666667</text:p>
          </table:table-cell>
        </table:table-row>
        <table:table-row table:style-name="ro1">
          <table:table-cell office:value-type="float" office:value="7.64166666666667" calcext:value-type="float">
            <text:p>7.64166666666667</text:p>
          </table:table-cell>
          <table:table-cell office:value-type="float" office:value="96.0875" calcext:value-type="float">
            <text:p>96.0875</text:p>
          </table:table-cell>
        </table:table-row>
        <table:table-row table:style-name="ro1">
          <table:table-cell office:value-type="float" office:value="7.74166666666667" calcext:value-type="float">
            <text:p>7.74166666666667</text:p>
          </table:table-cell>
          <table:table-cell office:value-type="float" office:value="96.3275" calcext:value-type="float">
            <text:p>96.3275</text:p>
          </table:table-cell>
        </table:table-row>
        <table:table-row table:style-name="ro1">
          <table:table-cell office:value-type="float" office:value="7.84166666666667" calcext:value-type="float">
            <text:p>7.84166666666667</text:p>
          </table:table-cell>
          <table:table-cell office:value-type="float" office:value="96.5758333333333" calcext:value-type="float">
            <text:p>96.5758333333333</text:p>
          </table:table-cell>
        </table:table-row>
        <table:table-row table:style-name="ro1">
          <table:table-cell office:value-type="float" office:value="7.94166666666667" calcext:value-type="float">
            <text:p>7.94166666666667</text:p>
          </table:table-cell>
          <table:table-cell office:value-type="float" office:value="96.81" calcext:value-type="float">
            <text:p>96.81</text:p>
          </table:table-cell>
        </table:table-row>
        <table:table-row table:style-name="ro1">
          <table:table-cell office:value-type="float" office:value="8.04166666666667" calcext:value-type="float">
            <text:p>8.04166666666667</text:p>
          </table:table-cell>
          <table:table-cell office:value-type="float" office:value="97.0266666666667" calcext:value-type="float">
            <text:p>97.0266666666667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97.21" calcext:value-type="float">
            <text:p>97.21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97.4083333333333" calcext:value-type="float">
            <text:p>97.4083333333333</text:p>
          </table:table-cell>
        </table:table-row>
        <table:table-row table:style-name="ro1">
          <table:table-cell office:value-type="float" office:value="8.35833333333333" calcext:value-type="float">
            <text:p>8.35833333333333</text:p>
          </table:table-cell>
          <table:table-cell office:value-type="float" office:value="97.5991666666667" calcext:value-type="float">
            <text:p>97.5991666666667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97.8058333333333" calcext:value-type="float">
            <text:p>97.8058333333333</text:p>
          </table:table-cell>
        </table:table-row>
        <table:table-row table:style-name="ro1">
          <table:table-cell office:value-type="float" office:value="9.15833333333333" calcext:value-type="float">
            <text:p>9.15833333333333</text:p>
          </table:table-cell>
          <table:table-cell office:value-type="float" office:value="97.99" calcext:value-type="float">
            <text:p>97.99</text:p>
          </table:table-cell>
        </table:table-row>
        <table:table-row table:style-name="ro1">
          <table:table-cell office:value-type="float" office:value="9.70833333333333" calcext:value-type="float">
            <text:p>9.70833333333333</text:p>
          </table:table-cell>
          <table:table-cell office:value-type="float" office:value="98.17" calcext:value-type="float">
            <text:p>98.17</text:p>
          </table:table-cell>
        </table:table-row>
        <table:table-row table:style-name="ro1">
          <table:table-cell office:value-type="float" office:value="10.2583333333333" calcext:value-type="float">
            <text:p>10.2583333333333</text:p>
          </table:table-cell>
          <table:table-cell office:value-type="float" office:value="98.31" calcext:value-type="float">
            <text:p>98.31</text:p>
          </table:table-cell>
        </table:table-row>
        <table:table-row table:style-name="ro1">
          <table:table-cell office:value-type="float" office:value="10.8083333333333" calcext:value-type="float">
            <text:p>10.8083333333333</text:p>
          </table:table-cell>
          <table:table-cell office:value-type="float" office:value="98.4566666666667" calcext:value-type="float">
            <text:p>98.4566666666667</text:p>
          </table:table-cell>
        </table:table-row>
        <table:table-row table:style-name="ro1">
          <table:table-cell office:value-type="float" office:value="11.3583333333333" calcext:value-type="float">
            <text:p>11.3583333333333</text:p>
          </table:table-cell>
          <table:table-cell office:value-type="float" office:value="98.5641666666667" calcext:value-type="float">
            <text:p>98.5641666666667</text:p>
          </table:table-cell>
        </table:table-row>
        <table:table-row table:style-name="ro1">
          <table:table-cell office:value-type="float" office:value="11.9083333333333" calcext:value-type="float">
            <text:p>11.9083333333333</text:p>
          </table:table-cell>
          <table:table-cell office:value-type="float" office:value="98.6758333333333" calcext:value-type="float">
            <text:p>98.6758333333333</text:p>
          </table:table-cell>
        </table:table-row>
        <table:table-row table:style-name="ro1">
          <table:table-cell office:value-type="float" office:value="12.4583333333333" calcext:value-type="float">
            <text:p>12.4583333333333</text:p>
          </table:table-cell>
          <table:table-cell office:value-type="float" office:value="98.7591666666667" calcext:value-type="float">
            <text:p>98.7591666666667</text:p>
          </table:table-cell>
        </table:table-row>
        <table:table-row table:style-name="ro1">
          <table:table-cell office:value-type="float" office:value="13.0083333333333" calcext:value-type="float">
            <text:p>13.0083333333333</text:p>
          </table:table-cell>
          <table:table-cell office:value-type="float" office:value="98.8333333333333" calcext:value-type="float">
            <text:p>98.8333333333333</text:p>
          </table:table-cell>
        </table:table-row>
        <table:table-row table:style-name="ro1">
          <table:table-cell office:value-type="float" office:value="13.5583333333333" calcext:value-type="float">
            <text:p>13.5583333333333</text:p>
          </table:table-cell>
          <table:table-cell office:value-type="float" office:value="98.925" calcext:value-type="float">
            <text:p>98.925</text:p>
          </table:table-cell>
        </table:table-row>
        <table:table-row table:style-name="ro1">
          <table:table-cell office:value-type="float" office:value="14.1083333333333" calcext:value-type="float">
            <text:p>14.1083333333333</text:p>
          </table:table-cell>
          <table:table-cell office:value-type="float" office:value="98.9891666666667" calcext:value-type="float">
            <text:p>98.9891666666667</text:p>
          </table:table-cell>
        </table:table-row>
        <table:table-row table:style-name="ro1">
          <table:table-cell office:value-type="float" office:value="14.6583333333333" calcext:value-type="float">
            <text:p>14.6583333333333</text:p>
          </table:table-cell>
          <table:table-cell office:value-type="float" office:value="99.0425" calcext:value-type="float">
            <text:p>99.0425</text:p>
          </table:table-cell>
        </table:table-row>
        <table:table-row table:style-name="ro1">
          <table:table-cell office:value-type="float" office:value="15.4583333333333" calcext:value-type="float">
            <text:p>15.4583333333333</text:p>
          </table:table-cell>
          <table:table-cell office:value-type="float" office:value="99.0875" calcext:value-type="float">
            <text:p>99.0875</text:p>
          </table:table-cell>
        </table:table-row>
        <table:table-row table:style-name="ro1">
          <table:table-cell office:value-type="float" office:value="17.0083333333333" calcext:value-type="float">
            <text:p>17.0083333333333</text:p>
          </table:table-cell>
          <table:table-cell office:value-type="float" office:value="99.1516666666667" calcext:value-type="float">
            <text:p>99.1516666666667</text:p>
          </table:table-cell>
        </table:table-row>
        <table:table-row table:style-name="ro1">
          <table:table-cell office:value-type="float" office:value="18.8083333333333" calcext:value-type="float">
            <text:p>18.8083333333333</text:p>
          </table:table-cell>
          <table:table-cell office:value-type="float" office:value="99.1933333333333" calcext:value-type="float">
            <text:p>99.1933333333333</text:p>
          </table:table-cell>
        </table:table-row>
        <table:table-row table:style-name="ro1">
          <table:table-cell office:value-type="float" office:value="20.1083333333333" calcext:value-type="float">
            <text:p>20.1083333333333</text:p>
          </table:table-cell>
          <table:table-cell office:value-type="float" office:value="99.2491666666667" calcext:value-type="float">
            <text:p>99.2491666666667</text:p>
          </table:table-cell>
        </table:table-row>
        <table:table-row table:style-name="ro1">
          <table:table-cell office:value-type="float" office:value="29.325" calcext:value-type="float">
            <text:p>29.325</text:p>
          </table:table-cell>
          <table:table-cell office:value-type="float" office:value="99.2875" calcext:value-type="float">
            <text:p>99.2875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office:value-type="float" office:value="99.3166666666667" calcext:value-type="float">
            <text:p>99.3166666666667</text:p>
          </table:table-cell>
        </table:table-row>
        <table:table-row table:style-name="ro1">
          <table:table-cell office:value-type="float" office:value="39.3416666666667" calcext:value-type="float">
            <text:p>39.3416666666667</text:p>
          </table:table-cell>
          <table:table-cell office:value-type="float" office:value="99.3475" calcext:value-type="float">
            <text:p>99.3475</text:p>
          </table:table-cell>
        </table:table-row>
        <table:table-row table:style-name="ro1">
          <table:table-cell office:value-type="float" office:value="53.8916666666667" calcext:value-type="float">
            <text:p>53.8916666666667</text:p>
          </table:table-cell>
          <table:table-cell office:value-type="float" office:value="99.38" calcext:value-type="float">
            <text:p>99.38</text:p>
          </table:table-cell>
        </table:table-row>
        <table:table-row table:style-name="ro1">
          <table:table-cell office:value-type="float" office:value="57.025" calcext:value-type="float">
            <text:p>57.025</text:p>
          </table:table-cell>
          <table:table-cell office:value-type="float" office:value="99.41" calcext:value-type="float">
            <text:p>99.41</text:p>
          </table:table-cell>
        </table:table-row>
        <table:table-row table:style-name="ro1">
          <table:table-cell office:value-type="float" office:value="71.575" calcext:value-type="float">
            <text:p>71.575</text:p>
          </table:table-cell>
          <table:table-cell office:value-type="float" office:value="99.4391666666667" calcext:value-type="float">
            <text:p>99.4391666666667</text:p>
          </table:table-cell>
        </table:table-row>
        <table:table-row table:style-name="ro1">
          <table:table-cell office:value-type="float" office:value="71.625" calcext:value-type="float">
            <text:p>71.625</text:p>
          </table:table-cell>
          <table:table-cell office:value-type="float" office:value="99.465" calcext:value-type="float">
            <text:p>99.465</text:p>
          </table:table-cell>
        </table:table-row>
        <table:table-row table:style-name="ro1">
          <table:table-cell office:value-type="float" office:value="71.675" calcext:value-type="float">
            <text:p>71.675</text:p>
          </table:table-cell>
          <table:table-cell office:value-type="float" office:value="99.4808333333333" calcext:value-type="float">
            <text:p>99.4808333333333</text:p>
          </table:table-cell>
        </table:table-row>
        <table:table-row table:style-name="ro1">
          <table:table-cell office:value-type="float" office:value="71.725" calcext:value-type="float">
            <text:p>71.725</text:p>
          </table:table-cell>
          <table:table-cell office:value-type="float" office:value="99.5033333333333" calcext:value-type="float">
            <text:p>99.5033333333333</text:p>
          </table:table-cell>
        </table:table-row>
        <table:table-row table:style-name="ro1">
          <table:table-cell office:value-type="float" office:value="71.775" calcext:value-type="float">
            <text:p>71.775</text:p>
          </table:table-cell>
          <table:table-cell office:value-type="float" office:value="99.5216666666667" calcext:value-type="float">
            <text:p>99.5216666666667</text:p>
          </table:table-cell>
        </table:table-row>
        <table:table-row table:style-name="ro1">
          <table:table-cell office:value-type="float" office:value="71.825" calcext:value-type="float">
            <text:p>71.825</text:p>
          </table:table-cell>
          <table:table-cell office:value-type="float" office:value="99.535" calcext:value-type="float">
            <text:p>99.535</text:p>
          </table:table-cell>
        </table:table-row>
        <table:table-row table:style-name="ro1">
          <table:table-cell office:value-type="float" office:value="71.875" calcext:value-type="float">
            <text:p>71.875</text:p>
          </table:table-cell>
          <table:table-cell office:value-type="float" office:value="99.5516666666667" calcext:value-type="float">
            <text:p>99.5516666666667</text:p>
          </table:table-cell>
        </table:table-row>
        <table:table-row table:style-name="ro1">
          <table:table-cell office:value-type="float" office:value="71.925" calcext:value-type="float">
            <text:p>71.925</text:p>
          </table:table-cell>
          <table:table-cell office:value-type="float" office:value="99.5658333333333" calcext:value-type="float">
            <text:p>99.5658333333333</text:p>
          </table:table-cell>
        </table:table-row>
        <table:table-row table:style-name="ro1">
          <table:table-cell office:value-type="float" office:value="71.975" calcext:value-type="float">
            <text:p>71.975</text:p>
          </table:table-cell>
          <table:table-cell office:value-type="float" office:value="99.5941666666667" calcext:value-type="float">
            <text:p>99.5941666666667</text:p>
          </table:table-cell>
        </table:table-row>
        <table:table-row table:style-name="ro1">
          <table:table-cell office:value-type="float" office:value="72.175" calcext:value-type="float">
            <text:p>72.175</text:p>
          </table:table-cell>
          <table:table-cell office:value-type="float" office:value="99.6258333333333" calcext:value-type="float">
            <text:p>99.6258333333333</text:p>
          </table:table-cell>
        </table:table-row>
        <table:table-row table:style-name="ro1">
          <table:table-cell office:value-type="float" office:value="72.375" calcext:value-type="float">
            <text:p>72.375</text:p>
          </table:table-cell>
          <table:table-cell office:value-type="float" office:value="99.6458333333333" calcext:value-type="float">
            <text:p>99.6458333333333</text:p>
          </table:table-cell>
        </table:table-row>
        <table:table-row table:style-name="ro1">
          <table:table-cell office:value-type="float" office:value="72.575" calcext:value-type="float">
            <text:p>72.575</text:p>
          </table:table-cell>
          <table:table-cell office:value-type="float" office:value="99.6725" calcext:value-type="float">
            <text:p>99.67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9.7166666666667" calcext:value-type="float">
            <text:p>99.7166666666667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99.7475" calcext:value-type="float">
            <text:p>99.74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.7758333333333" calcext:value-type="float">
            <text:p>99.7758333333333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99.7925" calcext:value-type="float">
            <text:p>99.79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.8083333333333" calcext:value-type="float">
            <text:p>99.8083333333333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99.8266666666667" calcext:value-type="float">
            <text:p>99.8266666666667</text:p>
          </table:table-cell>
        </table:table-row>
        <table:table-row table:style-name="ro1">
          <table:table-cell office:value-type="float" office:value="76.0833333333333" calcext:value-type="float">
            <text:p>76.0833333333333</text:p>
          </table:table-cell>
          <table:table-cell office:value-type="float" office:value="99.835" calcext:value-type="float">
            <text:p>99.835</text:p>
          </table:table-cell>
        </table:table-row>
        <table:table-row table:style-name="ro1">
          <table:table-cell office:value-type="float" office:value="76.5833333333333" calcext:value-type="float">
            <text:p>76.5833333333333</text:p>
          </table:table-cell>
          <table:table-cell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77.0833333333333" calcext:value-type="float">
            <text:p>77.0833333333333</text:p>
          </table:table-cell>
          <table:table-cell office:value-type="float" office:value="99.8541666666667" calcext:value-type="float">
            <text:p>99.8541666666667</text:p>
          </table:table-cell>
        </table:table-row>
        <table:table-row table:style-name="ro1">
          <table:table-cell office:value-type="float" office:value="77.6666666666667" calcext:value-type="float">
            <text:p>77.6666666666667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78.25" calcext:value-type="float">
            <text:p>78.25</text:p>
          </table:table-cell>
          <table:table-cell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79.0833333333333" calcext:value-type="float">
            <text:p>79.0833333333333</text:p>
          </table:table-cell>
          <table:table-cell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79.9166666666667" calcext:value-type="float">
            <text:p>79.9166666666667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80.5833333333333" calcext:value-type="float">
            <text:p>80.5833333333333</text:p>
          </table:table-cell>
          <table:table-cell office:value-type="float" office:value="99.8858333333333" calcext:value-type="float">
            <text:p>99.8858333333333</text:p>
          </table:table-cell>
        </table:table-row>
        <table:table-row table:style-name="ro1">
          <table:table-cell office:value-type="float" office:value="81.8333333333333" calcext:value-type="float">
            <text:p>81.8333333333333</text:p>
          </table:table-cell>
          <table:table-cell office:value-type="float" office:value="99.8925" calcext:value-type="float">
            <text:p>99.8925</text:p>
          </table:table-cell>
        </table:table-row>
        <table:table-row table:style-name="ro1">
          <table:table-cell office:value-type="float" office:value="82.6666666666667" calcext:value-type="float">
            <text:p>82.6666666666667</text:p>
          </table:table-cell>
          <table:table-cell office:value-type="float" office:value="99.8991666666667" calcext:value-type="float">
            <text:p>99.8991666666667</text:p>
          </table:table-cell>
        </table:table-row>
        <table:table-row table:style-name="ro1">
          <table:table-cell office:value-type="float" office:value="83.6666666666667" calcext:value-type="float">
            <text:p>83.6666666666667</text:p>
          </table:table-cell>
          <table:table-cell office:value-type="float" office:value="99.9041666666667" calcext:value-type="float">
            <text:p>99.9041666666667</text:p>
          </table:table-cell>
        </table:table-row>
        <table:table-row table:style-name="ro1">
          <table:table-cell office:value-type="float" office:value="84.8333333333333" calcext:value-type="float">
            <text:p>84.8333333333333</text:p>
          </table:table-cell>
          <table:table-cell office:value-type="float" office:value="99.9108333333333" calcext:value-type="float">
            <text:p>99.9108333333333</text:p>
          </table:table-cell>
        </table:table-row>
        <table:table-row table:style-name="ro1">
          <table:table-cell office:value-type="float" office:value="85.8333333333333" calcext:value-type="float">
            <text:p>85.8333333333333</text:p>
          </table:table-cell>
          <table:table-cell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86.8333333333333" calcext:value-type="float">
            <text:p>86.8333333333333</text:p>
          </table:table-cell>
          <table:table-cell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9258333333333" calcext:value-type="float">
            <text:p>99.9258333333333</text:p>
          </table:table-cell>
        </table:table-row>
        <table:table-row table:style-name="ro1">
          <table:table-cell office:value-type="float" office:value="89.3333333333333" calcext:value-type="float">
            <text:p>89.3333333333333</text:p>
          </table:table-cell>
          <table:table-cell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91.0833333333333" calcext:value-type="float">
            <text:p>91.0833333333333</text:p>
          </table:table-cell>
          <table:table-cell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92.0833333333333" calcext:value-type="float">
            <text:p>92.0833333333333</text:p>
          </table:table-cell>
          <table:table-cell office:value-type="float" office:value="99.9391666666667" calcext:value-type="float">
            <text:p>99.9391666666667</text:p>
          </table:table-cell>
        </table:table-row>
        <table:table-row table:style-name="ro1">
          <table:table-cell office:value-type="float" office:value="94.5833333333333" calcext:value-type="float">
            <text:p>94.5833333333333</text:p>
          </table:table-cell>
          <table:table-cell office:value-type="float" office:value="99.9441666666667" calcext:value-type="float">
            <text:p>99.9441666666667</text:p>
          </table:table-cell>
        </table:table-row>
        <table:table-row table:style-name="ro1">
          <table:table-cell office:value-type="float" office:value="96.8333333333333" calcext:value-type="float">
            <text:p>96.8333333333333</text:p>
          </table:table-cell>
          <table:table-cell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98.0833333333333" calcext:value-type="float">
            <text:p>98.0833333333333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00.833333333333" calcext:value-type="float">
            <text:p>100.833333333333</text:p>
          </table:table-cell>
          <table:table-cell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99.9591666666667" calcext:value-type="float">
            <text:p>99.9591666666667</text:p>
          </table:table-cell>
        </table:table-row>
        <table:table-row table:style-name="ro1">
          <table:table-cell office:value-type="float" office:value="104.25" calcext:value-type="float">
            <text:p>104.25</text:p>
          </table:table-cell>
          <table:table-cell office:value-type="float" office:value="99.9625" calcext:value-type="float">
            <text:p>99.9625</text:p>
          </table:table-cell>
        </table:table-row>
        <table:table-row table:style-name="ro1">
          <table:table-cell office:value-type="float" office:value="108.75" calcext:value-type="float">
            <text:p>108.75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13.833333333333" calcext:value-type="float">
            <text:p>113.833333333333</text:p>
          </table:table-cell>
          <table:table-cell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16.916666666667" calcext:value-type="float">
            <text:p>116.916666666667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25.333333333333" calcext:value-type="float">
            <text:p>125.333333333333</text:p>
          </table:table-cell>
          <table:table-cell office:value-type="float" office:value="99.9808333333333" calcext:value-type="float">
            <text:p>99.9808333333333</text:p>
          </table:table-cell>
        </table:table-row>
        <table:table-row table:style-name="ro1">
          <table:table-cell office:value-type="float" office:value="129.25" calcext:value-type="float">
            <text:p>129.25</text:p>
          </table:table-cell>
          <table:table-cell office:value-type="float" office:value="99.9841666666667" calcext:value-type="float">
            <text:p>99.9841666666667</text:p>
          </table:table-cell>
        </table:table-row>
        <table:table-row table:style-name="ro1">
          <table:table-cell office:value-type="float" office:value="137.333333333333" calcext:value-type="float">
            <text:p>137.333333333333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77.166666666667" calcext:value-type="float">
            <text:p>177.166666666667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82.583333333333" calcext:value-type="float">
            <text:p>182.583333333333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88.25" calcext:value-type="float">
            <text:p>188.25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92.916666666667" calcext:value-type="float">
            <text:p>192.91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97.083333333333" calcext:value-type="float">
            <text:p>197.083333333333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00.416666666667" calcext:value-type="float">
            <text:p>200.416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03.75" calcext:value-type="float">
            <text:p>203.7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04.583333333333" calcext:value-type="float">
            <text:p>204.58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10.416666666667" calcext:value-type="float">
            <text:p>210.41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19.583333333333" calcext:value-type="float">
            <text:p>219.58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.06916666666667" calcext:value-type="float">
            <text:p>1.06916666666667</text:p>
          </table:table-cell>
          <table:table-cell office:value-type="float" office:value="0.0266666666666667" calcext:value-type="float">
            <text:p>0.026666666666667</text:p>
          </table:table-cell>
        </table:table-row>
        <table:table-row table:style-name="ro1">
          <table:table-cell office:value-type="float" office:value="1.1325" calcext:value-type="float">
            <text:p>1.1325</text:p>
          </table:table-cell>
          <table:table-cell office:value-type="float" office:value="0.228333333333333" calcext:value-type="float">
            <text:p>0.228333333333333</text:p>
          </table:table-cell>
        </table:table-row>
        <table:table-row table:style-name="ro1">
          <table:table-cell office:value-type="float" office:value="1.1925" calcext:value-type="float">
            <text:p>1.1925</text:p>
          </table:table-cell>
          <table:table-cell office:value-type="float" office:value="1.16166666666667" calcext:value-type="float">
            <text:p>1.1616666666666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.48166666666667" calcext:value-type="float">
            <text:p>3.48166666666667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7.29666666666667" calcext:value-type="float">
            <text:p>7.29666666666667</text:p>
          </table:table-cell>
        </table:table-row>
        <table:table-row table:style-name="ro1">
          <table:table-cell office:value-type="float" office:value="1.3825" calcext:value-type="float">
            <text:p>1.3825</text:p>
          </table:table-cell>
          <table:table-cell office:value-type="float" office:value="12.3416666666667" calcext:value-type="float">
            <text:p>12.3416666666667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8.3491666666667" calcext:value-type="float">
            <text:p>18.3491666666667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25.0225" calcext:value-type="float">
            <text:p>25.022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32.0491666666667" calcext:value-type="float">
            <text:p>32.0491666666667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38.8325" calcext:value-type="float">
            <text:p>38.832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45.0283333333333" calcext:value-type="float">
            <text:p>45.0283333333333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50.3975" calcext:value-type="float">
            <text:p>50.3975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54.9183333333333" calcext:value-type="float">
            <text:p>54.9183333333333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58.8758333333333" calcext:value-type="float">
            <text:p>58.8758333333333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62.0208333333333" calcext:value-type="float">
            <text:p>62.020833333333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64.7241666666667" calcext:value-type="float">
            <text:p>64.7241666666667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66.9775" calcext:value-type="float">
            <text:p>66.9775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68.85" calcext:value-type="float">
            <text:p>68.85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70.4725" calcext:value-type="float">
            <text:p>70.4725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71.8283333333333" calcext:value-type="float">
            <text:p>71.828333333333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73.0258333333333" calcext:value-type="float">
            <text:p>73.0258333333333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74.0741666666667" calcext:value-type="float">
            <text:p>74.0741666666667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74.9841666666667" calcext:value-type="float">
            <text:p>74.9841666666667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75.8041666666667" calcext:value-type="float">
            <text:p>75.8041666666667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76.5408333333333" calcext:value-type="float">
            <text:p>76.5408333333333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77.2133333333333" calcext:value-type="float">
            <text:p>77.2133333333333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77.8566666666667" calcext:value-type="float">
            <text:p>77.8566666666667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78.4716666666667" calcext:value-type="float">
            <text:p>78.4716666666667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79.1041666666667" calcext:value-type="float">
            <text:p>79.1041666666667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79.7158333333333" calcext:value-type="float">
            <text:p>79.7158333333333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80.3116666666667" calcext:value-type="float">
            <text:p>80.3116666666667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80.9458333333333" calcext:value-type="float">
            <text:p>80.9458333333333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81.5825" calcext:value-type="float">
            <text:p>81.5825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82.2158333333333" calcext:value-type="float">
            <text:p>82.2158333333333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82.9025" calcext:value-type="float">
            <text:p>82.9025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83.5391666666667" calcext:value-type="float">
            <text:p>83.5391666666667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84.1833333333333" calcext:value-type="float">
            <text:p>84.1833333333333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84.85" calcext:value-type="float">
            <text:p>84.85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85.5091666666667" calcext:value-type="float">
            <text:p>85.5091666666667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86.1608333333333" calcext:value-type="float">
            <text:p>86.1608333333333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86.7991666666667" calcext:value-type="float">
            <text:p>86.7991666666667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87.9866666666667" calcext:value-type="float">
            <text:p>87.9866666666667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88.5716666666667" calcext:value-type="float">
            <text:p>88.5716666666667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89.1325" calcext:value-type="float">
            <text:p>89.1325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89.6741666666667" calcext:value-type="float">
            <text:p>89.6741666666667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90.2291666666667" calcext:value-type="float">
            <text:p>90.2291666666667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91.2133333333333" calcext:value-type="float">
            <text:p>91.2133333333333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91.7058333333334" calcext:value-type="float">
            <text:p>91.7058333333334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92.1791666666667" calcext:value-type="float">
            <text:p>92.1791666666667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92.6316666666667" calcext:value-type="float">
            <text:p>92.6316666666667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93.0775" calcext:value-type="float">
            <text:p>93.0775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93.4691666666667" calcext:value-type="float">
            <text:p>93.4691666666667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93.9016666666667" calcext:value-type="float">
            <text:p>93.9016666666667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94.2866666666667" calcext:value-type="float">
            <text:p>94.2866666666667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94.65" calcext:value-type="float">
            <text:p>94.65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94.99" calcext:value-type="float">
            <text:p>94.99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95.2966666666667" calcext:value-type="float">
            <text:p>95.2966666666667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95.5891666666667" calcext:value-type="float">
            <text:p>95.5891666666667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95.8758333333333" calcext:value-type="float">
            <text:p>95.8758333333333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96.1233333333333" calcext:value-type="float">
            <text:p>96.1233333333333</text:p>
          </table:table-cell>
        </table:table-row>
        <table:table-row table:style-name="ro1">
          <table:table-cell office:value-type="float" office:value="7.075" calcext:value-type="float">
            <text:p>7.075</text:p>
          </table:table-cell>
          <table:table-cell office:value-type="float" office:value="96.3658333333333" calcext:value-type="float">
            <text:p>96.3658333333333</text:p>
          </table:table-cell>
        </table:table-row>
        <table:table-row table:style-name="ro1">
          <table:table-cell office:value-type="float" office:value="7.175" calcext:value-type="float">
            <text:p>7.175</text:p>
          </table:table-cell>
          <table:table-cell office:value-type="float" office:value="96.5875" calcext:value-type="float">
            <text:p>96.5875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96.7825" calcext:value-type="float">
            <text:p>96.7825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96.9766666666667" calcext:value-type="float">
            <text:p>96.9766666666667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97.145" calcext:value-type="float">
            <text:p>97.145</text:p>
          </table:table-cell>
        </table:table-row>
        <table:table-row table:style-name="ro1">
          <table:table-cell office:value-type="float" office:value="7.575" calcext:value-type="float">
            <text:p>7.575</text:p>
          </table:table-cell>
          <table:table-cell office:value-type="float" office:value="97.2908333333333" calcext:value-type="float">
            <text:p>97.2908333333333</text:p>
          </table:table-cell>
        </table:table-row>
        <table:table-row table:style-name="ro1">
          <table:table-cell office:value-type="float" office:value="7.675" calcext:value-type="float">
            <text:p>7.675</text:p>
          </table:table-cell>
          <table:table-cell office:value-type="float" office:value="97.4516666666667" calcext:value-type="float">
            <text:p>97.4516666666667</text:p>
          </table:table-cell>
        </table:table-row>
        <table:table-row table:style-name="ro1">
          <table:table-cell office:value-type="float" office:value="7.775" calcext:value-type="float">
            <text:p>7.775</text:p>
          </table:table-cell>
          <table:table-cell office:value-type="float" office:value="97.5991666666667" calcext:value-type="float">
            <text:p>97.5991666666667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97.7366666666667" calcext:value-type="float">
            <text:p>97.7366666666667</text:p>
          </table:table-cell>
        </table:table-row>
        <table:table-row table:style-name="ro1">
          <table:table-cell office:value-type="float" office:value="7.975" calcext:value-type="float">
            <text:p>7.975</text:p>
          </table:table-cell>
          <table:table-cell office:value-type="float" office:value="97.8325" calcext:value-type="float">
            <text:p>97.832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97.9525" calcext:value-type="float">
            <text:p>97.9525</text:p>
          </table:table-cell>
        </table:table-row>
        <table:table-row table:style-name="ro1">
          <table:table-cell office:value-type="float" office:value="8.175" calcext:value-type="float">
            <text:p>8.175</text:p>
          </table:table-cell>
          <table:table-cell office:value-type="float" office:value="98.0658333333333" calcext:value-type="float">
            <text:p>98.0658333333333</text:p>
          </table:table-cell>
        </table:table-row>
        <table:table-row table:style-name="ro1">
          <table:table-cell office:value-type="float" office:value="8.275" calcext:value-type="float">
            <text:p>8.275</text:p>
          </table:table-cell>
          <table:table-cell office:value-type="float" office:value="98.1691666666667" calcext:value-type="float">
            <text:p>98.1691666666667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98.2691666666667" calcext:value-type="float">
            <text:p>98.2691666666667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98.355" calcext:value-type="float">
            <text:p>98.355</text:p>
          </table:table-cell>
        </table:table-row>
        <table:table-row table:style-name="ro1">
          <table:table-cell office:value-type="float" office:value="8.575" calcext:value-type="float">
            <text:p>8.575</text:p>
          </table:table-cell>
          <table:table-cell office:value-type="float" office:value="98.4483333333333" calcext:value-type="float">
            <text:p>98.4483333333333</text:p>
          </table:table-cell>
        </table:table-row>
        <table:table-row table:style-name="ro1">
          <table:table-cell office:value-type="float" office:value="8.68333333333333" calcext:value-type="float">
            <text:p>8.68333333333333</text:p>
          </table:table-cell>
          <table:table-cell office:value-type="float" office:value="98.525" calcext:value-type="float">
            <text:p>98.525</text:p>
          </table:table-cell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98.6658333333333" calcext:value-type="float">
            <text:p>98.6658333333333</text:p>
          </table:table-cell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98.7241666666667" calcext:value-type="float">
            <text:p>98.7241666666667</text:p>
          </table:table-cell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98.7766666666667" calcext:value-type="float">
            <text:p>98.7766666666667</text:p>
          </table:table-cell>
        </table:table-row>
        <table:table-row table:style-name="ro1">
          <table:table-cell office:value-type="float" office:value="9.18333333333333" calcext:value-type="float">
            <text:p>9.18333333333333</text:p>
          </table:table-cell>
          <table:table-cell office:value-type="float" office:value="98.8366666666667" calcext:value-type="float">
            <text:p>98.8366666666667</text:p>
          </table:table-cell>
        </table:table-row>
        <table:table-row table:style-name="ro1">
          <table:table-cell office:value-type="float" office:value="9.28333333333333" calcext:value-type="float">
            <text:p>9.28333333333333</text:p>
          </table:table-cell>
          <table:table-cell office:value-type="float" office:value="98.8825" calcext:value-type="float">
            <text:p>98.8825</text:p>
          </table:table-cell>
        </table:table-row>
        <table:table-row table:style-name="ro1">
          <table:table-cell office:value-type="float" office:value="9.38333333333333" calcext:value-type="float">
            <text:p>9.38333333333333</text:p>
          </table:table-cell>
          <table:table-cell office:value-type="float" office:value="98.9175" calcext:value-type="float">
            <text:p>98.9175</text:p>
          </table:table-cell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98.9641666666667" calcext:value-type="float">
            <text:p>98.9641666666667</text:p>
          </table:table-cell>
        </table:table-row>
        <table:table-row table:style-name="ro1">
          <table:table-cell office:value-type="float" office:value="9.58333333333333" calcext:value-type="float">
            <text:p>9.58333333333333</text:p>
          </table:table-cell>
          <table:table-cell office:value-type="float" office:value="99.0208333333333" calcext:value-type="float">
            <text:p>99.0208333333333</text:p>
          </table:table-cell>
        </table:table-row>
        <table:table-row table:style-name="ro1">
          <table:table-cell office:value-type="float" office:value="9.83333333333333" calcext:value-type="float">
            <text:p>9.83333333333333</text:p>
          </table:table-cell>
          <table:table-cell office:value-type="float" office:value="99.105" calcext:value-type="float">
            <text:p>99.105</text:p>
          </table:table-cell>
        </table:table-row>
        <table:table-row table:style-name="ro1">
          <table:table-cell office:value-type="float" office:value="10.3833333333333" calcext:value-type="float">
            <text:p>10.3833333333333</text:p>
          </table:table-cell>
          <table:table-cell office:value-type="float" office:value="99.1916666666667" calcext:value-type="float">
            <text:p>99.1916666666667</text:p>
          </table:table-cell>
        </table:table-row>
        <table:table-row table:style-name="ro1">
          <table:table-cell office:value-type="float" office:value="10.9333333333333" calcext:value-type="float">
            <text:p>10.9333333333333</text:p>
          </table:table-cell>
          <table:table-cell office:value-type="float" office:value="99.2641666666666" calcext:value-type="float">
            <text:p>99.2641666666666</text:p>
          </table:table-cell>
        </table:table-row>
        <table:table-row table:style-name="ro1">
          <table:table-cell office:value-type="float" office:value="11.4833333333333" calcext:value-type="float">
            <text:p>11.4833333333333</text:p>
          </table:table-cell>
          <table:table-cell office:value-type="float" office:value="99.32" calcext:value-type="float">
            <text:p>99.32</text:p>
          </table:table-cell>
        </table:table-row>
        <table:table-row table:style-name="ro1">
          <table:table-cell office:value-type="float" office:value="12.0333333333333" calcext:value-type="float">
            <text:p>12.0333333333333</text:p>
          </table:table-cell>
          <table:table-cell office:value-type="float" office:value="99.3675" calcext:value-type="float">
            <text:p>99.3675</text:p>
          </table:table-cell>
        </table:table-row>
        <table:table-row table:style-name="ro1">
          <table:table-cell office:value-type="float" office:value="12.5833333333333" calcext:value-type="float">
            <text:p>12.5833333333333</text:p>
          </table:table-cell>
          <table:table-cell office:value-type="float" office:value="99.4141666666667" calcext:value-type="float">
            <text:p>99.4141666666667</text:p>
          </table:table-cell>
        </table:table-row>
        <table:table-row table:style-name="ro1">
          <table:table-cell office:value-type="float" office:value="13.2083333333333" calcext:value-type="float">
            <text:p>13.2083333333333</text:p>
          </table:table-cell>
          <table:table-cell office:value-type="float" office:value="99.4591666666667" calcext:value-type="float">
            <text:p>99.4591666666667</text:p>
          </table:table-cell>
        </table:table-row>
        <table:table-row table:style-name="ro1">
          <table:table-cell office:value-type="float" office:value="13.9083333333333" calcext:value-type="float">
            <text:p>13.9083333333333</text:p>
          </table:table-cell>
          <table:table-cell office:value-type="float" office:value="99.5283333333333" calcext:value-type="float">
            <text:p>99.5283333333333</text:p>
          </table:table-cell>
        </table:table-row>
        <table:table-row table:style-name="ro1">
          <table:table-cell office:value-type="float" office:value="14.8333333333333" calcext:value-type="float">
            <text:p>14.8333333333333</text:p>
          </table:table-cell>
          <table:table-cell office:value-type="float" office:value="99.5908333333333" calcext:value-type="float">
            <text:p>99.5908333333333</text:p>
          </table:table-cell>
        </table:table-row>
        <table:table-row table:style-name="ro1">
          <table:table-cell office:value-type="float" office:value="15.9166666666667" calcext:value-type="float">
            <text:p>15.9166666666667</text:p>
          </table:table-cell>
          <table:table-cell office:value-type="float" office:value="99.6475" calcext:value-type="float">
            <text:p>99.6475</text:p>
          </table:table-cell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99.6791666666667" calcext:value-type="float">
            <text:p>99.6791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7191666666667" calcext:value-type="float">
            <text:p>99.7191666666667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99.7383333333333" calcext:value-type="float">
            <text:p>99.7383333333333</text:p>
          </table:table-cell>
        </table:table-row>
        <table:table-row table:style-name="ro1">
          <table:table-cell office:value-type="float" office:value="21.0833333333333" calcext:value-type="float">
            <text:p>21.0833333333333</text:p>
          </table:table-cell>
          <table:table-cell office:value-type="float" office:value="99.7616666666667" calcext:value-type="float">
            <text:p>99.7616666666667</text:p>
          </table:table-cell>
        </table:table-row>
        <table:table-row table:style-name="ro1">
          <table:table-cell office:value-type="float" office:value="23.0833333333333" calcext:value-type="float">
            <text:p>23.0833333333333</text:p>
          </table:table-cell>
          <table:table-cell office:value-type="float" office:value="99.7833333333334" calcext:value-type="float">
            <text:p>99.7833333333334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33.3333333333333" calcext:value-type="float">
            <text:p>33.3333333333333</text:p>
          </table:table-cell>
          <table:table-cell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39.3333333333333" calcext:value-type="float">
            <text:p>39.3333333333333</text:p>
          </table:table-cell>
          <table:table-cell office:value-type="float" office:value="99.8308333333334" calcext:value-type="float">
            <text:p>99.8308333333334</text:p>
          </table:table-cell>
        </table:table-row>
        <table:table-row table:style-name="ro1">
          <table:table-cell office:value-type="float" office:value="45.1666666666667" calcext:value-type="float">
            <text:p>45.1666666666667</text:p>
          </table:table-cell>
          <table:table-cell office:value-type="float" office:value="99.8391666666667" calcext:value-type="float">
            <text:p>99.8391666666667</text:p>
          </table:table-cell>
        </table:table-row>
        <table:table-row table:style-name="ro1">
          <table:table-cell office:value-type="float" office:value="52.4166666666667" calcext:value-type="float">
            <text:p>52.4166666666667</text:p>
          </table:table-cell>
          <table:table-cell office:value-type="float" office:value="99.8475" calcext:value-type="float">
            <text:p>99.8475</text:p>
          </table:table-cell>
        </table:table-row>
        <table:table-row table:style-name="ro1">
          <table:table-cell office:value-type="float" office:value="62.6666666666667" calcext:value-type="float">
            <text:p>62.6666666666667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99.8641666666667" calcext:value-type="float">
            <text:p>99.8641666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8758333333333" calcext:value-type="float">
            <text:p>99.8758333333333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99.8808333333333" calcext:value-type="float">
            <text:p>99.8808333333333</text:p>
          </table:table-cell>
        </table:table-row>
        <table:table-row table:style-name="ro1">
          <table:table-cell office:value-type="float" office:value="67.0833333333333" calcext:value-type="float">
            <text:p>67.0833333333333</text:p>
          </table:table-cell>
          <table:table-cell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68.6666666666667" calcext:value-type="float">
            <text:p>68.6666666666667</text:p>
          </table:table-cell>
          <table:table-cell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69.5833333333333" calcext:value-type="float">
            <text:p>69.5833333333333</text:p>
          </table:table-cell>
          <table:table-cell office:value-type="float" office:value="99.8975" calcext:value-type="float">
            <text:p>99.8975</text:p>
          </table:table-cell>
        </table:table-row>
        <table:table-row table:style-name="ro1">
          <table:table-cell office:value-type="float" office:value="70.4166666666667" calcext:value-type="float">
            <text:p>70.4166666666667</text:p>
          </table:table-cell>
          <table:table-cell office:value-type="float" office:value="99.9025" calcext:value-type="float">
            <text:p>99.90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9075" calcext:value-type="float">
            <text:p>99.9075</text:p>
          </table:table-cell>
        </table:table-row>
        <table:table-row table:style-name="ro1">
          <table:table-cell office:value-type="float" office:value="72.5833333333333" calcext:value-type="float">
            <text:p>72.5833333333333</text:p>
          </table:table-cell>
          <table:table-cell office:value-type="float" office:value="99.9125" calcext:value-type="float">
            <text:p>99.9125</text:p>
          </table:table-cell>
        </table:table-row>
        <table:table-row table:style-name="ro1">
          <table:table-cell office:value-type="float" office:value="73.8333333333333" calcext:value-type="float">
            <text:p>73.8333333333333</text:p>
          </table:table-cell>
          <table:table-cell office:value-type="float" office:value="99.9166666666667" calcext:value-type="float">
            <text:p>99.9166666666667</text:p>
          </table:table-cell>
        </table:table-row>
        <table:table-row table:style-name="ro1">
          <table:table-cell office:value-type="float" office:value="74.5833333333333" calcext:value-type="float">
            <text:p>74.5833333333333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78.1666666666667" calcext:value-type="float">
            <text:p>78.1666666666667</text:p>
          </table:table-cell>
          <table:table-cell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79.25" calcext:value-type="float">
            <text:p>79.25</text:p>
          </table:table-cell>
          <table:table-cell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80.25" calcext:value-type="float">
            <text:p>80.25</text:p>
          </table:table-cell>
          <table:table-cell office:value-type="float" office:value="99.9408333333333" calcext:value-type="float">
            <text:p>99.9408333333333</text:p>
          </table:table-cell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85.1666666666667" calcext:value-type="float">
            <text:p>85.1666666666667</text:p>
          </table:table-cell>
          <table:table-cell office:value-type="float" office:value="99.9491666666667" calcext:value-type="float">
            <text:p>99.9491666666667</text:p>
          </table:table-cell>
        </table:table-row>
        <table:table-row table:style-name="ro1">
          <table:table-cell office:value-type="float" office:value="88.0833333333333" calcext:value-type="float">
            <text:p>88.0833333333333</text:p>
          </table:table-cell>
          <table:table-cell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91.1666666666667" calcext:value-type="float">
            <text:p>91.1666666666667</text:p>
          </table:table-cell>
          <table:table-cell office:value-type="float" office:value="99.9575" calcext:value-type="float">
            <text:p>99.9575</text:p>
          </table:table-cell>
        </table:table-row>
        <table:table-row table:style-name="ro1">
          <table:table-cell office:value-type="float" office:value="94.25" calcext:value-type="float">
            <text:p>94.25</text:p>
          </table:table-cell>
          <table:table-cell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97.3333333333333" calcext:value-type="float">
            <text:p>97.3333333333333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18.666666666667" calcext:value-type="float">
            <text:p>118.666666666667</text:p>
          </table:table-cell>
          <table:table-cell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21.75" calcext:value-type="float">
            <text:p>121.75</text:p>
          </table:table-cell>
          <table:table-cell office:value-type="float" office:value="99.9791666666667" calcext:value-type="float">
            <text:p>99.9791666666667</text:p>
          </table:table-cell>
        </table:table-row>
        <table:table-row table:style-name="ro1">
          <table:table-cell office:value-type="float" office:value="127.833333333333" calcext:value-type="float">
            <text:p>127.833333333333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99.9841666666667" calcext:value-type="float">
            <text:p>99.9841666666667</text:p>
          </table:table-cell>
        </table:table-row>
        <table:table-row table:style-name="ro1">
          <table:table-cell office:value-type="float" office:value="144.583333333333" calcext:value-type="float">
            <text:p>144.583333333333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52.75" calcext:value-type="float">
            <text:p>152.75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70.333333333333" calcext:value-type="float">
            <text:p>170.333333333333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70.833333333333" calcext:value-type="float">
            <text:p>170.833333333333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71.25" calcext:value-type="float">
            <text:p>171.25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72.083333333333" calcext:value-type="float">
            <text:p>172.083333333333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72.916666666667" calcext:value-type="float">
            <text:p>172.916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73.75" calcext:value-type="float">
            <text:p>173.7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74.583333333333" calcext:value-type="float">
            <text:p>174.58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80.416666666667" calcext:value-type="float">
            <text:p>180.41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86.25" calcext:value-type="float">
            <text:p>186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.0375" calcext:value-type="float">
            <text:p>1.0375</text:p>
          </table:table-cell>
          <table:table-cell office:value-type="float" office:value="0.0291666666666667" calcext:value-type="float">
            <text:p>0.029166666666667</text:p>
          </table:table-cell>
        </table:table-row>
        <table:table-row table:style-name="ro1">
          <table:table-cell office:value-type="float" office:value="1.09916666666667" calcext:value-type="float">
            <text:p>1.09916666666667</text:p>
          </table:table-cell>
          <table:table-cell office:value-type="float" office:value="0.229166666666667" calcext:value-type="float">
            <text:p>0.229166666666667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1.09916666666667" calcext:value-type="float">
            <text:p>1.09916666666667</text:p>
          </table:table-cell>
        </table:table-row>
        <table:table-row table:style-name="ro1">
          <table:table-cell office:value-type="float" office:value="1.21083333333333" calcext:value-type="float">
            <text:p>1.21083333333333</text:p>
          </table:table-cell>
          <table:table-cell office:value-type="float" office:value="3.065" calcext:value-type="float">
            <text:p>3.065</text:p>
          </table:table-cell>
        </table:table-row>
        <table:table-row table:style-name="ro1">
          <table:table-cell office:value-type="float" office:value="1.2675" calcext:value-type="float">
            <text:p>1.2675</text:p>
          </table:table-cell>
          <table:table-cell office:value-type="float" office:value="6.36583333333333" calcext:value-type="float">
            <text:p>6.36583333333333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0.4891666666667" calcext:value-type="float">
            <text:p>10.4891666666667</text:p>
          </table:table-cell>
        </table:table-row>
        <table:table-row table:style-name="ro1">
          <table:table-cell office:value-type="float" office:value="1.3775" calcext:value-type="float">
            <text:p>1.3775</text:p>
          </table:table-cell>
          <table:table-cell office:value-type="float" office:value="14.9866666666667" calcext:value-type="float">
            <text:p>14.9866666666667</text:p>
          </table:table-cell>
        </table:table-row>
        <table:table-row table:style-name="ro1">
          <table:table-cell office:value-type="float" office:value="1.4325" calcext:value-type="float">
            <text:p>1.4325</text:p>
          </table:table-cell>
          <table:table-cell office:value-type="float" office:value="19.235" calcext:value-type="float">
            <text:p>19.235</text:p>
          </table:table-cell>
        </table:table-row>
        <table:table-row table:style-name="ro1">
          <table:table-cell office:value-type="float" office:value="1.4875" calcext:value-type="float">
            <text:p>1.4875</text:p>
          </table:table-cell>
          <table:table-cell office:value-type="float" office:value="23.1475" calcext:value-type="float">
            <text:p>23.1475</text:p>
          </table:table-cell>
        </table:table-row>
        <table:table-row table:style-name="ro1">
          <table:table-cell office:value-type="float" office:value="1.5425" calcext:value-type="float">
            <text:p>1.5425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1">
          <table:table-cell office:value-type="float" office:value="1.5975" calcext:value-type="float">
            <text:p>1.5975</text:p>
          </table:table-cell>
          <table:table-cell office:value-type="float" office:value="29.3325" calcext:value-type="float">
            <text:p>29.3325</text:p>
          </table:table-cell>
        </table:table-row>
        <table:table-row table:style-name="ro1">
          <table:table-cell office:value-type="float" office:value="1.6525" calcext:value-type="float">
            <text:p>1.6525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float" office:value="1.7075" calcext:value-type="float">
            <text:p>1.7075</text:p>
          </table:table-cell>
          <table:table-cell office:value-type="float" office:value="33.4741666666667" calcext:value-type="float">
            <text:p>33.4741666666667</text:p>
          </table:table-cell>
        </table:table-row>
        <table:table-row table:style-name="ro1">
          <table:table-cell office:value-type="float" office:value="1.7625" calcext:value-type="float">
            <text:p>1.7625</text:p>
          </table:table-cell>
          <table:table-cell office:value-type="float" office:value="35.0366666666667" calcext:value-type="float">
            <text:p>35.0366666666667</text:p>
          </table:table-cell>
        </table:table-row>
        <table:table-row table:style-name="ro1">
          <table:table-cell office:value-type="float" office:value="1.8175" calcext:value-type="float">
            <text:p>1.8175</text:p>
          </table:table-cell>
          <table:table-cell office:value-type="float" office:value="36.3075" calcext:value-type="float">
            <text:p>36.3075</text:p>
          </table:table-cell>
        </table:table-row>
        <table:table-row table:style-name="ro1">
          <table:table-cell office:value-type="float" office:value="1.8725" calcext:value-type="float">
            <text:p>1.8725</text:p>
          </table:table-cell>
          <table:table-cell office:value-type="float" office:value="37.4516666666667" calcext:value-type="float">
            <text:p>37.4516666666667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38.6225" calcext:value-type="float">
            <text:p>38.6225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39.9491666666667" calcext:value-type="float">
            <text:p>39.949166666666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1.8341666666667" calcext:value-type="float">
            <text:p>41.8341666666667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44.2191666666667" calcext:value-type="float">
            <text:p>44.2191666666667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47.0883333333333" calcext:value-type="float">
            <text:p>47.088333333333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50.4025" calcext:value-type="float">
            <text:p>50.4025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53.8616666666667" calcext:value-type="float">
            <text:p>53.8616666666667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60.5291666666667" calcext:value-type="float">
            <text:p>60.5291666666667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63.4058333333333" calcext:value-type="float">
            <text:p>63.405833333333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65.9533333333333" calcext:value-type="float">
            <text:p>65.9533333333333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68.1583333333333" calcext:value-type="float">
            <text:p>68.1583333333333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70.11" calcext:value-type="float">
            <text:p>70.11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71.7958333333333" calcext:value-type="float">
            <text:p>71.7958333333333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73.2541666666667" calcext:value-type="float">
            <text:p>73.2541666666667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74.5675" calcext:value-type="float">
            <text:p>74.5675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75.7916666666667" calcext:value-type="float">
            <text:p>75.7916666666667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76.9158333333333" calcext:value-type="float">
            <text:p>76.9158333333333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77.9208333333333" calcext:value-type="float">
            <text:p>77.9208333333333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78.86" calcext:value-type="float">
            <text:p>78.86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79.76" calcext:value-type="float">
            <text:p>79.76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80.6175" calcext:value-type="float">
            <text:p>80.6175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81.4525" calcext:value-type="float">
            <text:p>81.4525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82.2108333333333" calcext:value-type="float">
            <text:p>82.2108333333333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82.9616666666667" calcext:value-type="float">
            <text:p>82.9616666666667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83.6208333333333" calcext:value-type="float">
            <text:p>83.6208333333333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84.2433333333333" calcext:value-type="float">
            <text:p>84.2433333333333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84.82" calcext:value-type="float">
            <text:p>84.82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85.355" calcext:value-type="float">
            <text:p>85.355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85.8725" calcext:value-type="float">
            <text:p>85.8725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86.3725" calcext:value-type="float">
            <text:p>86.3725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86.8316666666667" calcext:value-type="float">
            <text:p>86.8316666666667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87.3041666666667" calcext:value-type="float">
            <text:p>87.3041666666667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87.7566666666667" calcext:value-type="float">
            <text:p>87.7566666666667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88.1708333333333" calcext:value-type="float">
            <text:p>88.1708333333333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88.5708333333333" calcext:value-type="float">
            <text:p>88.5708333333333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88.9991666666667" calcext:value-type="float">
            <text:p>88.9991666666667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89.4083333333333" calcext:value-type="float">
            <text:p>89.4083333333333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89.7866666666667" calcext:value-type="float">
            <text:p>89.7866666666667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90.2025" calcext:value-type="float">
            <text:p>90.2025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90.5716666666667" calcext:value-type="float">
            <text:p>90.5716666666667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90.9566666666667" calcext:value-type="float">
            <text:p>90.9566666666667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91.725" calcext:value-type="float">
            <text:p>91.725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92.07" calcext:value-type="float">
            <text:p>92.07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92.4558333333333" calcext:value-type="float">
            <text:p>92.4558333333333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92.8075" calcext:value-type="float">
            <text:p>92.8075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93.1633333333333" calcext:value-type="float">
            <text:p>93.1633333333333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93.5125" calcext:value-type="float">
            <text:p>93.5125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93.8641666666667" calcext:value-type="float">
            <text:p>93.8641666666667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94.2008333333333" calcext:value-type="float">
            <text:p>94.2008333333333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94.5358333333333" calcext:value-type="float">
            <text:p>94.5358333333333</text:p>
          </table:table-cell>
        </table:table-row>
        <table:table-row table:style-name="ro1">
          <table:table-cell office:value-type="float" office:value="7.075" calcext:value-type="float">
            <text:p>7.075</text:p>
          </table:table-cell>
          <table:table-cell office:value-type="float" office:value="94.8433333333333" calcext:value-type="float">
            <text:p>94.8433333333333</text:p>
          </table:table-cell>
        </table:table-row>
        <table:table-row table:style-name="ro1">
          <table:table-cell office:value-type="float" office:value="7.175" calcext:value-type="float">
            <text:p>7.175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95.3983333333333" calcext:value-type="float">
            <text:p>95.3983333333333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95.6491666666667" calcext:value-type="float">
            <text:p>95.6491666666667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95.9075" calcext:value-type="float">
            <text:p>95.9075</text:p>
          </table:table-cell>
        </table:table-row>
        <table:table-row table:style-name="ro1">
          <table:table-cell office:value-type="float" office:value="7.575" calcext:value-type="float">
            <text:p>7.575</text:p>
          </table:table-cell>
          <table:table-cell office:value-type="float" office:value="96.1333333333333" calcext:value-type="float">
            <text:p>96.1333333333333</text:p>
          </table:table-cell>
        </table:table-row>
        <table:table-row table:style-name="ro1">
          <table:table-cell office:value-type="float" office:value="7.675" calcext:value-type="float">
            <text:p>7.675</text:p>
          </table:table-cell>
          <table:table-cell office:value-type="float" office:value="96.365" calcext:value-type="float">
            <text:p>96.365</text:p>
          </table:table-cell>
        </table:table-row>
        <table:table-row table:style-name="ro1">
          <table:table-cell office:value-type="float" office:value="7.775" calcext:value-type="float">
            <text:p>7.775</text:p>
          </table:table-cell>
          <table:table-cell office:value-type="float" office:value="96.5783333333333" calcext:value-type="float">
            <text:p>96.578333333333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96.7941666666667" calcext:value-type="float">
            <text:p>96.7941666666667</text:p>
          </table:table-cell>
        </table:table-row>
        <table:table-row table:style-name="ro1">
          <table:table-cell office:value-type="float" office:value="7.975" calcext:value-type="float">
            <text:p>7.975</text:p>
          </table:table-cell>
          <table:table-cell office:value-type="float" office:value="96.9775" calcext:value-type="float">
            <text:p>96.977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97.1608333333333" calcext:value-type="float">
            <text:p>97.1608333333333</text:p>
          </table:table-cell>
        </table:table-row>
        <table:table-row table:style-name="ro1">
          <table:table-cell office:value-type="float" office:value="8.175" calcext:value-type="float">
            <text:p>8.175</text:p>
          </table:table-cell>
          <table:table-cell office:value-type="float" office:value="97.3325" calcext:value-type="float">
            <text:p>97.3325</text:p>
          </table:table-cell>
        </table:table-row>
        <table:table-row table:style-name="ro1">
          <table:table-cell office:value-type="float" office:value="8.275" calcext:value-type="float">
            <text:p>8.275</text:p>
          </table:table-cell>
          <table:table-cell office:value-type="float" office:value="97.4958333333333" calcext:value-type="float">
            <text:p>97.4958333333333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97.6341666666667" calcext:value-type="float">
            <text:p>97.6341666666667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97.7616666666667" calcext:value-type="float">
            <text:p>97.7616666666667</text:p>
          </table:table-cell>
        </table:table-row>
        <table:table-row table:style-name="ro1">
          <table:table-cell office:value-type="float" office:value="8.575" calcext:value-type="float">
            <text:p>8.575</text:p>
          </table:table-cell>
          <table:table-cell office:value-type="float" office:value="97.8825" calcext:value-type="float">
            <text:p>97.8825</text:p>
          </table:table-cell>
        </table:table-row>
        <table:table-row table:style-name="ro1">
          <table:table-cell office:value-type="float" office:value="8.675" calcext:value-type="float">
            <text:p>8.6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.775" calcext:value-type="float">
            <text:p>8.775</text:p>
          </table:table-cell>
          <table:table-cell office:value-type="float" office:value="98.1141666666667" calcext:value-type="float">
            <text:p>98.1141666666667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98.2083333333333" calcext:value-type="float">
            <text:p>98.2083333333333</text:p>
          </table:table-cell>
        </table:table-row>
        <table:table-row table:style-name="ro1">
          <table:table-cell office:value-type="float" office:value="8.975" calcext:value-type="float">
            <text:p>8.975</text:p>
          </table:table-cell>
          <table:table-cell office:value-type="float" office:value="98.3391666666667" calcext:value-type="float">
            <text:p>98.3391666666667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98.4825" calcext:value-type="float">
            <text:p>98.4825</text:p>
          </table:table-cell>
        </table:table-row>
        <table:table-row table:style-name="ro1">
          <table:table-cell office:value-type="float" office:value="9.925" calcext:value-type="float">
            <text:p>9.925</text:p>
          </table:table-cell>
          <table:table-cell office:value-type="float" office:value="98.6275" calcext:value-type="float">
            <text:p>98.6275</text:p>
          </table:table-cell>
        </table:table-row>
        <table:table-row table:style-name="ro1">
          <table:table-cell office:value-type="float" office:value="10.475" calcext:value-type="float">
            <text:p>10.475</text:p>
          </table:table-cell>
          <table:table-cell office:value-type="float" office:value="98.7241666666667" calcext:value-type="float">
            <text:p>98.7241666666667</text:p>
          </table:table-cell>
        </table:table-row>
        <table:table-row table:style-name="ro1">
          <table:table-cell office:value-type="float" office:value="11.025" calcext:value-type="float">
            <text:p>11.025</text:p>
          </table:table-cell>
          <table:table-cell office:value-type="float" office:value="98.815" calcext:value-type="float">
            <text:p>98.815</text:p>
          </table:table-cell>
        </table:table-row>
        <table:table-row table:style-name="ro1">
          <table:table-cell office:value-type="float" office:value="11.575" calcext:value-type="float">
            <text:p>11.575</text:p>
          </table:table-cell>
          <table:table-cell office:value-type="float" office:value="98.8858333333333" calcext:value-type="float">
            <text:p>98.8858333333333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98.9508333333333" calcext:value-type="float">
            <text:p>98.9508333333333</text:p>
          </table:table-cell>
        </table:table-row>
        <table:table-row table:style-name="ro1">
          <table:table-cell office:value-type="float" office:value="12.7583333333333" calcext:value-type="float">
            <text:p>12.7583333333333</text:p>
          </table:table-cell>
          <table:table-cell office:value-type="float" office:value="99.0108333333333" calcext:value-type="float">
            <text:p>99.0108333333333</text:p>
          </table:table-cell>
        </table:table-row>
        <table:table-row table:style-name="ro1">
          <table:table-cell office:value-type="float" office:value="13.3083333333333" calcext:value-type="float">
            <text:p>13.3083333333333</text:p>
          </table:table-cell>
          <table:table-cell office:value-type="float" office:value="99.0616666666667" calcext:value-type="float">
            <text:p>99.0616666666667</text:p>
          </table:table-cell>
        </table:table-row>
        <table:table-row table:style-name="ro1">
          <table:table-cell office:value-type="float" office:value="13.9416666666667" calcext:value-type="float">
            <text:p>13.9416666666667</text:p>
          </table:table-cell>
          <table:table-cell office:value-type="float" office:value="99.1008333333333" calcext:value-type="float">
            <text:p>99.1008333333333</text:p>
          </table:table-cell>
        </table:table-row>
        <table:table-row table:style-name="ro1">
          <table:table-cell office:value-type="float" office:value="14.575" calcext:value-type="float">
            <text:p>14.575</text:p>
          </table:table-cell>
          <table:table-cell office:value-type="float" office:value="99.145" calcext:value-type="float">
            <text:p>99.145</text:p>
          </table:table-cell>
        </table:table-row>
        <table:table-row table:style-name="ro1">
          <table:table-cell office:value-type="float" office:value="15.2916666666667" calcext:value-type="float">
            <text:p>15.2916666666667</text:p>
          </table:table-cell>
          <table:table-cell office:value-type="float" office:value="99.185" calcext:value-type="float">
            <text:p>99.185</text:p>
          </table:table-cell>
        </table:table-row>
        <table:table-row table:style-name="ro1">
          <table:table-cell office:value-type="float" office:value="15.8416666666667" calcext:value-type="float">
            <text:p>15.8416666666667</text:p>
          </table:table-cell>
          <table:table-cell office:value-type="float" office:value="99.2291666666667" calcext:value-type="float">
            <text:p>99.2291666666667</text:p>
          </table:table-cell>
        </table:table-row>
        <table:table-row table:style-name="ro1">
          <table:table-cell office:value-type="float" office:value="16.5583333333333" calcext:value-type="float">
            <text:p>16.5583333333333</text:p>
          </table:table-cell>
          <table:table-cell office:value-type="float" office:value="99.2608333333333" calcext:value-type="float">
            <text:p>99.2608333333333</text:p>
          </table:table-cell>
        </table:table-row>
        <table:table-row table:style-name="ro1">
          <table:table-cell office:value-type="float" office:value="17.6083333333333" calcext:value-type="float">
            <text:p>17.6083333333333</text:p>
          </table:table-cell>
          <table:table-cell office:value-type="float" office:value="99.2933333333333" calcext:value-type="float">
            <text:p>99.2933333333333</text:p>
          </table:table-cell>
        </table:table-row>
        <table:table-row table:style-name="ro1">
          <table:table-cell office:value-type="float" office:value="18.4083333333333" calcext:value-type="float">
            <text:p>18.4083333333333</text:p>
          </table:table-cell>
          <table:table-cell office:value-type="float" office:value="99.3166666666667" calcext:value-type="float">
            <text:p>99.3166666666667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office:value-type="float" office:value="99.3358333333334" calcext:value-type="float">
            <text:p>99.3358333333334</text:p>
          </table:table-cell>
        </table:table-row>
        <table:table-row table:style-name="ro1">
          <table:table-cell office:value-type="float" office:value="24.0916666666667" calcext:value-type="float">
            <text:p>24.0916666666667</text:p>
          </table:table-cell>
          <table:table-cell office:value-type="float" office:value="99.36" calcext:value-type="float">
            <text:p>99.36</text:p>
          </table:table-cell>
        </table:table-row>
        <table:table-row table:style-name="ro1">
          <table:table-cell office:value-type="float" office:value="31.5583333333333" calcext:value-type="float">
            <text:p>31.5583333333333</text:p>
          </table:table-cell>
          <table:table-cell office:value-type="float" office:value="99.3933333333333" calcext:value-type="float">
            <text:p>99.3933333333333</text:p>
          </table:table-cell>
        </table:table-row>
        <table:table-row table:style-name="ro1">
          <table:table-cell office:value-type="float" office:value="58.7666666666667" calcext:value-type="float">
            <text:p>58.7666666666667</text:p>
          </table:table-cell>
          <table:table-cell office:value-type="float" office:value="99.435" calcext:value-type="float">
            <text:p>99.435</text:p>
          </table:table-cell>
        </table:table-row>
        <table:table-row table:style-name="ro1">
          <table:table-cell office:value-type="float" office:value="66.55" calcext:value-type="float">
            <text:p>66.55</text:p>
          </table:table-cell>
          <table:table-cell office:value-type="float" office:value="99.4858333333334" calcext:value-type="float">
            <text:p>99.4858333333334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99.5441666666667" calcext:value-type="float">
            <text:p>99.5441666666667</text:p>
          </table:table-cell>
        </table:table-row>
        <table:table-row table:style-name="ro1">
          <table:table-cell office:value-type="float" office:value="74.825" calcext:value-type="float">
            <text:p>74.825</text:p>
          </table:table-cell>
          <table:table-cell office:value-type="float" office:value="99.5858333333333" calcext:value-type="float">
            <text:p>99.5858333333333</text:p>
          </table:table-cell>
        </table:table-row>
        <table:table-row table:style-name="ro1">
          <table:table-cell office:value-type="float" office:value="75.25" calcext:value-type="float">
            <text:p>75.25</text:p>
          </table:table-cell>
          <table:table-cell office:value-type="float" office:value="99.6375" calcext:value-type="float">
            <text:p>99.6375</text:p>
          </table:table-cell>
        </table:table-row>
        <table:table-row table:style-name="ro1">
          <table:table-cell office:value-type="float" office:value="75.75" calcext:value-type="float">
            <text:p>75.75</text:p>
          </table:table-cell>
          <table:table-cell office:value-type="float" office:value="99.6733333333333" calcext:value-type="float">
            <text:p>99.6733333333333</text:p>
          </table:table-cell>
        </table:table-row>
        <table:table-row table:style-name="ro1">
          <table:table-cell office:value-type="float" office:value="76.25" calcext:value-type="float">
            <text:p>76.2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76.75" calcext:value-type="float">
            <text:p>76.75</text:p>
          </table:table-cell>
          <table:table-cell office:value-type="float" office:value="99.72" calcext:value-type="float">
            <text:p>99.72</text:p>
          </table:table-cell>
        </table:table-row>
        <table:table-row table:style-name="ro1">
          <table:table-cell office:value-type="float" office:value="77.3333333333333" calcext:value-type="float">
            <text:p>77.3333333333333</text:p>
          </table:table-cell>
          <table:table-cell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77.8333333333333" calcext:value-type="float">
            <text:p>77.8333333333333</text:p>
          </table:table-cell>
          <table:table-cell office:value-type="float" office:value="99.7591666666667" calcext:value-type="float">
            <text:p>99.7591666666667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99.7716666666667" calcext:value-type="float">
            <text:p>99.7716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.7833333333333" calcext:value-type="float">
            <text:p>99.7833333333333</text:p>
          </table:table-cell>
        </table:table-row>
        <table:table-row table:style-name="ro1">
          <table:table-cell office:value-type="float" office:value="79.6666666666667" calcext:value-type="float">
            <text:p>79.6666666666667</text:p>
          </table:table-cell>
          <table:table-cell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80.3333333333333" calcext:value-type="float">
            <text:p>80.3333333333333</text:p>
          </table:table-cell>
          <table:table-cell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80.8333333333333" calcext:value-type="float">
            <text:p>80.8333333333333</text:p>
          </table:table-cell>
          <table:table-cell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99.8283333333334" calcext:value-type="float">
            <text:p>99.82833333333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.8375" calcext:value-type="float">
            <text:p>99.8375</text:p>
          </table:table-cell>
        </table:table-row>
        <table:table-row table:style-name="ro1">
          <table:table-cell office:value-type="float" office:value="82.5833333333333" calcext:value-type="float">
            <text:p>82.5833333333333</text:p>
          </table:table-cell>
          <table:table-cell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83.1666666666667" calcext:value-type="float">
            <text:p>83.1666666666667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84.0833333333333" calcext:value-type="float">
            <text:p>84.0833333333333</text:p>
          </table:table-cell>
          <table:table-cell office:value-type="float" office:value="99.8658333333333" calcext:value-type="float">
            <text:p>99.8658333333333</text:p>
          </table:table-cell>
        </table:table-row>
        <table:table-row table:style-name="ro1">
          <table:table-cell office:value-type="float" office:value="84.9166666666667" calcext:value-type="float">
            <text:p>84.9166666666667</text:p>
          </table:table-cell>
          <table:table-cell office:value-type="float" office:value="99.8758333333333" calcext:value-type="float">
            <text:p>99.8758333333333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99.8808333333333" calcext:value-type="float">
            <text:p>99.8808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.8858333333333" calcext:value-type="float">
            <text:p>99.8858333333333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9.8908333333334" calcext:value-type="float">
            <text:p>99.89083333333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.8966666666667" calcext:value-type="float">
            <text:p>99.896666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.9025" calcext:value-type="float">
            <text:p>99.9025</text:p>
          </table:table-cell>
        </table:table-row>
        <table:table-row table:style-name="ro1">
          <table:table-cell office:value-type="float" office:value="90.1666666666667" calcext:value-type="float">
            <text:p>90.1666666666667</text:p>
          </table:table-cell>
          <table:table-cell office:value-type="float" office:value="99.9091666666667" calcext:value-type="float">
            <text:p>99.9091666666667</text:p>
          </table:table-cell>
        </table:table-row>
        <table:table-row table:style-name="ro1">
          <table:table-cell office:value-type="float" office:value="91.4166666666667" calcext:value-type="float">
            <text:p>91.4166666666667</text:p>
          </table:table-cell>
          <table:table-cell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93.1666666666667" calcext:value-type="float">
            <text:p>93.1666666666667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94.1666666666667" calcext:value-type="float">
            <text:p>94.1666666666667</text:p>
          </table:table-cell>
          <table:table-cell office:value-type="float" office:value="99.9258333333333" calcext:value-type="float">
            <text:p>99.9258333333333</text:p>
          </table:table-cell>
        </table:table-row>
        <table:table-row table:style-name="ro1">
          <table:table-cell office:value-type="float" office:value="95.8333333333333" calcext:value-type="float">
            <text:p>95.8333333333333</text:p>
          </table:table-cell>
          <table:table-cell office:value-type="float" office:value="99.9308333333333" calcext:value-type="float">
            <text:p>99.9308333333333</text:p>
          </table:table-cell>
        </table:table-row>
        <table:table-row table:style-name="ro1">
          <table:table-cell office:value-type="float" office:value="97.1666666666667" calcext:value-type="float">
            <text:p>97.1666666666667</text:p>
          </table:table-cell>
          <table:table-cell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97.9166666666667" calcext:value-type="float">
            <text:p>97.9166666666667</text:p>
          </table:table-cell>
          <table:table-cell office:value-type="float" office:value="99.9425" calcext:value-type="float">
            <text:p>99.9425</text:p>
          </table:table-cell>
        </table:table-row>
        <table:table-row table:style-name="ro1">
          <table:table-cell office:value-type="float" office:value="100.333333333333" calcext:value-type="float">
            <text:p>100.333333333333</text:p>
          </table:table-cell>
          <table:table-cell office:value-type="float" office:value="99.9475" calcext:value-type="float">
            <text:p>99.9475</text:p>
          </table:table-cell>
        </table:table-row>
        <table:table-row table:style-name="ro1">
          <table:table-cell office:value-type="float" office:value="102.916666666667" calcext:value-type="float">
            <text:p>102.916666666667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06.916666666667" calcext:value-type="float">
            <text:p>106.916666666667</text:p>
          </table:table-cell>
          <table:table-cell office:value-type="float" office:value="99.9566666666667" calcext:value-type="float">
            <text:p>99.9566666666667</text:p>
          </table:table-cell>
        </table:table-row>
        <table:table-row table:style-name="ro1">
          <table:table-cell office:value-type="float" office:value="108.583333333333" calcext:value-type="float">
            <text:p>108.583333333333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113.833333333333" calcext:value-type="float">
            <text:p>113.833333333333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15.416666666667" calcext:value-type="float">
            <text:p>115.416666666667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22.166666666667" calcext:value-type="float">
            <text:p>122.166666666667</text:p>
          </table:table-cell>
          <table:table-cell office:value-type="float" office:value="99.9725" calcext:value-type="float">
            <text:p>99.9725</text:p>
          </table:table-cell>
        </table:table-row>
        <table:table-row table:style-name="ro1">
          <table:table-cell office:value-type="float" office:value="124.416666666667" calcext:value-type="float">
            <text:p>124.416666666667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26.666666666667" calcext:value-type="float">
            <text:p>126.666666666667</text:p>
          </table:table-cell>
          <table:table-cell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29.166666666667" calcext:value-type="float">
            <text:p>129.166666666667</text:p>
          </table:table-cell>
          <table:table-cell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131.666666666667" calcext:value-type="float">
            <text:p>131.666666666667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48.833333333333" calcext:value-type="float">
            <text:p>148.833333333333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52.083333333333" calcext:value-type="float">
            <text:p>152.083333333333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58.083333333333" calcext:value-type="float">
            <text:p>158.083333333333</text:p>
          </table:table-cell>
          <table:table-cell office:value-type="float" office:value="99.9925" calcext:value-type="float">
            <text:p>99.9925</text:p>
          </table:table-cell>
        </table:table-row>
        <table:table-row table:style-name="ro1">
          <table:table-cell office:value-type="float" office:value="160.25" calcext:value-type="float">
            <text:p>160.25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60.416666666667" calcext:value-type="float">
            <text:p>160.416666666667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61.666666666667" calcext:value-type="float">
            <text:p>161.66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61.75" calcext:value-type="float">
            <text:p>161.75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63.833333333333" calcext:value-type="float">
            <text:p>163.83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73.833333333333" calcext:value-type="float">
            <text:p>173.83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86.333333333333" calcext:value-type="float">
            <text:p>186.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0825" calcext:value-type="float">
            <text:p>1.0825</text:p>
          </table:table-cell>
          <table:table-cell office:value-type="float" office:value="0.0208333333333333" calcext:value-type="float">
            <text:p>0.020833333333333</text:p>
          </table:table-cell>
        </table:table-row>
        <table:table-row table:style-name="ro1">
          <table:table-cell office:value-type="float" office:value="1.1425" calcext:value-type="float">
            <text:p>1.1425</text:p>
          </table:table-cell>
          <table:table-cell office:value-type="float" office:value="0.148333333333333" calcext:value-type="float">
            <text:p>0.148333333333333</text:p>
          </table:table-cell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0.880833333333333" calcext:value-type="float">
            <text:p>0.880833333333333</text:p>
          </table:table-cell>
        </table:table-row>
        <table:table-row table:style-name="ro1">
          <table:table-cell office:value-type="float" office:value="1.2975" calcext:value-type="float">
            <text:p>1.2975</text:p>
          </table:table-cell>
          <table:table-cell office:value-type="float" office:value="3.05333333333333" calcext:value-type="float">
            <text:p>3.05333333333333</text:p>
          </table:table-cell>
        </table:table-row>
        <table:table-row table:style-name="ro1">
          <table:table-cell office:value-type="float" office:value="1.3825" calcext:value-type="float">
            <text:p>1.3825</text:p>
          </table:table-cell>
          <table:table-cell office:value-type="float" office:value="7.0475" calcext:value-type="float">
            <text:p>7.0475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12.6591666666667" calcext:value-type="float">
            <text:p>12.6591666666667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19.5091666666667" calcext:value-type="float">
            <text:p>19.5091666666667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26.7491666666667" calcext:value-type="float">
            <text:p>26.7491666666667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33.855" calcext:value-type="float">
            <text:p>33.855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40.3191666666667" calcext:value-type="float">
            <text:p>40.3191666666667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46.0108333333333" calcext:value-type="float">
            <text:p>46.0108333333333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50.9258333333333" calcext:value-type="float">
            <text:p>50.9258333333333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54.9975" calcext:value-type="float">
            <text:p>54.9975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58.4825" calcext:value-type="float">
            <text:p>58.4825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61.3966666666667" calcext:value-type="float">
            <text:p>61.3966666666667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63.8416666666667" calcext:value-type="float">
            <text:p>63.8416666666667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65.8608333333333" calcext:value-type="float">
            <text:p>65.8608333333333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67.6125" calcext:value-type="float">
            <text:p>67.6125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69.2216666666667" calcext:value-type="float">
            <text:p>69.2216666666667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70.5891666666667" calcext:value-type="float">
            <text:p>70.5891666666667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71.7516666666667" calcext:value-type="float">
            <text:p>71.7516666666667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72.8133333333333" calcext:value-type="float">
            <text:p>72.8133333333333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73.7558333333333" calcext:value-type="float">
            <text:p>73.7558333333333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74.5975" calcext:value-type="float">
            <text:p>74.5975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75.3425" calcext:value-type="float">
            <text:p>75.3425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76.0433333333333" calcext:value-type="float">
            <text:p>76.0433333333333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76.7016666666667" calcext:value-type="float">
            <text:p>76.7016666666667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77.3175" calcext:value-type="float">
            <text:p>77.3175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77.9708333333333" calcext:value-type="float">
            <text:p>77.9708333333333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78.62" calcext:value-type="float">
            <text:p>78.62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79.92" calcext:value-type="float">
            <text:p>79.92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80.6516666666667" calcext:value-type="float">
            <text:p>80.6516666666667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81.3433333333333" calcext:value-type="float">
            <text:p>81.3433333333333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82.0483333333333" calcext:value-type="float">
            <text:p>82.0483333333333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82.7616666666667" calcext:value-type="float">
            <text:p>82.7616666666667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83.5241666666667" calcext:value-type="float">
            <text:p>83.5241666666667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84.31" calcext:value-type="float">
            <text:p>84.31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85.0625" calcext:value-type="float">
            <text:p>85.0625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85.785" calcext:value-type="float">
            <text:p>85.785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86.5275" calcext:value-type="float">
            <text:p>86.5275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87.2325" calcext:value-type="float">
            <text:p>87.2325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87.9016666666667" calcext:value-type="float">
            <text:p>87.9016666666667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88.555" calcext:value-type="float">
            <text:p>88.555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89.1441666666667" calcext:value-type="float">
            <text:p>89.1441666666667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89.7291666666667" calcext:value-type="float">
            <text:p>89.7291666666667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90.2591666666667" calcext:value-type="float">
            <text:p>90.2591666666667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90.8091666666667" calcext:value-type="float">
            <text:p>90.8091666666667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91.3116666666667" calcext:value-type="float">
            <text:p>91.3116666666667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91.7975" calcext:value-type="float">
            <text:p>91.7975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92.2841666666667" calcext:value-type="float">
            <text:p>92.2841666666667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92.6958333333333" calcext:value-type="float">
            <text:p>92.6958333333333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93.4941666666667" calcext:value-type="float">
            <text:p>93.4941666666667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94.185" calcext:value-type="float">
            <text:p>94.185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94.5033333333333" calcext:value-type="float">
            <text:p>94.5033333333333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94.8066666666667" calcext:value-type="float">
            <text:p>94.8066666666667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95.4075" calcext:value-type="float">
            <text:p>95.4075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95.6825" calcext:value-type="float">
            <text:p>95.6825</text:p>
          </table:table-cell>
        </table:table-row>
        <table:table-row table:style-name="ro1">
          <table:table-cell office:value-type="float" office:value="7.075" calcext:value-type="float">
            <text:p>7.075</text:p>
          </table:table-cell>
          <table:table-cell office:value-type="float" office:value="95.9433333333333" calcext:value-type="float">
            <text:p>95.9433333333333</text:p>
          </table:table-cell>
        </table:table-row>
        <table:table-row table:style-name="ro1">
          <table:table-cell office:value-type="float" office:value="7.175" calcext:value-type="float">
            <text:p>7.175</text:p>
          </table:table-cell>
          <table:table-cell office:value-type="float" office:value="96.1833333333333" calcext:value-type="float">
            <text:p>96.1833333333333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96.5891666666667" calcext:value-type="float">
            <text:p>96.5891666666667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96.7775" calcext:value-type="float">
            <text:p>96.7775</text:p>
          </table:table-cell>
        </table:table-row>
        <table:table-row table:style-name="ro1">
          <table:table-cell office:value-type="float" office:value="7.575" calcext:value-type="float">
            <text:p>7.575</text:p>
          </table:table-cell>
          <table:table-cell office:value-type="float" office:value="96.9416666666667" calcext:value-type="float">
            <text:p>96.9416666666667</text:p>
          </table:table-cell>
        </table:table-row>
        <table:table-row table:style-name="ro1">
          <table:table-cell office:value-type="float" office:value="7.675" calcext:value-type="float">
            <text:p>7.675</text:p>
          </table:table-cell>
          <table:table-cell office:value-type="float" office:value="97.1025" calcext:value-type="float">
            <text:p>97.1025</text:p>
          </table:table-cell>
        </table:table-row>
        <table:table-row table:style-name="ro1">
          <table:table-cell office:value-type="float" office:value="7.775" calcext:value-type="float">
            <text:p>7.775</text:p>
          </table:table-cell>
          <table:table-cell office:value-type="float" office:value="97.2508333333333" calcext:value-type="float">
            <text:p>97.250833333333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97.3791666666667" calcext:value-type="float">
            <text:p>97.3791666666667</text:p>
          </table:table-cell>
        </table:table-row>
        <table:table-row table:style-name="ro1">
          <table:table-cell office:value-type="float" office:value="7.975" calcext:value-type="float">
            <text:p>7.975</text:p>
          </table:table-cell>
          <table:table-cell office:value-type="float" office:value="97.505" calcext:value-type="float">
            <text:p>97.505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97.6525" calcext:value-type="float">
            <text:p>97.6525</text:p>
          </table:table-cell>
        </table:table-row>
        <table:table-row table:style-name="ro1">
          <table:table-cell office:value-type="float" office:value="8.175" calcext:value-type="float">
            <text:p>8.175</text:p>
          </table:table-cell>
          <table:table-cell office:value-type="float" office:value="97.7675" calcext:value-type="float">
            <text:p>97.7675</text:p>
          </table:table-cell>
        </table:table-row>
        <table:table-row table:style-name="ro1">
          <table:table-cell office:value-type="float" office:value="8.275" calcext:value-type="float">
            <text:p>8.275</text:p>
          </table:table-cell>
          <table:table-cell office:value-type="float" office:value="97.8833333333333" calcext:value-type="float">
            <text:p>97.8833333333333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97.9741666666667" calcext:value-type="float">
            <text:p>97.9741666666667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98.0733333333333" calcext:value-type="float">
            <text:p>98.0733333333333</text:p>
          </table:table-cell>
        </table:table-row>
        <table:table-row table:style-name="ro1">
          <table:table-cell office:value-type="float" office:value="8.575" calcext:value-type="float">
            <text:p>8.575</text:p>
          </table:table-cell>
          <table:table-cell office:value-type="float" office:value="98.1566666666667" calcext:value-type="float">
            <text:p>98.1566666666667</text:p>
          </table:table-cell>
        </table:table-row>
        <table:table-row table:style-name="ro1">
          <table:table-cell office:value-type="float" office:value="8.675" calcext:value-type="float">
            <text:p>8.675</text:p>
          </table:table-cell>
          <table:table-cell office:value-type="float" office:value="98.2408333333333" calcext:value-type="float">
            <text:p>98.2408333333333</text:p>
          </table:table-cell>
        </table:table-row>
        <table:table-row table:style-name="ro1">
          <table:table-cell office:value-type="float" office:value="8.775" calcext:value-type="float">
            <text:p>8.775</text:p>
          </table:table-cell>
          <table:table-cell office:value-type="float" office:value="98.3133333333333" calcext:value-type="float">
            <text:p>98.3133333333333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98.3883333333333" calcext:value-type="float">
            <text:p>98.3883333333333</text:p>
          </table:table-cell>
        </table:table-row>
        <table:table-row table:style-name="ro1">
          <table:table-cell office:value-type="float" office:value="8.975" calcext:value-type="float">
            <text:p>8.975</text:p>
          </table:table-cell>
          <table:table-cell office:value-type="float" office:value="98.45" calcext:value-type="float">
            <text:p>98.45</text:p>
          </table:table-cell>
        </table:table-row>
        <table:table-row table:style-name="ro1">
          <table:table-cell office:value-type="float" office:value="9.075" calcext:value-type="float">
            <text:p>9.075</text:p>
          </table:table-cell>
          <table:table-cell office:value-type="float" office:value="98.5091666666667" calcext:value-type="float">
            <text:p>98.5091666666667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98.5658333333333" calcext:value-type="float">
            <text:p>98.5658333333333</text:p>
          </table:table-cell>
        </table:table-row>
        <table:table-row table:style-name="ro1">
          <table:table-cell office:value-type="float" office:value="9.275" calcext:value-type="float">
            <text:p>9.275</text:p>
          </table:table-cell>
          <table:table-cell office:value-type="float" office:value="98.6133333333333" calcext:value-type="float">
            <text:p>98.6133333333333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98.6633333333333" calcext:value-type="float">
            <text:p>98.6633333333333</text:p>
          </table:table-cell>
        </table:table-row>
        <table:table-row table:style-name="ro1">
          <table:table-cell office:value-type="float" office:value="9.475" calcext:value-type="float">
            <text:p>9.475</text:p>
          </table:table-cell>
          <table:table-cell office:value-type="float" office:value="98.7183333333333" calcext:value-type="float">
            <text:p>98.7183333333333</text:p>
          </table:table-cell>
        </table:table-row>
        <table:table-row table:style-name="ro1">
          <table:table-cell office:value-type="float" office:value="9.575" calcext:value-type="float">
            <text:p>9.575</text:p>
          </table:table-cell>
          <table:table-cell office:value-type="float" office:value="98.7658333333333" calcext:value-type="float">
            <text:p>98.7658333333333</text:p>
          </table:table-cell>
        </table:table-row>
        <table:table-row table:style-name="ro1">
          <table:table-cell office:value-type="float" office:value="9.675" calcext:value-type="float">
            <text:p>9.675</text:p>
          </table:table-cell>
          <table:table-cell office:value-type="float" office:value="98.8266666666667" calcext:value-type="float">
            <text:p>98.8266666666667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98.9233333333333" calcext:value-type="float">
            <text:p>98.923333333333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99.0441666666667" calcext:value-type="float">
            <text:p>99.0441666666667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99.13" calcext:value-type="float">
            <text:p>99.13</text:p>
          </table:table-cell>
        </table:table-row>
        <table:table-row table:style-name="ro1">
          <table:table-cell office:value-type="float" office:value="11.5083333333333" calcext:value-type="float">
            <text:p>11.5083333333333</text:p>
          </table:table-cell>
          <table:table-cell office:value-type="float" office:value="99.2208333333333" calcext:value-type="float">
            <text:p>99.2208333333333</text:p>
          </table:table-cell>
        </table:table-row>
        <table:table-row table:style-name="ro1">
          <table:table-cell office:value-type="float" office:value="12.2833333333333" calcext:value-type="float">
            <text:p>12.2833333333333</text:p>
          </table:table-cell>
          <table:table-cell office:value-type="float" office:value="99.3058333333333" calcext:value-type="float">
            <text:p>99.3058333333333</text:p>
          </table:table-cell>
        </table:table-row>
        <table:table-row table:style-name="ro1">
          <table:table-cell office:value-type="float" office:value="13.0583333333333" calcext:value-type="float">
            <text:p>13.0583333333333</text:p>
          </table:table-cell>
          <table:table-cell office:value-type="float" office:value="99.3733333333333" calcext:value-type="float">
            <text:p>99.3733333333333</text:p>
          </table:table-cell>
        </table:table-row>
        <table:table-row table:style-name="ro1">
          <table:table-cell office:value-type="float" office:value="13.9916666666667" calcext:value-type="float">
            <text:p>13.9916666666667</text:p>
          </table:table-cell>
          <table:table-cell office:value-type="float" office:value="99.455" calcext:value-type="float">
            <text:p>99.455</text:p>
          </table:table-cell>
        </table:table-row>
        <table:table-row table:style-name="ro1">
          <table:table-cell office:value-type="float" office:value="14.9166666666667" calcext:value-type="float">
            <text:p>14.9166666666667</text:p>
          </table:table-cell>
          <table:table-cell office:value-type="float" office:value="99.5175" calcext:value-type="float">
            <text:p>99.51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5841666666667" calcext:value-type="float">
            <text:p>99.584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99.6716666666667" calcext:value-type="float">
            <text:p>99.6716666666667</text:p>
          </table:table-cell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99.7008333333333" calcext:value-type="float">
            <text:p>99.7008333333333</text:p>
          </table:table-cell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99.7183333333333" calcext:value-type="float">
            <text:p>99.7183333333333</text:p>
          </table:table-cell>
        </table:table-row>
        <table:table-row table:style-name="ro1">
          <table:table-cell office:value-type="float" office:value="25.5833333333333" calcext:value-type="float">
            <text:p>25.5833333333333</text:p>
          </table:table-cell>
          <table:table-cell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34.5833333333333" calcext:value-type="float">
            <text:p>34.5833333333333</text:p>
          </table:table-cell>
          <table:table-cell office:value-type="float" office:value="99.7575" calcext:value-type="float">
            <text:p>99.7575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59.4166666666667" calcext:value-type="float">
            <text:p>59.4166666666667</text:p>
          </table:table-cell>
          <table:table-cell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71.5833333333333" calcext:value-type="float">
            <text:p>71.5833333333333</text:p>
          </table:table-cell>
          <table:table-cell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72.8333333333333" calcext:value-type="float">
            <text:p>72.8333333333333</text:p>
          </table:table-cell>
          <table:table-cell office:value-type="float" office:value="99.8125" calcext:value-type="float">
            <text:p>99.8125</text:p>
          </table:table-cell>
        </table:table-row>
        <table:table-row table:style-name="ro1">
          <table:table-cell office:value-type="float" office:value="74.75" calcext:value-type="float">
            <text:p>74.75</text:p>
          </table:table-cell>
          <table:table-cell office:value-type="float" office:value="99.8225" calcext:value-type="float">
            <text:p>99.8225</text:p>
          </table:table-cell>
        </table:table-row>
        <table:table-row table:style-name="ro1">
          <table:table-cell office:value-type="float" office:value="75.25" calcext:value-type="float">
            <text:p>75.25</text:p>
          </table:table-cell>
          <table:table-cell office:value-type="float" office:value="99.8308333333334" calcext:value-type="float">
            <text:p>99.8308333333334</text:p>
          </table:table-cell>
        </table:table-row>
        <table:table-row table:style-name="ro1">
          <table:table-cell office:value-type="float" office:value="75.75" calcext:value-type="float">
            <text:p>75.75</text:p>
          </table:table-cell>
          <table:table-cell office:value-type="float" office:value="99.8425" calcext:value-type="float">
            <text:p>99.8425</text:p>
          </table:table-cell>
        </table:table-row>
        <table:table-row table:style-name="ro1">
          <table:table-cell office:value-type="float" office:value="76.5833333333333" calcext:value-type="float">
            <text:p>76.5833333333333</text:p>
          </table:table-cell>
          <table:table-cell office:value-type="float" office:value="99.8525" calcext:value-type="float">
            <text:p>99.8525</text:p>
          </table:table-cell>
        </table:table-row>
        <table:table-row table:style-name="ro1">
          <table:table-cell office:value-type="float" office:value="77.3333333333333" calcext:value-type="float">
            <text:p>77.3333333333333</text:p>
          </table:table-cell>
          <table:table-cell office:value-type="float" office:value="99.8616666666667" calcext:value-type="float">
            <text:p>99.8616666666667</text:p>
          </table:table-cell>
        </table:table-row>
        <table:table-row table:style-name="ro1">
          <table:table-cell office:value-type="float" office:value="77.9166666666667" calcext:value-type="float">
            <text:p>77.9166666666667</text:p>
          </table:table-cell>
          <table:table-cell office:value-type="float" office:value="99.8708333333333" calcext:value-type="float">
            <text:p>99.8708333333333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79.4166666666667" calcext:value-type="float">
            <text:p>79.4166666666667</text:p>
          </table:table-cell>
          <table:table-cell office:value-type="float" office:value="99.8775" calcext:value-type="float">
            <text:p>99.87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.8841666666667" calcext:value-type="float">
            <text:p>99.8841666666667</text:p>
          </table:table-cell>
        </table:table-row>
        <table:table-row table:style-name="ro1">
          <table:table-cell office:value-type="float" office:value="80.9166666666667" calcext:value-type="float">
            <text:p>80.9166666666667</text:p>
          </table:table-cell>
          <table:table-cell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81.75" calcext:value-type="float">
            <text:p>81.75</text:p>
          </table:table-cell>
          <table:table-cell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82.4166666666667" calcext:value-type="float">
            <text:p>82.4166666666667</text:p>
          </table:table-cell>
          <table:table-cell office:value-type="float" office:value="99.8975" calcext:value-type="float">
            <text:p>99.8975</text:p>
          </table:table-cell>
        </table:table-row>
        <table:table-row table:style-name="ro1">
          <table:table-cell office:value-type="float" office:value="83.25" calcext:value-type="float">
            <text:p>83.25</text:p>
          </table:table-cell>
          <table:table-cell office:value-type="float" office:value="99.9041666666667" calcext:value-type="float">
            <text:p>99.9041666666667</text:p>
          </table:table-cell>
        </table:table-row>
        <table:table-row table:style-name="ro1">
          <table:table-cell office:value-type="float" office:value="84.25" calcext:value-type="float">
            <text:p>84.25</text:p>
          </table:table-cell>
          <table:table-cell office:value-type="float" office:value="99.9075" calcext:value-type="float">
            <text:p>99.9075</text:p>
          </table:table-cell>
        </table:table-row>
        <table:table-row table:style-name="ro1">
          <table:table-cell office:value-type="float" office:value="85.4166666666667" calcext:value-type="float">
            <text:p>85.4166666666667</text:p>
          </table:table-cell>
          <table:table-cell office:value-type="float" office:value="99.9108333333333" calcext:value-type="float">
            <text:p>99.9108333333333</text:p>
          </table:table-cell>
        </table:table-row>
        <table:table-row table:style-name="ro1">
          <table:table-cell office:value-type="float" office:value="87.5833333333333" calcext:value-type="float">
            <text:p>87.5833333333333</text:p>
          </table:table-cell>
          <table:table-cell office:value-type="float" office:value="99.9191666666667" calcext:value-type="float">
            <text:p>99.9191666666667</text:p>
          </table:table-cell>
        </table:table-row>
        <table:table-row table:style-name="ro1">
          <table:table-cell office:value-type="float" office:value="88.6666666666667" calcext:value-type="float">
            <text:p>88.6666666666667</text:p>
          </table:table-cell>
          <table:table-cell office:value-type="float" office:value="99.9241666666667" calcext:value-type="float">
            <text:p>99.9241666666667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90.8333333333333" calcext:value-type="float">
            <text:p>90.8333333333333</text:p>
          </table:table-cell>
          <table:table-cell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9408333333333" calcext:value-type="float">
            <text:p>99.9408333333333</text:p>
          </table:table-cell>
        </table:table-row>
        <table:table-row table:style-name="ro1">
          <table:table-cell office:value-type="float" office:value="93.0833333333333" calcext:value-type="float">
            <text:p>93.0833333333333</text:p>
          </table:table-cell>
          <table:table-cell office:value-type="float" office:value="99.945" calcext:value-type="float">
            <text:p>99.945</text:p>
          </table:table-cell>
        </table:table-row>
        <table:table-row table:style-name="ro1">
          <table:table-cell office:value-type="float" office:value="94.4166666666667" calcext:value-type="float">
            <text:p>94.4166666666667</text:p>
          </table:table-cell>
          <table:table-cell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97.0833333333333" calcext:value-type="float">
            <text:p>97.0833333333333</text:p>
          </table:table-cell>
          <table:table-cell office:value-type="float" office:value="99.9541666666667" calcext:value-type="float">
            <text:p>99.9541666666667</text:p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101.416666666667" calcext:value-type="float">
            <text:p>101.416666666667</text:p>
          </table:table-cell>
          <table:table-cell office:value-type="float" office:value="99.9625" calcext:value-type="float">
            <text:p>99.9625</text:p>
          </table:table-cell>
        </table:table-row>
        <table:table-row table:style-name="ro1">
          <table:table-cell office:value-type="float" office:value="107.083333333333" calcext:value-type="float">
            <text:p>107.083333333333</text:p>
          </table:table-cell>
          <table:table-cell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11.083333333333" calcext:value-type="float">
            <text:p>111.083333333333</text:p>
          </table:table-cell>
          <table:table-cell office:value-type="float" office:value="99.9708333333333" calcext:value-type="float">
            <text:p>99.9708333333333</text:p>
          </table:table-cell>
        </table:table-row>
        <table:table-row table:style-name="ro1">
          <table:table-cell office:value-type="float" office:value="118.583333333333" calcext:value-type="float">
            <text:p>118.583333333333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48.833333333333" calcext:value-type="float">
            <text:p>148.833333333333</text:p>
          </table:table-cell>
          <table:table-cell office:value-type="float" office:value="99.9808333333333" calcext:value-type="float">
            <text:p>99.9808333333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88.333333333333" calcext:value-type="float">
            <text:p>188.333333333333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93.333333333333" calcext:value-type="float">
            <text:p>193.33333333333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00.833333333333" calcext:value-type="float">
            <text:p>200.833333333333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18.333333333333" calcext:value-type="float">
            <text:p>218.33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56.666666666667" calcext:value-type="float">
            <text:p>256.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.21916666666667" calcext:value-type="float">
            <text:p>1.2191666666666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.28916666666667" calcext:value-type="float">
            <text:p>1.28916666666667</text:p>
          </table:table-cell>
          <table:table-cell office:value-type="float" office:value="0.265833333333333" calcext:value-type="float">
            <text:p>0.265833333333333</text:p>
          </table:table-cell>
        </table:table-row>
        <table:table-row table:style-name="ro1">
          <table:table-cell office:value-type="float" office:value="1.36583333333333" calcext:value-type="float">
            <text:p>1.36583333333333</text:p>
          </table:table-cell>
          <table:table-cell office:value-type="float" office:value="1.03666666666667" calcext:value-type="float">
            <text:p>1.03666666666667</text:p>
          </table:table-cell>
        </table:table-row>
        <table:table-row table:style-name="ro1">
          <table:table-cell office:value-type="float" office:value="1.43666666666667" calcext:value-type="float">
            <text:p>1.43666666666667</text:p>
          </table:table-cell>
          <table:table-cell office:value-type="float" office:value="2.96916666666667" calcext:value-type="float">
            <text:p>2.96916666666667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6.1425" calcext:value-type="float">
            <text:p>6.142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15.8266666666667" calcext:value-type="float">
            <text:p>15.8266666666667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21.6458333333333" calcext:value-type="float">
            <text:p>21.6458333333333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27.5983333333333" calcext:value-type="float">
            <text:p>27.5983333333333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33.3933333333333" calcext:value-type="float">
            <text:p>33.3933333333333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38.9266666666667" calcext:value-type="float">
            <text:p>38.9266666666667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43.8525" calcext:value-type="float">
            <text:p>43.8525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48.2166666666667" calcext:value-type="float">
            <text:p>48.2166666666667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51.9625" calcext:value-type="float">
            <text:p>51.9625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55.2008333333333" calcext:value-type="float">
            <text:p>55.2008333333333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57.9308333333333" calcext:value-type="float">
            <text:p>57.9308333333333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60.2991666666667" calcext:value-type="float">
            <text:p>60.2991666666667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62.3716666666667" calcext:value-type="float">
            <text:p>62.3716666666667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64.0908333333333" calcext:value-type="float">
            <text:p>64.0908333333333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65.5841666666667" calcext:value-type="float">
            <text:p>65.5841666666667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66.845" calcext:value-type="float">
            <text:p>66.845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67.9516666666667" calcext:value-type="float">
            <text:p>67.9516666666667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68.9941666666667" calcext:value-type="float">
            <text:p>68.9941666666667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69.8733333333333" calcext:value-type="float">
            <text:p>69.8733333333333</text:p>
          </table:table-cell>
        </table:table-row>
        <table:table-row table:style-name="ro1">
          <table:table-cell office:value-type="float" office:value="3.525" calcext:value-type="float">
            <text:p>3.525</text:p>
          </table:table-cell>
          <table:table-cell office:value-type="float" office:value="70.6775" calcext:value-type="float">
            <text:p>70.6775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71.4466666666667" calcext:value-type="float">
            <text:p>71.4466666666667</text:p>
          </table:table-cell>
        </table:table-row>
        <table:table-row table:style-name="ro1">
          <table:table-cell office:value-type="float" office:value="3.725" calcext:value-type="float">
            <text:p>3.725</text:p>
          </table:table-cell>
          <table:table-cell office:value-type="float" office:value="72.1341666666667" calcext:value-type="float">
            <text:p>72.1341666666667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72.7291666666667" calcext:value-type="float">
            <text:p>72.7291666666667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  <table:table-cell office:value-type="float" office:value="73.3133333333333" calcext:value-type="float">
            <text:p>73.3133333333333</text:p>
          </table:table-cell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73.9408333333333" calcext:value-type="float">
            <text:p>73.9408333333333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74.5233333333333" calcext:value-type="float">
            <text:p>74.5233333333333</text:p>
          </table:table-cell>
        </table:table-row>
        <table:table-row table:style-name="ro1">
          <table:table-cell office:value-type="float" office:value="4.225" calcext:value-type="float">
            <text:p>4.225</text:p>
          </table:table-cell>
          <table:table-cell office:value-type="float" office:value="75.0816666666667" calcext:value-type="float">
            <text:p>75.0816666666667</text:p>
          </table:table-cell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75.6958333333333" calcext:value-type="float">
            <text:p>75.6958333333333</text:p>
          </table:table-cell>
        </table:table-row>
        <table:table-row table:style-name="ro1">
          <table:table-cell office:value-type="float" office:value="4.425" calcext:value-type="float">
            <text:p>4.425</text:p>
          </table:table-cell>
          <table:table-cell office:value-type="float" office:value="76.3875" calcext:value-type="float">
            <text:p>76.3875</text:p>
          </table:table-cell>
        </table:table-row>
        <table:table-row table:style-name="ro1">
          <table:table-cell office:value-type="float" office:value="4.525" calcext:value-type="float">
            <text:p>4.525</text:p>
          </table:table-cell>
          <table:table-cell office:value-type="float" office:value="77.1425" calcext:value-type="float">
            <text:p>77.1425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77.87" calcext:value-type="float">
            <text:p>77.87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78.6341666666667" calcext:value-type="float">
            <text:p>78.6341666666667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79.4333333333333" calcext:value-type="float">
            <text:p>79.4333333333333</text:p>
          </table:table-cell>
        </table:table-row>
        <table:table-row table:style-name="ro1">
          <table:table-cell office:value-type="float" office:value="4.925" calcext:value-type="float">
            <text:p>4.925</text:p>
          </table:table-cell>
          <table:table-cell office:value-type="float" office:value="80.2408333333333" calcext:value-type="float">
            <text:p>80.2408333333333</text:p>
          </table:table-cell>
        </table:table-row>
        <table:table-row table:style-name="ro1">
          <table:table-cell office:value-type="float" office:value="5.025" calcext:value-type="float">
            <text:p>5.025</text:p>
          </table:table-cell>
          <table:table-cell office:value-type="float" office:value="81.035" calcext:value-type="float">
            <text:p>81.035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81.8758333333333" calcext:value-type="float">
            <text:p>81.8758333333333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office:value-type="float" office:value="82.6491666666667" calcext:value-type="float">
            <text:p>82.6491666666667</text:p>
          </table:table-cell>
        </table:table-row>
        <table:table-row table:style-name="ro1">
          <table:table-cell office:value-type="float" office:value="5.325" calcext:value-type="float">
            <text:p>5.325</text:p>
          </table:table-cell>
          <table:table-cell office:value-type="float" office:value="83.455" calcext:value-type="float">
            <text:p>83.455</text:p>
          </table:table-cell>
        </table:table-row>
        <table:table-row table:style-name="ro1">
          <table:table-cell office:value-type="float" office:value="5.425" calcext:value-type="float">
            <text:p>5.425</text:p>
          </table:table-cell>
          <table:table-cell office:value-type="float" office:value="84.255" calcext:value-type="float">
            <text:p>84.255</text:p>
          </table:table-cell>
        </table:table-row>
        <table:table-row table:style-name="ro1">
          <table:table-cell office:value-type="float" office:value="5.525" calcext:value-type="float">
            <text:p>5.525</text:p>
          </table:table-cell>
          <table:table-cell office:value-type="float" office:value="84.9308333333333" calcext:value-type="float">
            <text:p>84.9308333333333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85.6483333333333" calcext:value-type="float">
            <text:p>85.6483333333333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86.3266666666667" calcext:value-type="float">
            <text:p>86.3266666666667</text:p>
          </table:table-cell>
        </table:table-row>
        <table:table-row table:style-name="ro1">
          <table:table-cell office:value-type="float" office:value="5.825" calcext:value-type="float">
            <text:p>5.825</text:p>
          </table:table-cell>
          <table:table-cell office:value-type="float" office:value="86.9616666666667" calcext:value-type="float">
            <text:p>86.9616666666667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office:value-type="float" office:value="87.5758333333333" calcext:value-type="float">
            <text:p>87.5758333333333</text:p>
          </table:table-cell>
        </table:table-row>
        <table:table-row table:style-name="ro1">
          <table:table-cell office:value-type="float" office:value="6.025" calcext:value-type="float">
            <text:p>6.025</text:p>
          </table:table-cell>
          <table:table-cell office:value-type="float" office:value="88.1416666666667" calcext:value-type="float">
            <text:p>88.1416666666667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88.69" calcext:value-type="float">
            <text:p>88.69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89.2291666666667" calcext:value-type="float">
            <text:p>89.2291666666667</text:p>
          </table:table-cell>
        </table:table-row>
        <table:table-row table:style-name="ro1">
          <table:table-cell office:value-type="float" office:value="6.325" calcext:value-type="float">
            <text:p>6.325</text:p>
          </table:table-cell>
          <table:table-cell office:value-type="float" office:value="89.7283333333333" calcext:value-type="float">
            <text:p>89.7283333333333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90.2441666666667" calcext:value-type="float">
            <text:p>90.2441666666667</text:p>
          </table:table-cell>
        </table:table-row>
        <table:table-row table:style-name="ro1">
          <table:table-cell office:value-type="float" office:value="6.525" calcext:value-type="float">
            <text:p>6.525</text:p>
          </table:table-cell>
          <table:table-cell office:value-type="float" office:value="90.715" calcext:value-type="float">
            <text:p>90.715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91.1775" calcext:value-type="float">
            <text:p>91.1775</text:p>
          </table:table-cell>
        </table:table-row>
        <table:table-row table:style-name="ro1">
          <table:table-cell office:value-type="float" office:value="6.725" calcext:value-type="float">
            <text:p>6.725</text:p>
          </table:table-cell>
          <table:table-cell office:value-type="float" office:value="91.6475" calcext:value-type="float">
            <text:p>91.6475</text:p>
          </table:table-cell>
        </table:table-row>
        <table:table-row table:style-name="ro1">
          <table:table-cell office:value-type="float" office:value="6.825" calcext:value-type="float">
            <text:p>6.825</text:p>
          </table:table-cell>
          <table:table-cell office:value-type="float" office:value="92.0725" calcext:value-type="float">
            <text:p>92.0725</text:p>
          </table:table-cell>
        </table:table-row>
        <table:table-row table:style-name="ro1">
          <table:table-cell office:value-type="float" office:value="6.925" calcext:value-type="float">
            <text:p>6.925</text:p>
          </table:table-cell>
          <table:table-cell office:value-type="float" office:value="92.5033333333333" calcext:value-type="float">
            <text:p>92.5033333333333</text:p>
          </table:table-cell>
        </table:table-row>
        <table:table-row table:style-name="ro1">
          <table:table-cell office:value-type="float" office:value="7.025" calcext:value-type="float">
            <text:p>7.025</text:p>
          </table:table-cell>
          <table:table-cell office:value-type="float" office:value="92.9025" calcext:value-type="float">
            <text:p>92.9025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93.2808333333333" calcext:value-type="float">
            <text:p>93.2808333333333</text:p>
          </table:table-cell>
        </table:table-row>
        <table:table-row table:style-name="ro1">
          <table:table-cell office:value-type="float" office:value="7.225" calcext:value-type="float">
            <text:p>7.225</text:p>
          </table:table-cell>
          <table:table-cell office:value-type="float" office:value="93.6775" calcext:value-type="float">
            <text:p>93.6775</text:p>
          </table:table-cell>
        </table:table-row>
        <table:table-row table:style-name="ro1">
          <table:table-cell office:value-type="float" office:value="7.325" calcext:value-type="float">
            <text:p>7.325</text:p>
          </table:table-cell>
          <table:table-cell office:value-type="float" office:value="94.0333333333333" calcext:value-type="float">
            <text:p>94.0333333333333</text:p>
          </table:table-cell>
        </table:table-row>
        <table:table-row table:style-name="ro1">
          <table:table-cell office:value-type="float" office:value="7.425" calcext:value-type="float">
            <text:p>7.425</text:p>
          </table:table-cell>
          <table:table-cell office:value-type="float" office:value="94.3975" calcext:value-type="float">
            <text:p>94.3975</text:p>
          </table:table-cell>
        </table:table-row>
        <table:table-row table:style-name="ro1">
          <table:table-cell office:value-type="float" office:value="7.525" calcext:value-type="float">
            <text:p>7.525</text:p>
          </table:table-cell>
          <table:table-cell office:value-type="float" office:value="94.725" calcext:value-type="float">
            <text:p>94.725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95.0291666666667" calcext:value-type="float">
            <text:p>95.0291666666667</text:p>
          </table:table-cell>
        </table:table-row>
        <table:table-row table:style-name="ro1">
          <table:table-cell office:value-type="float" office:value="7.725" calcext:value-type="float">
            <text:p>7.725</text:p>
          </table:table-cell>
          <table:table-cell office:value-type="float" office:value="95.3266666666667" calcext:value-type="float">
            <text:p>95.3266666666667</text:p>
          </table:table-cell>
        </table:table-row>
        <table:table-row table:style-name="ro1">
          <table:table-cell office:value-type="float" office:value="7.825" calcext:value-type="float">
            <text:p>7.825</text:p>
          </table:table-cell>
          <table:table-cell office:value-type="float" office:value="95.6116666666667" calcext:value-type="float">
            <text:p>95.6116666666667</text:p>
          </table:table-cell>
        </table:table-row>
        <table:table-row table:style-name="ro1">
          <table:table-cell office:value-type="float" office:value="7.925" calcext:value-type="float">
            <text:p>7.925</text:p>
          </table:table-cell>
          <table:table-cell office:value-type="float" office:value="95.8558333333333" calcext:value-type="float">
            <text:p>95.8558333333333</text:p>
          </table:table-cell>
        </table:table-row>
        <table:table-row table:style-name="ro1">
          <table:table-cell office:value-type="float" office:value="8.025" calcext:value-type="float">
            <text:p>8.025</text:p>
          </table:table-cell>
          <table:table-cell office:value-type="float" office:value="96.1108333333333" calcext:value-type="float">
            <text:p>96.1108333333333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96.3691666666667" calcext:value-type="float">
            <text:p>96.3691666666667</text:p>
          </table:table-cell>
        </table:table-row>
        <table:table-row table:style-name="ro1">
          <table:table-cell office:value-type="float" office:value="8.225" calcext:value-type="float">
            <text:p>8.225</text:p>
          </table:table-cell>
          <table:table-cell office:value-type="float" office:value="96.5716666666667" calcext:value-type="float">
            <text:p>96.5716666666667</text:p>
          </table:table-cell>
        </table:table-row>
        <table:table-row table:style-name="ro1">
          <table:table-cell office:value-type="float" office:value="8.325" calcext:value-type="float">
            <text:p>8.325</text:p>
          </table:table-cell>
          <table:table-cell office:value-type="float" office:value="96.7775" calcext:value-type="float">
            <text:p>96.7775</text:p>
          </table:table-cell>
        </table:table-row>
        <table:table-row table:style-name="ro1">
          <table:table-cell office:value-type="float" office:value="8.425" calcext:value-type="float">
            <text:p>8.425</text:p>
          </table:table-cell>
          <table:table-cell office:value-type="float" office:value="96.9575" calcext:value-type="float">
            <text:p>96.9575</text:p>
          </table:table-cell>
        </table:table-row>
        <table:table-row table:style-name="ro1">
          <table:table-cell office:value-type="float" office:value="8.525" calcext:value-type="float">
            <text:p>8.525</text:p>
          </table:table-cell>
          <table:table-cell office:value-type="float" office:value="97.1216666666667" calcext:value-type="float">
            <text:p>97.1216666666667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97.2641666666667" calcext:value-type="float">
            <text:p>97.2641666666667</text:p>
          </table:table-cell>
        </table:table-row>
        <table:table-row table:style-name="ro1">
          <table:table-cell office:value-type="float" office:value="8.725" calcext:value-type="float">
            <text:p>8.725</text:p>
          </table:table-cell>
          <table:table-cell office:value-type="float" office:value="97.3966666666667" calcext:value-type="float">
            <text:p>97.3966666666667</text:p>
          </table:table-cell>
        </table:table-row>
        <table:table-row table:style-name="ro1">
          <table:table-cell office:value-type="float" office:value="8.825" calcext:value-type="float">
            <text:p>8.825</text:p>
          </table:table-cell>
          <table:table-cell office:value-type="float" office:value="97.5225" calcext:value-type="float">
            <text:p>97.5225</text:p>
          </table:table-cell>
        </table:table-row>
        <table:table-row table:style-name="ro1">
          <table:table-cell office:value-type="float" office:value="8.925" calcext:value-type="float">
            <text:p>8.925</text:p>
          </table:table-cell>
          <table:table-cell office:value-type="float" office:value="97.6525" calcext:value-type="float">
            <text:p>97.6525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97.775" calcext:value-type="float">
            <text:p>97.775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97.8983333333333" calcext:value-type="float">
            <text:p>97.8983333333333</text:p>
          </table:table-cell>
        </table:table-row>
        <table:table-row table:style-name="ro1">
          <table:table-cell office:value-type="float" office:value="9.225" calcext:value-type="float">
            <text:p>9.225</text:p>
          </table:table-cell>
          <table:table-cell office:value-type="float" office:value="98.0158333333333" calcext:value-type="float">
            <text:p>98.0158333333333</text:p>
          </table:table-cell>
        </table:table-row>
        <table:table-row table:style-name="ro1">
          <table:table-cell office:value-type="float" office:value="9.325" calcext:value-type="float">
            <text:p>9.325</text:p>
          </table:table-cell>
          <table:table-cell office:value-type="float" office:value="98.115" calcext:value-type="float">
            <text:p>98.115</text:p>
          </table:table-cell>
        </table:table-row>
        <table:table-row table:style-name="ro1">
          <table:table-cell office:value-type="float" office:value="9.425" calcext:value-type="float">
            <text:p>9.425</text:p>
          </table:table-cell>
          <table:table-cell office:value-type="float" office:value="98.1925" calcext:value-type="float">
            <text:p>98.1925</text:p>
          </table:table-cell>
        </table:table-row>
        <table:table-row table:style-name="ro1">
          <table:table-cell office:value-type="float" office:value="9.525" calcext:value-type="float">
            <text:p>9.525</text:p>
          </table:table-cell>
          <table:table-cell office:value-type="float" office:value="98.2741666666667" calcext:value-type="float">
            <text:p>98.2741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4075" calcext:value-type="float">
            <text:p>98.4075</text:p>
          </table:table-cell>
        </table:table-row>
        <table:table-row table:style-name="ro1">
          <table:table-cell office:value-type="float" office:value="10.175" calcext:value-type="float">
            <text:p>10.175</text:p>
          </table:table-cell>
          <table:table-cell office:value-type="float" office:value="98.5491666666667" calcext:value-type="float">
            <text:p>98.5491666666667</text:p>
          </table:table-cell>
        </table:table-row>
        <table:table-row table:style-name="ro1">
          <table:table-cell office:value-type="float" office:value="10.725" calcext:value-type="float">
            <text:p>10.725</text:p>
          </table:table-cell>
          <table:table-cell office:value-type="float" office:value="98.6658333333333" calcext:value-type="float">
            <text:p>98.6658333333333</text:p>
          </table:table-cell>
        </table:table-row>
        <table:table-row table:style-name="ro1">
          <table:table-cell office:value-type="float" office:value="11.275" calcext:value-type="float">
            <text:p>11.275</text:p>
          </table:table-cell>
          <table:table-cell office:value-type="float" office:value="98.7708333333333" calcext:value-type="float">
            <text:p>98.7708333333333</text:p>
          </table:table-cell>
        </table:table-row>
        <table:table-row table:style-name="ro1">
          <table:table-cell office:value-type="float" office:value="11.825" calcext:value-type="float">
            <text:p>11.825</text:p>
          </table:table-cell>
          <table:table-cell office:value-type="float" office:value="98.8408333333333" calcext:value-type="float">
            <text:p>98.8408333333333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98.9208333333333" calcext:value-type="float">
            <text:p>98.920833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0008333333333" calcext:value-type="float">
            <text:p>99.000833333333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99.0766666666667" calcext:value-type="float">
            <text:p>99.076666666666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99.1583333333334" calcext:value-type="float">
            <text:p>99.1583333333334</text:p>
          </table:table-cell>
        </table:table-row>
        <table:table-row table:style-name="ro1">
          <table:table-cell office:value-type="float" office:value="15.3333333333333" calcext:value-type="float">
            <text:p>15.3333333333333</text:p>
          </table:table-cell>
          <table:table-cell office:value-type="float" office:value="99.2816666666667" calcext:value-type="float">
            <text:p>99.2816666666667</text:p>
          </table:table-cell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99.37" calcext:value-type="float">
            <text:p>99.37</text:p>
          </table:table-cell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99.4233333333333" calcext:value-type="float">
            <text:p>99.4233333333333</text:p>
          </table:table-cell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99.4708333333333" calcext:value-type="float">
            <text:p>99.4708333333333</text:p>
          </table:table-cell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99.5075" calcext:value-type="float">
            <text:p>99.507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99.5408333333333" calcext:value-type="float">
            <text:p>99.5408333333333</text:p>
          </table:table-cell>
        </table:table-row>
        <table:table-row table:style-name="ro1">
          <table:table-cell office:value-type="float" office:value="22.4166666666667" calcext:value-type="float">
            <text:p>22.4166666666667</text:p>
          </table:table-cell>
          <table:table-cell office:value-type="float" office:value="99.5716666666667" calcext:value-type="float">
            <text:p>99.5716666666667</text:p>
          </table:table-cell>
        </table:table-row>
        <table:table-row table:style-name="ro1">
          <table:table-cell office:value-type="float" office:value="23.8333333333333" calcext:value-type="float">
            <text:p>23.8333333333333</text:p>
          </table:table-cell>
          <table:table-cell office:value-type="float" office:value="99.5975" calcext:value-type="float">
            <text:p>99.5975</text:p>
          </table:table-cell>
        </table:table-row>
        <table:table-row table:style-name="ro1">
          <table:table-cell office:value-type="float" office:value="27.4166666666667" calcext:value-type="float">
            <text:p>27.4166666666667</text:p>
          </table:table-cell>
          <table:table-cell office:value-type="float" office:value="99.6225" calcext:value-type="float">
            <text:p>99.6225</text:p>
          </table:table-cell>
        </table:table-row>
        <table:table-row table:style-name="ro1">
          <table:table-cell office:value-type="float" office:value="40.5833333333333" calcext:value-type="float">
            <text:p>40.5833333333333</text:p>
          </table:table-cell>
          <table:table-cell office:value-type="float" office:value="99.6416666666667" calcext:value-type="float">
            <text:p>99.6416666666667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99.6625" calcext:value-type="float">
            <text:p>99.6625</text:p>
          </table:table-cell>
        </table:table-row>
        <table:table-row table:style-name="ro1">
          <table:table-cell office:value-type="float" office:value="64.8333333333333" calcext:value-type="float">
            <text:p>64.8333333333333</text:p>
          </table:table-cell>
          <table:table-cell office:value-type="float" office:value="99.6775" calcext:value-type="float">
            <text:p>99.6775</text:p>
          </table:table-cell>
        </table:table-row>
        <table:table-row table:style-name="ro1">
          <table:table-cell office:value-type="float" office:value="80.5833333333333" calcext:value-type="float">
            <text:p>80.5833333333333</text:p>
          </table:table-cell>
          <table:table-cell office:value-type="float" office:value="99.6908333333333" calcext:value-type="float">
            <text:p>99.6908333333333</text:p>
          </table:table-cell>
        </table:table-row>
        <table:table-row table:style-name="ro1">
          <table:table-cell office:value-type="float" office:value="81.1666666666667" calcext:value-type="float">
            <text:p>81.1666666666667</text:p>
          </table:table-cell>
          <table:table-cell office:value-type="float" office:value="99.6991666666667" calcext:value-type="float">
            <text:p>99.6991666666667</text:p>
          </table:table-cell>
        </table:table-row>
        <table:table-row table:style-name="ro1">
          <table:table-cell office:value-type="float" office:value="81.6666666666667" calcext:value-type="float">
            <text:p>81.6666666666667</text:p>
          </table:table-cell>
          <table:table-cell office:value-type="float" office:value="99.7075" calcext:value-type="float">
            <text:p>99.7075</text:p>
          </table:table-cell>
        </table:table-row>
        <table:table-row table:style-name="ro1">
          <table:table-cell office:value-type="float" office:value="82.25" calcext:value-type="float">
            <text:p>82.25</text:p>
          </table:table-cell>
          <table:table-cell office:value-type="float" office:value="99.7208333333333" calcext:value-type="float">
            <text:p>99.7208333333333</text:p>
          </table:table-cell>
        </table:table-row>
        <table:table-row table:style-name="ro1">
          <table:table-cell office:value-type="float" office:value="82.9166666666667" calcext:value-type="float">
            <text:p>82.9166666666667</text:p>
          </table:table-cell>
          <table:table-cell office:value-type="float" office:value="99.7316666666667" calcext:value-type="float">
            <text:p>99.7316666666667</text:p>
          </table:table-cell>
        </table:table-row>
        <table:table-row table:style-name="ro1">
          <table:table-cell office:value-type="float" office:value="83.9166666666667" calcext:value-type="float">
            <text:p>83.9166666666667</text:p>
          </table:table-cell>
          <table:table-cell office:value-type="float" office:value="99.7408333333333" calcext:value-type="float">
            <text:p>99.7408333333333</text:p>
          </table:table-cell>
        </table:table-row>
        <table:table-row table:style-name="ro1">
          <table:table-cell office:value-type="float" office:value="84.5833333333333" calcext:value-type="float">
            <text:p>84.5833333333333</text:p>
          </table:table-cell>
          <table:table-cell office:value-type="float" office:value="99.7508333333333" calcext:value-type="float">
            <text:p>99.7508333333333</text:p>
          </table:table-cell>
        </table:table-row>
        <table:table-row table:style-name="ro1">
          <table:table-cell office:value-type="float" office:value="85.25" calcext:value-type="float">
            <text:p>85.25</text:p>
          </table:table-cell>
          <table:table-cell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86.0833333333333" calcext:value-type="float">
            <text:p>86.0833333333333</text:p>
          </table:table-cell>
          <table:table-cell office:value-type="float" office:value="99.765" calcext:value-type="float">
            <text:p>99.765</text:p>
          </table:table-cell>
        </table:table-row>
        <table:table-row table:style-name="ro1">
          <table:table-cell office:value-type="float" office:value="86.9166666666667" calcext:value-type="float">
            <text:p>86.9166666666667</text:p>
          </table:table-cell>
          <table:table-cell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87.6666666666667" calcext:value-type="float">
            <text:p>87.6666666666667</text:p>
          </table:table-cell>
          <table:table-cell office:value-type="float" office:value="99.7808333333333" calcext:value-type="float">
            <text:p>99.7808333333333</text:p>
          </table:table-cell>
        </table:table-row>
        <table:table-row table:style-name="ro1">
          <table:table-cell office:value-type="float" office:value="88.5833333333333" calcext:value-type="float">
            <text:p>88.5833333333333</text:p>
          </table:table-cell>
          <table:table-cell office:value-type="float" office:value="99.7883333333333" calcext:value-type="float">
            <text:p>99.7883333333333</text:p>
          </table:table-cell>
        </table:table-row>
        <table:table-row table:style-name="ro1">
          <table:table-cell office:value-type="float" office:value="89.3333333333333" calcext:value-type="float">
            <text:p>89.3333333333333</text:p>
          </table:table-cell>
          <table:table-cell office:value-type="float" office:value="99.7975" calcext:value-type="float">
            <text:p>99.7975</text:p>
          </table:table-cell>
        </table:table-row>
        <table:table-row table:style-name="ro1">
          <table:table-cell office:value-type="float" office:value="89.9166666666667" calcext:value-type="float">
            <text:p>89.9166666666667</text:p>
          </table:table-cell>
          <table:table-cell office:value-type="float" office:value="99.8075" calcext:value-type="float">
            <text:p>99.8075</text:p>
          </table:table-cell>
        </table:table-row>
        <table:table-row table:style-name="ro1">
          <table:table-cell office:value-type="float" office:value="91.5833333333334" calcext:value-type="float">
            <text:p>91.5833333333334</text:p>
          </table:table-cell>
          <table:table-cell office:value-type="float" office:value="99.8166666666667" calcext:value-type="float">
            <text:p>99.8166666666667</text:p>
          </table:table-cell>
        </table:table-row>
        <table:table-row table:style-name="ro1">
          <table:table-cell office:value-type="float" office:value="92.25" calcext:value-type="float">
            <text:p>92.25</text:p>
          </table:table-cell>
          <table:table-cell office:value-type="float" office:value="99.8208333333333" calcext:value-type="float">
            <text:p>99.82083333333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.8258333333333" calcext:value-type="float">
            <text:p>99.8258333333333</text:p>
          </table:table-cell>
        </table:table-row>
        <table:table-row table:style-name="ro1">
          <table:table-cell office:value-type="float" office:value="93.6666666666667" calcext:value-type="float">
            <text:p>93.6666666666667</text:p>
          </table:table-cell>
          <table:table-cell office:value-type="float" office:value="99.8325" calcext:value-type="float">
            <text:p>99.8325</text:p>
          </table:table-cell>
        </table:table-row>
        <table:table-row table:style-name="ro1">
          <table:table-cell office:value-type="float" office:value="94.75" calcext:value-type="float">
            <text:p>94.75</text:p>
          </table:table-cell>
          <table:table-cell office:value-type="float" office:value="99.8383333333333" calcext:value-type="float">
            <text:p>99.8383333333333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99.8483333333333" calcext:value-type="float">
            <text:p>99.8483333333333</text:p>
          </table:table-cell>
        </table:table-row>
        <table:table-row table:style-name="ro1">
          <table:table-cell office:value-type="float" office:value="97.1666666666667" calcext:value-type="float">
            <text:p>97.1666666666667</text:p>
          </table:table-cell>
          <table:table-cell office:value-type="float" office:value="99.8575" calcext:value-type="float">
            <text:p>99.8575</text:p>
          </table:table-cell>
        </table:table-row>
        <table:table-row table:style-name="ro1">
          <table:table-cell office:value-type="float" office:value="97.9166666666667" calcext:value-type="float">
            <text:p>97.9166666666667</text:p>
          </table:table-cell>
          <table:table-cell office:value-type="float" office:value="99.8641666666667" calcext:value-type="float">
            <text:p>99.8641666666667</text:p>
          </table:table-cell>
        </table:table-row>
        <table:table-row table:style-name="ro1">
          <table:table-cell office:value-type="float" office:value="99.4166666666667" calcext:value-type="float">
            <text:p>99.4166666666667</text:p>
          </table:table-cell>
          <table:table-cell office:value-type="float" office:value="99.8708333333333" calcext:value-type="float">
            <text:p>99.8708333333333</text:p>
          </table:table-cell>
        </table:table-row>
        <table:table-row table:style-name="ro1">
          <table:table-cell office:value-type="float" office:value="100.25" calcext:value-type="float">
            <text:p>100.25</text:p>
          </table:table-cell>
          <table:table-cell office:value-type="float" office:value="99.8791666666667" calcext:value-type="float">
            <text:p>99.8791666666667</text:p>
          </table:table-cell>
        </table:table-row>
        <table:table-row table:style-name="ro1">
          <table:table-cell office:value-type="float" office:value="102.416666666667" calcext:value-type="float">
            <text:p>102.416666666667</text:p>
          </table:table-cell>
          <table:table-cell office:value-type="float" office:value="99.885" calcext:value-type="float">
            <text:p>99.885</text:p>
          </table:table-cell>
        </table:table-row>
        <table:table-row table:style-name="ro1">
          <table:table-cell office:value-type="float" office:value="103.916666666667" calcext:value-type="float">
            <text:p>103.916666666667</text:p>
          </table:table-cell>
          <table:table-cell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107.333333333333" calcext:value-type="float">
            <text:p>107.33333333333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13.333333333333" calcext:value-type="float">
            <text:p>113.333333333333</text:p>
          </table:table-cell>
          <table:table-cell office:value-type="float" office:value="99.9058333333333" calcext:value-type="float">
            <text:p>99.9058333333333</text:p>
          </table:table-cell>
        </table:table-row>
        <table:table-row table:style-name="ro1">
          <table:table-cell office:value-type="float" office:value="118.25" calcext:value-type="float">
            <text:p>118.25</text:p>
          </table:table-cell>
          <table:table-cell office:value-type="float" office:value="99.9125" calcext:value-type="float">
            <text:p>99.9125</text:p>
          </table:table-cell>
        </table:table-row>
        <table:table-row table:style-name="ro1">
          <table:table-cell office:value-type="float" office:value="127.666666666667" calcext:value-type="float">
            <text:p>127.666666666667</text:p>
          </table:table-cell>
          <table:table-cell office:value-type="float" office:value="99.9175" calcext:value-type="float">
            <text:p>99.9175</text:p>
          </table:table-cell>
        </table:table-row>
        <table:table-row table:style-name="ro1">
          <table:table-cell office:value-type="float" office:value="129.916666666667" calcext:value-type="float">
            <text:p>129.916666666667</text:p>
          </table:table-cell>
          <table:table-cell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133.583333333333" calcext:value-type="float">
            <text:p>133.583333333333</text:p>
          </table:table-cell>
          <table:table-cell office:value-type="float" office:value="99.9308333333333" calcext:value-type="float">
            <text:p>99.9308333333333</text:p>
          </table:table-cell>
        </table:table-row>
        <table:table-row table:style-name="ro1">
          <table:table-cell office:value-type="float" office:value="135.083333333333" calcext:value-type="float">
            <text:p>135.083333333333</text:p>
          </table:table-cell>
          <table:table-cell office:value-type="float" office:value="99.9358333333333" calcext:value-type="float">
            <text:p>99.9358333333333</text:p>
          </table:table-cell>
        </table:table-row>
        <table:table-row table:style-name="ro1">
          <table:table-cell office:value-type="float" office:value="137.166666666667" calcext:value-type="float">
            <text:p>137.166666666667</text:p>
          </table:table-cell>
          <table:table-cell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144.833333333333" calcext:value-type="float">
            <text:p>144.833333333333</text:p>
          </table:table-cell>
          <table:table-cell office:value-type="float" office:value="99.9475" calcext:value-type="float">
            <text:p>99.9475</text:p>
          </table:table-cell>
        </table:table-row>
        <table:table-row table:style-name="ro1">
          <table:table-cell office:value-type="float" office:value="149.666666666667" calcext:value-type="float">
            <text:p>149.666666666667</text:p>
          </table:table-cell>
          <table:table-cell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155.666666666667" calcext:value-type="float">
            <text:p>155.666666666667</text:p>
          </table:table-cell>
          <table:table-cell office:value-type="float" office:value="99.9641666666667" calcext:value-type="float">
            <text:p>99.9641666666667</text:p>
          </table:table-cell>
        </table:table-row>
        <table:table-row table:style-name="ro1">
          <table:table-cell office:value-type="float" office:value="160.75" calcext:value-type="float">
            <text:p>160.75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65.083333333333" calcext:value-type="float">
            <text:p>165.083333333333</text:p>
          </table:table-cell>
          <table:table-cell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69.333333333333" calcext:value-type="float">
            <text:p>169.333333333333</text:p>
          </table:table-cell>
          <table:table-cell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173.583333333333" calcext:value-type="float">
            <text:p>173.583333333333</text:p>
          </table:table-cell>
          <table:table-cell office:value-type="float" office:value="99.9808333333333" calcext:value-type="float">
            <text:p>99.9808333333333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99.9841666666667" calcext:value-type="float">
            <text:p>99.9841666666667</text:p>
          </table:table-cell>
        </table:table-row>
        <table:table-row table:style-name="ro1">
          <table:table-cell office:value-type="float" office:value="192.5" calcext:value-type="float">
            <text:p>192.5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200.083333333333" calcext:value-type="float">
            <text:p>200.083333333333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206.166666666667" calcext:value-type="float">
            <text:p>206.166666666667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207.833333333333" calcext:value-type="float">
            <text:p>207.83333333333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08.666666666667" calcext:value-type="float">
            <text:p>208.66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09.5" calcext:value-type="float">
            <text:p>209.5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19.5" calcext:value-type="float">
            <text:p>219.5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23.666666666667" calcext:value-type="float">
            <text:p>223.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.1425" calcext:value-type="float">
            <text:p>1.14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20833333333333" calcext:value-type="float">
            <text:p>1.20833333333333</text:p>
          </table:table-cell>
          <table:table-cell office:value-type="float" office:value="0.239166666666667" calcext:value-type="float">
            <text:p>0.239166666666667</text:p>
          </table:table-cell>
        </table:table-row>
        <table:table-row table:style-name="ro1">
          <table:table-cell office:value-type="float" office:value="1.30833333333333" calcext:value-type="float">
            <text:p>1.3083333333333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40833333333333" calcext:value-type="float">
            <text:p>1.408333333333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.50833333333333" calcext:value-type="float">
            <text:p>1.50833333333333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float" office:value="1.60833333333333" calcext:value-type="float">
            <text:p>1.60833333333333</text:p>
          </table:table-cell>
          <table:table-cell office:value-type="float" office:value="14.1958333333333" calcext:value-type="float">
            <text:p>14.1958333333333</text:p>
          </table:table-cell>
        </table:table-row>
        <table:table-row table:style-name="ro1">
          <table:table-cell office:value-type="float" office:value="1.70833333333333" calcext:value-type="float">
            <text:p>1.70833333333333</text:p>
          </table:table-cell>
          <table:table-cell office:value-type="float" office:value="20.7491666666667" calcext:value-type="float">
            <text:p>20.7491666666667</text:p>
          </table:table-cell>
        </table:table-row>
        <table:table-row table:style-name="ro1">
          <table:table-cell office:value-type="float" office:value="1.80833333333333" calcext:value-type="float">
            <text:p>1.80833333333333</text:p>
          </table:table-cell>
          <table:table-cell office:value-type="float" office:value="27.2633333333333" calcext:value-type="float">
            <text:p>27.2633333333333</text:p>
          </table:table-cell>
        </table:table-row>
        <table:table-row table:style-name="ro1">
          <table:table-cell office:value-type="float" office:value="1.90833333333333" calcext:value-type="float">
            <text:p>1.90833333333333</text:p>
          </table:table-cell>
          <table:table-cell office:value-type="float" office:value="33.385" calcext:value-type="float">
            <text:p>33.385</text:p>
          </table:table-cell>
        </table:table-row>
        <table:table-row table:style-name="ro1">
          <table:table-cell office:value-type="float" office:value="2.00833333333333" calcext:value-type="float">
            <text:p>2.00833333333333</text:p>
          </table:table-cell>
          <table:table-cell office:value-type="float" office:value="38.8883333333333" calcext:value-type="float">
            <text:p>38.8883333333333</text:p>
          </table:table-cell>
        </table:table-row>
        <table:table-row table:style-name="ro1">
          <table:table-cell office:value-type="float" office:value="2.10833333333333" calcext:value-type="float">
            <text:p>2.10833333333333</text:p>
          </table:table-cell>
          <table:table-cell office:value-type="float" office:value="43.7641666666667" calcext:value-type="float">
            <text:p>43.7641666666667</text:p>
          </table:table-cell>
        </table:table-row>
        <table:table-row table:style-name="ro1">
          <table:table-cell office:value-type="float" office:value="2.20833333333333" calcext:value-type="float">
            <text:p>2.20833333333333</text:p>
          </table:table-cell>
          <table:table-cell office:value-type="float" office:value="48.0075" calcext:value-type="float">
            <text:p>48.0075</text:p>
          </table:table-cell>
        </table:table-row>
        <table:table-row table:style-name="ro1">
          <table:table-cell office:value-type="float" office:value="2.30833333333333" calcext:value-type="float">
            <text:p>2.30833333333333</text:p>
          </table:table-cell>
          <table:table-cell office:value-type="float" office:value="51.5025" calcext:value-type="float">
            <text:p>51.5025</text:p>
          </table:table-cell>
        </table:table-row>
        <table:table-row table:style-name="ro1">
          <table:table-cell office:value-type="float" office:value="2.40833333333333" calcext:value-type="float">
            <text:p>2.40833333333333</text:p>
          </table:table-cell>
          <table:table-cell office:value-type="float" office:value="54.5216666666667" calcext:value-type="float">
            <text:p>54.5216666666667</text:p>
          </table:table-cell>
        </table:table-row>
        <table:table-row table:style-name="ro1">
          <table:table-cell office:value-type="float" office:value="2.50833333333333" calcext:value-type="float">
            <text:p>2.50833333333333</text:p>
          </table:table-cell>
          <table:table-cell office:value-type="float" office:value="57.1316666666667" calcext:value-type="float">
            <text:p>57.1316666666667</text:p>
          </table:table-cell>
        </table:table-row>
        <table:table-row table:style-name="ro1">
          <table:table-cell office:value-type="float" office:value="2.60833333333333" calcext:value-type="float">
            <text:p>2.60833333333333</text:p>
          </table:table-cell>
          <table:table-cell office:value-type="float" office:value="59.2775" calcext:value-type="float">
            <text:p>59.2775</text:p>
          </table:table-cell>
        </table:table-row>
        <table:table-row table:style-name="ro1">
          <table:table-cell office:value-type="float" office:value="2.70833333333333" calcext:value-type="float">
            <text:p>2.70833333333333</text:p>
          </table:table-cell>
          <table:table-cell office:value-type="float" office:value="61.1508333333333" calcext:value-type="float">
            <text:p>61.1508333333333</text:p>
          </table:table-cell>
        </table:table-row>
        <table:table-row table:style-name="ro1">
          <table:table-cell office:value-type="float" office:value="2.80833333333333" calcext:value-type="float">
            <text:p>2.80833333333333</text:p>
          </table:table-cell>
          <table:table-cell office:value-type="float" office:value="62.8008333333333" calcext:value-type="float">
            <text:p>62.8008333333333</text:p>
          </table:table-cell>
        </table:table-row>
        <table:table-row table:style-name="ro1">
          <table:table-cell office:value-type="float" office:value="2.90833333333333" calcext:value-type="float">
            <text:p>2.90833333333333</text:p>
          </table:table-cell>
          <table:table-cell office:value-type="float" office:value="64.245" calcext:value-type="float">
            <text:p>64.245</text:p>
          </table:table-cell>
        </table:table-row>
        <table:table-row table:style-name="ro1">
          <table:table-cell office:value-type="float" office:value="3.00833333333333" calcext:value-type="float">
            <text:p>3.00833333333333</text:p>
          </table:table-cell>
          <table:table-cell office:value-type="float" office:value="65.4758333333333" calcext:value-type="float">
            <text:p>65.4758333333333</text:p>
          </table:table-cell>
        </table:table-row>
        <table:table-row table:style-name="ro1">
          <table:table-cell office:value-type="float" office:value="3.10833333333333" calcext:value-type="float">
            <text:p>3.10833333333333</text:p>
          </table:table-cell>
          <table:table-cell office:value-type="float" office:value="66.5216666666667" calcext:value-type="float">
            <text:p>66.5216666666667</text:p>
          </table:table-cell>
        </table:table-row>
        <table:table-row table:style-name="ro1">
          <table:table-cell office:value-type="float" office:value="3.20833333333333" calcext:value-type="float">
            <text:p>3.20833333333333</text:p>
          </table:table-cell>
          <table:table-cell office:value-type="float" office:value="67.4633333333333" calcext:value-type="float">
            <text:p>67.4633333333333</text:p>
          </table:table-cell>
        </table:table-row>
        <table:table-row table:style-name="ro1">
          <table:table-cell office:value-type="float" office:value="3.30833333333333" calcext:value-type="float">
            <text:p>3.30833333333333</text:p>
          </table:table-cell>
          <table:table-cell office:value-type="float" office:value="68.34" calcext:value-type="float">
            <text:p>68.34</text:p>
          </table:table-cell>
        </table:table-row>
        <table:table-row table:style-name="ro1">
          <table:table-cell office:value-type="float" office:value="3.40833333333333" calcext:value-type="float">
            <text:p>3.40833333333333</text:p>
          </table:table-cell>
          <table:table-cell office:value-type="float" office:value="69.1408333333333" calcext:value-type="float">
            <text:p>69.1408333333333</text:p>
          </table:table-cell>
        </table:table-row>
        <table:table-row table:style-name="ro1">
          <table:table-cell office:value-type="float" office:value="3.50833333333333" calcext:value-type="float">
            <text:p>3.50833333333333</text:p>
          </table:table-cell>
          <table:table-cell office:value-type="float" office:value="69.8583333333333" calcext:value-type="float">
            <text:p>69.8583333333333</text:p>
          </table:table-cell>
        </table:table-row>
        <table:table-row table:style-name="ro1">
          <table:table-cell office:value-type="float" office:value="3.60833333333333" calcext:value-type="float">
            <text:p>3.60833333333333</text:p>
          </table:table-cell>
          <table:table-cell office:value-type="float" office:value="70.5591666666667" calcext:value-type="float">
            <text:p>70.5591666666667</text:p>
          </table:table-cell>
        </table:table-row>
        <table:table-row table:style-name="ro1">
          <table:table-cell office:value-type="float" office:value="3.70833333333333" calcext:value-type="float">
            <text:p>3.70833333333333</text:p>
          </table:table-cell>
          <table:table-cell office:value-type="float" office:value="71.2125" calcext:value-type="float">
            <text:p>71.2125</text:p>
          </table:table-cell>
        </table:table-row>
        <table:table-row table:style-name="ro1">
          <table:table-cell office:value-type="float" office:value="3.80833333333333" calcext:value-type="float">
            <text:p>3.80833333333333</text:p>
          </table:table-cell>
          <table:table-cell office:value-type="float" office:value="71.7591666666667" calcext:value-type="float">
            <text:p>71.7591666666667</text:p>
          </table:table-cell>
        </table:table-row>
        <table:table-row table:style-name="ro1">
          <table:table-cell office:value-type="float" office:value="3.90833333333333" calcext:value-type="float">
            <text:p>3.90833333333333</text:p>
          </table:table-cell>
          <table:table-cell office:value-type="float" office:value="72.3666666666667" calcext:value-type="float">
            <text:p>72.3666666666667</text:p>
          </table:table-cell>
        </table:table-row>
        <table:table-row table:style-name="ro1">
          <table:table-cell office:value-type="float" office:value="4.00833333333333" calcext:value-type="float">
            <text:p>4.00833333333333</text:p>
          </table:table-cell>
          <table:table-cell office:value-type="float" office:value="73.0441666666667" calcext:value-type="float">
            <text:p>73.0441666666667</text:p>
          </table:table-cell>
        </table:table-row>
        <table:table-row table:style-name="ro1">
          <table:table-cell office:value-type="float" office:value="4.10833333333333" calcext:value-type="float">
            <text:p>4.10833333333333</text:p>
          </table:table-cell>
          <table:table-cell office:value-type="float" office:value="73.74" calcext:value-type="float">
            <text:p>73.74</text:p>
          </table:table-cell>
        </table:table-row>
        <table:table-row table:style-name="ro1">
          <table:table-cell office:value-type="float" office:value="4.20833333333333" calcext:value-type="float">
            <text:p>4.20833333333333</text:p>
          </table:table-cell>
          <table:table-cell office:value-type="float" office:value="74.4666666666667" calcext:value-type="float">
            <text:p>74.4666666666667</text:p>
          </table:table-cell>
        </table:table-row>
        <table:table-row table:style-name="ro1">
          <table:table-cell office:value-type="float" office:value="4.30833333333333" calcext:value-type="float">
            <text:p>4.30833333333333</text:p>
          </table:table-cell>
          <table:table-cell office:value-type="float" office:value="75.14" calcext:value-type="float">
            <text:p>75.14</text:p>
          </table:table-cell>
        </table:table-row>
        <table:table-row table:style-name="ro1">
          <table:table-cell office:value-type="float" office:value="4.40833333333333" calcext:value-type="float">
            <text:p>4.40833333333333</text:p>
          </table:table-cell>
          <table:table-cell office:value-type="float" office:value="75.905" calcext:value-type="float">
            <text:p>75.905</text:p>
          </table:table-cell>
        </table:table-row>
        <table:table-row table:style-name="ro1">
          <table:table-cell office:value-type="float" office:value="4.50833333333333" calcext:value-type="float">
            <text:p>4.50833333333333</text:p>
          </table:table-cell>
          <table:table-cell office:value-type="float" office:value="76.6983333333333" calcext:value-type="float">
            <text:p>76.6983333333333</text:p>
          </table:table-cell>
        </table:table-row>
        <table:table-row table:style-name="ro1">
          <table:table-cell office:value-type="float" office:value="4.60833333333333" calcext:value-type="float">
            <text:p>4.60833333333333</text:p>
          </table:table-cell>
          <table:table-cell office:value-type="float" office:value="77.5575" calcext:value-type="float">
            <text:p>77.5575</text:p>
          </table:table-cell>
        </table:table-row>
        <table:table-row table:style-name="ro1">
          <table:table-cell office:value-type="float" office:value="4.70833333333333" calcext:value-type="float">
            <text:p>4.70833333333333</text:p>
          </table:table-cell>
          <table:table-cell office:value-type="float" office:value="78.4725" calcext:value-type="float">
            <text:p>78.4725</text:p>
          </table:table-cell>
        </table:table-row>
        <table:table-row table:style-name="ro1">
          <table:table-cell office:value-type="float" office:value="4.80833333333333" calcext:value-type="float">
            <text:p>4.80833333333333</text:p>
          </table:table-cell>
          <table:table-cell office:value-type="float" office:value="79.3491666666667" calcext:value-type="float">
            <text:p>79.3491666666667</text:p>
          </table:table-cell>
        </table:table-row>
        <table:table-row table:style-name="ro1">
          <table:table-cell office:value-type="float" office:value="4.90833333333333" calcext:value-type="float">
            <text:p>4.90833333333333</text:p>
          </table:table-cell>
          <table:table-cell office:value-type="float" office:value="80.2391666666667" calcext:value-type="float">
            <text:p>80.2391666666667</text:p>
          </table:table-cell>
        </table:table-row>
        <table:table-row table:style-name="ro1">
          <table:table-cell office:value-type="float" office:value="5.00833333333333" calcext:value-type="float">
            <text:p>5.00833333333333</text:p>
          </table:table-cell>
          <table:table-cell office:value-type="float" office:value="81.1525" calcext:value-type="float">
            <text:p>81.1525</text:p>
          </table:table-cell>
        </table:table-row>
        <table:table-row table:style-name="ro1">
          <table:table-cell office:value-type="float" office:value="5.10833333333333" calcext:value-type="float">
            <text:p>5.10833333333333</text:p>
          </table:table-cell>
          <table:table-cell office:value-type="float" office:value="82.0483333333334" calcext:value-type="float">
            <text:p>82.0483333333334</text:p>
          </table:table-cell>
        </table:table-row>
        <table:table-row table:style-name="ro1">
          <table:table-cell office:value-type="float" office:value="5.20833333333333" calcext:value-type="float">
            <text:p>5.20833333333333</text:p>
          </table:table-cell>
          <table:table-cell office:value-type="float" office:value="82.9025" calcext:value-type="float">
            <text:p>82.9025</text:p>
          </table:table-cell>
        </table:table-row>
        <table:table-row table:style-name="ro1">
          <table:table-cell office:value-type="float" office:value="5.30833333333333" calcext:value-type="float">
            <text:p>5.30833333333333</text:p>
          </table:table-cell>
          <table:table-cell office:value-type="float" office:value="83.7175" calcext:value-type="float">
            <text:p>83.7175</text:p>
          </table:table-cell>
        </table:table-row>
        <table:table-row table:style-name="ro1">
          <table:table-cell office:value-type="float" office:value="5.40833333333333" calcext:value-type="float">
            <text:p>5.40833333333333</text:p>
          </table:table-cell>
          <table:table-cell office:value-type="float" office:value="84.5466666666667" calcext:value-type="float">
            <text:p>84.5466666666667</text:p>
          </table:table-cell>
        </table:table-row>
        <table:table-row table:style-name="ro1">
          <table:table-cell office:value-type="float" office:value="5.50833333333333" calcext:value-type="float">
            <text:p>5.50833333333333</text:p>
          </table:table-cell>
          <table:table-cell office:value-type="float" office:value="85.3025" calcext:value-type="float">
            <text:p>85.3025</text:p>
          </table:table-cell>
        </table:table-row>
        <table:table-row table:style-name="ro1">
          <table:table-cell office:value-type="float" office:value="5.60833333333333" calcext:value-type="float">
            <text:p>5.60833333333333</text:p>
          </table:table-cell>
          <table:table-cell office:value-type="float" office:value="86.0275" calcext:value-type="float">
            <text:p>86.0275</text:p>
          </table:table-cell>
        </table:table-row>
        <table:table-row table:style-name="ro1">
          <table:table-cell office:value-type="float" office:value="5.70833333333333" calcext:value-type="float">
            <text:p>5.70833333333333</text:p>
          </table:table-cell>
          <table:table-cell office:value-type="float" office:value="86.7358333333333" calcext:value-type="float">
            <text:p>86.7358333333333</text:p>
          </table:table-cell>
        </table:table-row>
        <table:table-row table:style-name="ro1">
          <table:table-cell office:value-type="float" office:value="5.80833333333333" calcext:value-type="float">
            <text:p>5.80833333333333</text:p>
          </table:table-cell>
          <table:table-cell office:value-type="float" office:value="87.45" calcext:value-type="float">
            <text:p>87.45</text:p>
          </table:table-cell>
        </table:table-row>
        <table:table-row table:style-name="ro1">
          <table:table-cell office:value-type="float" office:value="5.90833333333333" calcext:value-type="float">
            <text:p>5.90833333333333</text:p>
          </table:table-cell>
          <table:table-cell office:value-type="float" office:value="88.1116666666667" calcext:value-type="float">
            <text:p>88.1116666666667</text:p>
          </table:table-cell>
        </table:table-row>
        <table:table-row table:style-name="ro1">
          <table:table-cell office:value-type="float" office:value="6.00833333333333" calcext:value-type="float">
            <text:p>6.00833333333333</text:p>
          </table:table-cell>
          <table:table-cell office:value-type="float" office:value="88.6916666666667" calcext:value-type="float">
            <text:p>88.6916666666667</text:p>
          </table:table-cell>
        </table:table-row>
        <table:table-row table:style-name="ro1">
          <table:table-cell office:value-type="float" office:value="6.10833333333333" calcext:value-type="float">
            <text:p>6.10833333333333</text:p>
          </table:table-cell>
          <table:table-cell office:value-type="float" office:value="89.2833333333333" calcext:value-type="float">
            <text:p>89.2833333333333</text:p>
          </table:table-cell>
        </table:table-row>
        <table:table-row table:style-name="ro1">
          <table:table-cell office:value-type="float" office:value="6.20833333333333" calcext:value-type="float">
            <text:p>6.20833333333333</text:p>
          </table:table-cell>
          <table:table-cell office:value-type="float" office:value="89.835" calcext:value-type="float">
            <text:p>89.835</text:p>
          </table:table-cell>
        </table:table-row>
        <table:table-row table:style-name="ro1">
          <table:table-cell office:value-type="float" office:value="6.30833333333333" calcext:value-type="float">
            <text:p>6.30833333333333</text:p>
          </table:table-cell>
          <table:table-cell office:value-type="float" office:value="90.3566666666667" calcext:value-type="float">
            <text:p>90.3566666666667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90.845" calcext:value-type="float">
            <text:p>90.845</text:p>
          </table:table-cell>
        </table:table-row>
        <table:table-row table:style-name="ro1">
          <table:table-cell office:value-type="float" office:value="6.50833333333333" calcext:value-type="float">
            <text:p>6.50833333333333</text:p>
          </table:table-cell>
          <table:table-cell office:value-type="float" office:value="91.3625" calcext:value-type="float">
            <text:p>91.3625</text:p>
          </table:table-cell>
        </table:table-row>
        <table:table-row table:style-name="ro1">
          <table:table-cell office:value-type="float" office:value="6.60833333333333" calcext:value-type="float">
            <text:p>6.60833333333333</text:p>
          </table:table-cell>
          <table:table-cell office:value-type="float" office:value="91.8383333333333" calcext:value-type="float">
            <text:p>91.8383333333333</text:p>
          </table:table-cell>
        </table:table-row>
        <table:table-row table:style-name="ro1">
          <table:table-cell office:value-type="float" office:value="6.70833333333333" calcext:value-type="float">
            <text:p>6.70833333333333</text:p>
          </table:table-cell>
          <table:table-cell office:value-type="float" office:value="92.3108333333333" calcext:value-type="float">
            <text:p>92.3108333333333</text:p>
          </table:table-cell>
        </table:table-row>
        <table:table-row table:style-name="ro1">
          <table:table-cell office:value-type="float" office:value="6.80833333333333" calcext:value-type="float">
            <text:p>6.80833333333333</text:p>
          </table:table-cell>
          <table:table-cell office:value-type="float" office:value="92.7466666666667" calcext:value-type="float">
            <text:p>92.7466666666667</text:p>
          </table:table-cell>
        </table:table-row>
        <table:table-row table:style-name="ro1">
          <table:table-cell office:value-type="float" office:value="6.90833333333333" calcext:value-type="float">
            <text:p>6.90833333333333</text:p>
          </table:table-cell>
          <table:table-cell office:value-type="float" office:value="93.1733333333333" calcext:value-type="float">
            <text:p>93.1733333333333</text:p>
          </table:table-cell>
        </table:table-row>
        <table:table-row table:style-name="ro1">
          <table:table-cell office:value-type="float" office:value="7.00833333333333" calcext:value-type="float">
            <text:p>7.00833333333333</text:p>
          </table:table-cell>
          <table:table-cell office:value-type="float" office:value="93.6358333333333" calcext:value-type="float">
            <text:p>93.6358333333333</text:p>
          </table:table-cell>
        </table:table-row>
        <table:table-row table:style-name="ro1">
          <table:table-cell office:value-type="float" office:value="7.10833333333333" calcext:value-type="float">
            <text:p>7.10833333333333</text:p>
          </table:table-cell>
          <table:table-cell office:value-type="float" office:value="94.0316666666667" calcext:value-type="float">
            <text:p>94.0316666666667</text:p>
          </table:table-cell>
        </table:table-row>
        <table:table-row table:style-name="ro1">
          <table:table-cell office:value-type="float" office:value="7.20833333333333" calcext:value-type="float">
            <text:p>7.20833333333333</text:p>
          </table:table-cell>
          <table:table-cell office:value-type="float" office:value="94.3733333333333" calcext:value-type="float">
            <text:p>94.3733333333333</text:p>
          </table:table-cell>
        </table:table-row>
        <table:table-row table:style-name="ro1">
          <table:table-cell office:value-type="float" office:value="7.30833333333333" calcext:value-type="float">
            <text:p>7.30833333333333</text:p>
          </table:table-cell>
          <table:table-cell office:value-type="float" office:value="94.7141666666667" calcext:value-type="float">
            <text:p>94.7141666666667</text:p>
          </table:table-cell>
        </table:table-row>
        <table:table-row table:style-name="ro1">
          <table:table-cell office:value-type="float" office:value="7.40833333333333" calcext:value-type="float">
            <text:p>7.40833333333333</text:p>
          </table:table-cell>
          <table:table-cell office:value-type="float" office:value="95.0208333333334" calcext:value-type="float">
            <text:p>95.0208333333334</text:p>
          </table:table-cell>
        </table:table-row>
        <table:table-row table:style-name="ro1">
          <table:table-cell office:value-type="float" office:value="7.50833333333333" calcext:value-type="float">
            <text:p>7.50833333333333</text:p>
          </table:table-cell>
          <table:table-cell office:value-type="float" office:value="95.3441666666667" calcext:value-type="float">
            <text:p>95.3441666666667</text:p>
          </table:table-cell>
        </table:table-row>
        <table:table-row table:style-name="ro1">
          <table:table-cell office:value-type="float" office:value="7.60833333333333" calcext:value-type="float">
            <text:p>7.60833333333333</text:p>
          </table:table-cell>
          <table:table-cell office:value-type="float" office:value="95.6041666666667" calcext:value-type="float">
            <text:p>95.6041666666667</text:p>
          </table:table-cell>
        </table:table-row>
        <table:table-row table:style-name="ro1">
          <table:table-cell office:value-type="float" office:value="7.70833333333333" calcext:value-type="float">
            <text:p>7.70833333333333</text:p>
          </table:table-cell>
          <table:table-cell office:value-type="float" office:value="95.8608333333333" calcext:value-type="float">
            <text:p>95.8608333333333</text:p>
          </table:table-cell>
        </table:table-row>
        <table:table-row table:style-name="ro1">
          <table:table-cell office:value-type="float" office:value="7.80833333333333" calcext:value-type="float">
            <text:p>7.80833333333333</text:p>
          </table:table-cell>
          <table:table-cell office:value-type="float" office:value="96.1091666666667" calcext:value-type="float">
            <text:p>96.1091666666667</text:p>
          </table:table-cell>
        </table:table-row>
        <table:table-row table:style-name="ro1">
          <table:table-cell office:value-type="float" office:value="7.90833333333333" calcext:value-type="float">
            <text:p>7.90833333333333</text:p>
          </table:table-cell>
          <table:table-cell office:value-type="float" office:value="96.3591666666667" calcext:value-type="float">
            <text:p>96.3591666666667</text:p>
          </table:table-cell>
        </table:table-row>
        <table:table-row table:style-name="ro1">
          <table:table-cell office:value-type="float" office:value="8.00833333333333" calcext:value-type="float">
            <text:p>8.00833333333333</text:p>
          </table:table-cell>
          <table:table-cell office:value-type="float" office:value="96.565" calcext:value-type="float">
            <text:p>96.565</text:p>
          </table:table-cell>
        </table:table-row>
        <table:table-row table:style-name="ro1">
          <table:table-cell office:value-type="float" office:value="8.10833333333333" calcext:value-type="float">
            <text:p>8.10833333333333</text:p>
          </table:table-cell>
          <table:table-cell office:value-type="float" office:value="96.7591666666667" calcext:value-type="float">
            <text:p>96.7591666666667</text:p>
          </table:table-cell>
        </table:table-row>
        <table:table-row table:style-name="ro1">
          <table:table-cell office:value-type="float" office:value="8.20833333333333" calcext:value-type="float">
            <text:p>8.20833333333333</text:p>
          </table:table-cell>
          <table:table-cell office:value-type="float" office:value="96.9366666666667" calcext:value-type="float">
            <text:p>96.9366666666667</text:p>
          </table:table-cell>
        </table:table-row>
        <table:table-row table:style-name="ro1">
          <table:table-cell office:value-type="float" office:value="8.30833333333333" calcext:value-type="float">
            <text:p>8.30833333333333</text:p>
          </table:table-cell>
          <table:table-cell office:value-type="float" office:value="97.1075" calcext:value-type="float">
            <text:p>97.1075</text:p>
          </table:table-cell>
        </table:table-row>
        <table:table-row table:style-name="ro1">
          <table:table-cell office:value-type="float" office:value="8.40833333333333" calcext:value-type="float">
            <text:p>8.40833333333333</text:p>
          </table:table-cell>
          <table:table-cell office:value-type="float" office:value="97.2583333333333" calcext:value-type="float">
            <text:p>97.2583333333333</text:p>
          </table:table-cell>
        </table:table-row>
        <table:table-row table:style-name="ro1">
          <table:table-cell office:value-type="float" office:value="8.50833333333333" calcext:value-type="float">
            <text:p>8.50833333333333</text:p>
          </table:table-cell>
          <table:table-cell office:value-type="float" office:value="97.4066666666667" calcext:value-type="float">
            <text:p>97.4066666666667</text:p>
          </table:table-cell>
        </table:table-row>
        <table:table-row table:style-name="ro1">
          <table:table-cell office:value-type="float" office:value="8.60833333333333" calcext:value-type="float">
            <text:p>8.60833333333333</text:p>
          </table:table-cell>
          <table:table-cell office:value-type="float" office:value="97.5333333333333" calcext:value-type="float">
            <text:p>97.5333333333333</text:p>
          </table:table-cell>
        </table:table-row>
        <table:table-row table:style-name="ro1">
          <table:table-cell office:value-type="float" office:value="8.70833333333333" calcext:value-type="float">
            <text:p>8.70833333333333</text:p>
          </table:table-cell>
          <table:table-cell office:value-type="float" office:value="97.6491666666667" calcext:value-type="float">
            <text:p>97.6491666666667</text:p>
          </table:table-cell>
        </table:table-row>
        <table:table-row table:style-name="ro1">
          <table:table-cell office:value-type="float" office:value="8.80833333333333" calcext:value-type="float">
            <text:p>8.80833333333333</text:p>
          </table:table-cell>
          <table:table-cell office:value-type="float" office:value="97.7641666666667" calcext:value-type="float">
            <text:p>97.7641666666667</text:p>
          </table:table-cell>
        </table:table-row>
        <table:table-row table:style-name="ro1">
          <table:table-cell office:value-type="float" office:value="8.90833333333333" calcext:value-type="float">
            <text:p>8.90833333333333</text:p>
          </table:table-cell>
          <table:table-cell office:value-type="float" office:value="97.875" calcext:value-type="float">
            <text:p>97.875</text:p>
          </table:table-cell>
        </table:table-row>
        <table:table-row table:style-name="ro1">
          <table:table-cell office:value-type="float" office:value="9.00833333333333" calcext:value-type="float">
            <text:p>9.00833333333333</text:p>
          </table:table-cell>
          <table:table-cell office:value-type="float" office:value="97.9675" calcext:value-type="float">
            <text:p>97.9675</text:p>
          </table:table-cell>
        </table:table-row>
        <table:table-row table:style-name="ro1">
          <table:table-cell office:value-type="float" office:value="9.10833333333333" calcext:value-type="float">
            <text:p>9.10833333333333</text:p>
          </table:table-cell>
          <table:table-cell office:value-type="float" office:value="98.0416666666667" calcext:value-type="float">
            <text:p>98.0416666666667</text:p>
          </table:table-cell>
        </table:table-row>
        <table:table-row table:style-name="ro1">
          <table:table-cell office:value-type="float" office:value="9.20833333333333" calcext:value-type="float">
            <text:p>9.20833333333333</text:p>
          </table:table-cell>
          <table:table-cell office:value-type="float" office:value="98.1241666666667" calcext:value-type="float">
            <text:p>98.1241666666667</text:p>
          </table:table-cell>
        </table:table-row>
        <table:table-row table:style-name="ro1">
          <table:table-cell office:value-type="float" office:value="9.30833333333333" calcext:value-type="float">
            <text:p>9.30833333333333</text:p>
          </table:table-cell>
          <table:table-cell office:value-type="float" office:value="98.1991666666667" calcext:value-type="float">
            <text:p>98.1991666666667</text:p>
          </table:table-cell>
        </table:table-row>
        <table:table-row table:style-name="ro1">
          <table:table-cell office:value-type="float" office:value="9.40833333333333" calcext:value-type="float">
            <text:p>9.40833333333333</text:p>
          </table:table-cell>
          <table:table-cell office:value-type="float" office:value="98.2775" calcext:value-type="float">
            <text:p>98.2775</text:p>
          </table:table-cell>
        </table:table-row>
        <table:table-row table:style-name="ro1">
          <table:table-cell office:value-type="float" office:value="9.50833333333333" calcext:value-type="float">
            <text:p>9.50833333333333</text:p>
          </table:table-cell>
          <table:table-cell office:value-type="float" office:value="98.3408333333333" calcext:value-type="float">
            <text:p>98.3408333333333</text:p>
          </table:table-cell>
        </table:table-row>
        <table:table-row table:style-name="ro1">
          <table:table-cell office:value-type="float" office:value="9.60833333333333" calcext:value-type="float">
            <text:p>9.60833333333333</text:p>
          </table:table-cell>
          <table:table-cell office:value-type="float" office:value="98.4041666666667" calcext:value-type="float">
            <text:p>98.4041666666667</text:p>
          </table:table-cell>
        </table:table-row>
        <table:table-row table:style-name="ro1">
          <table:table-cell office:value-type="float" office:value="9.70833333333333" calcext:value-type="float">
            <text:p>9.70833333333333</text:p>
          </table:table-cell>
          <table:table-cell office:value-type="float" office:value="98.4675" calcext:value-type="float">
            <text:p>98.4675</text:p>
          </table:table-cell>
        </table:table-row>
        <table:table-row table:style-name="ro1">
          <table:table-cell office:value-type="float" office:value="9.80833333333333" calcext:value-type="float">
            <text:p>9.80833333333333</text:p>
          </table:table-cell>
          <table:table-cell office:value-type="float" office:value="98.6041666666667" calcext:value-type="float">
            <text:p>98.6041666666667</text:p>
          </table:table-cell>
        </table:table-row>
        <table:table-row table:style-name="ro1">
          <table:table-cell office:value-type="float" office:value="10.3583333333333" calcext:value-type="float">
            <text:p>10.3583333333333</text:p>
          </table:table-cell>
          <table:table-cell office:value-type="float" office:value="98.735" calcext:value-type="float">
            <text:p>98.735</text:p>
          </table:table-cell>
        </table:table-row>
        <table:table-row table:style-name="ro1">
          <table:table-cell office:value-type="float" office:value="10.9083333333333" calcext:value-type="float">
            <text:p>10.9083333333333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float" office:value="11.4583333333333" calcext:value-type="float">
            <text:p>11.4583333333333</text:p>
          </table:table-cell>
          <table:table-cell office:value-type="float" office:value="98.935" calcext:value-type="float">
            <text:p>98.935</text:p>
          </table:table-cell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99.0833333333334" calcext:value-type="float">
            <text:p>99.0833333333334</text:p>
          </table:table-cell>
        </table:table-row>
        <table:table-row table:style-name="ro1">
          <table:table-cell office:value-type="float" office:value="13.0833333333333" calcext:value-type="float">
            <text:p>13.0833333333333</text:p>
          </table:table-cell>
          <table:table-cell office:value-type="float" office:value="99.2325" calcext:value-type="float">
            <text:p>99.2325</text:p>
          </table:table-cell>
        </table:table-row>
        <table:table-row table:style-name="ro1">
          <table:table-cell office:value-type="float" office:value="14.0833333333333" calcext:value-type="float">
            <text:p>14.0833333333333</text:p>
          </table:table-cell>
          <table:table-cell office:value-type="float" office:value="99.325" calcext:value-type="float">
            <text:p>99.325</text:p>
          </table:table-cell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99.3833333333333" calcext:value-type="float">
            <text:p>99.3833333333333</text:p>
          </table:table-cell>
        </table:table-row>
        <table:table-row table:style-name="ro1">
          <table:table-cell office:value-type="float" office:value="16.1666666666667" calcext:value-type="float">
            <text:p>16.1666666666667</text:p>
          </table:table-cell>
          <table:table-cell office:value-type="float" office:value="99.4308333333333" calcext:value-type="float">
            <text:p>99.4308333333333</text:p>
          </table:table-cell>
        </table:table-row>
        <table:table-row table:style-name="ro1">
          <table:table-cell office:value-type="float" office:value="17.1666666666667" calcext:value-type="float">
            <text:p>17.1666666666667</text:p>
          </table:table-cell>
          <table:table-cell office:value-type="float" office:value="99.48" calcext:value-type="float">
            <text:p>99.48</text:p>
          </table:table-cell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99.5325" calcext:value-type="float">
            <text:p>99.532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99.5608333333333" calcext:value-type="float">
            <text:p>99.5608333333333</text:p>
          </table:table-cell>
        </table:table-row>
        <table:table-row table:style-name="ro1">
          <table:table-cell office:value-type="float" office:value="20.6666666666667" calcext:value-type="float">
            <text:p>20.6666666666667</text:p>
          </table:table-cell>
          <table:table-cell office:value-type="float" office:value="99.5891666666667" calcext:value-type="float">
            <text:p>99.5891666666667</text:p>
          </table:table-cell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99.615" calcext:value-type="float">
            <text:p>99.615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99.6383333333333" calcext:value-type="float">
            <text:p>99.6383333333333</text:p>
          </table:table-cell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99.6558333333334" calcext:value-type="float">
            <text:p>99.6558333333334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99.6675" calcext:value-type="float">
            <text:p>99.6675</text:p>
          </table:table-cell>
        </table:table-row>
        <table:table-row table:style-name="ro1">
          <table:table-cell office:value-type="float" office:value="42.0833333333333" calcext:value-type="float">
            <text:p>42.0833333333333</text:p>
          </table:table-cell>
          <table:table-cell office:value-type="float" office:value="99.6791666666667" calcext:value-type="float">
            <text:p>99.6791666666667</text:p>
          </table:table-cell>
        </table:table-row>
        <table:table-row table:style-name="ro1">
          <table:table-cell office:value-type="float" office:value="45.5833333333333" calcext:value-type="float">
            <text:p>45.5833333333333</text:p>
          </table:table-cell>
          <table:table-cell office:value-type="float" office:value="99.69" calcext:value-type="float">
            <text:p>99.69</text:p>
          </table:table-cell>
        </table:table-row>
        <table:table-row table:style-name="ro1">
          <table:table-cell office:value-type="float" office:value="49.3333333333333" calcext:value-type="float">
            <text:p>49.3333333333333</text:p>
          </table:table-cell>
          <table:table-cell office:value-type="float" office:value="99.7066666666667" calcext:value-type="float">
            <text:p>99.7066666666667</text:p>
          </table:table-cell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99.725" calcext:value-type="float">
            <text:p>99.725</text:p>
          </table:table-cell>
        </table:table-row>
        <table:table-row table:style-name="ro1">
          <table:table-cell office:value-type="float" office:value="53.9166666666667" calcext:value-type="float">
            <text:p>53.9166666666667</text:p>
          </table:table-cell>
          <table:table-cell office:value-type="float" office:value="99.7325" calcext:value-type="float">
            <text:p>99.7325</text:p>
          </table:table-cell>
        </table:table-row>
        <table:table-row table:style-name="ro1">
          <table:table-cell office:value-type="float" office:value="69.5833333333333" calcext:value-type="float">
            <text:p>69.5833333333333</text:p>
          </table:table-cell>
          <table:table-cell office:value-type="float" office:value="99.7433333333333" calcext:value-type="float">
            <text:p>99.7433333333333</text:p>
          </table:table-cell>
        </table:table-row>
        <table:table-row table:style-name="ro1">
          <table:table-cell office:value-type="float" office:value="85.4166666666667" calcext:value-type="float">
            <text:p>85.4166666666667</text:p>
          </table:table-cell>
          <table:table-cell office:value-type="float" office:value="99.7525" calcext:value-type="float">
            <text:p>99.7525</text:p>
          </table:table-cell>
        </table:table-row>
        <table:table-row table:style-name="ro1">
          <table:table-cell office:value-type="float" office:value="86.6666666666667" calcext:value-type="float">
            <text:p>86.6666666666667</text:p>
          </table:table-cell>
          <table:table-cell office:value-type="float" office:value="99.7591666666667" calcext:value-type="float">
            <text:p>99.7591666666667</text:p>
          </table:table-cell>
        </table:table-row>
        <table:table-row table:style-name="ro1">
          <table:table-cell office:value-type="float" office:value="87.5833333333333" calcext:value-type="float">
            <text:p>87.5833333333333</text:p>
          </table:table-cell>
          <table:table-cell office:value-type="float" office:value="99.7658333333333" calcext:value-type="float">
            <text:p>99.7658333333333</text:p>
          </table:table-cell>
        </table:table-row>
        <table:table-row table:style-name="ro1">
          <table:table-cell office:value-type="float" office:value="88.3333333333333" calcext:value-type="float">
            <text:p>88.3333333333333</text:p>
          </table:table-cell>
          <table:table-cell office:value-type="float" office:value="99.7733333333333" calcext:value-type="float">
            <text:p>99.7733333333333</text:p>
          </table:table-cell>
        </table:table-row>
        <table:table-row table:style-name="ro1">
          <table:table-cell office:value-type="float" office:value="88.9166666666667" calcext:value-type="float">
            <text:p>88.9166666666667</text:p>
          </table:table-cell>
          <table:table-cell office:value-type="float" office:value="99.7816666666667" calcext:value-type="float">
            <text:p>99.7816666666667</text:p>
          </table:table-cell>
        </table:table-row>
        <table:table-row table:style-name="ro1">
          <table:table-cell office:value-type="float" office:value="89.5833333333333" calcext:value-type="float">
            <text:p>89.5833333333333</text:p>
          </table:table-cell>
          <table:table-cell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99.7983333333333" calcext:value-type="float">
            <text:p>99.7983333333333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99.8033333333333" calcext:value-type="float">
            <text:p>99.8033333333333</text:p>
          </table:table-cell>
        </table:table-row>
        <table:table-row table:style-name="ro1">
          <table:table-cell office:value-type="float" office:value="92.0833333333333" calcext:value-type="float">
            <text:p>92.0833333333333</text:p>
          </table:table-cell>
          <table:table-cell office:value-type="float" office:value="99.8091666666667" calcext:value-type="float">
            <text:p>99.8091666666667</text:p>
          </table:table-cell>
        </table:table-row>
        <table:table-row table:style-name="ro1">
          <table:table-cell office:value-type="float" office:value="92.9166666666667" calcext:value-type="float">
            <text:p>92.9166666666667</text:p>
          </table:table-cell>
          <table:table-cell office:value-type="float" office:value="99.8191666666667" calcext:value-type="float">
            <text:p>99.8191666666667</text:p>
          </table:table-cell>
        </table:table-row>
        <table:table-row table:style-name="ro1">
          <table:table-cell office:value-type="float" office:value="93.8333333333333" calcext:value-type="float">
            <text:p>93.8333333333333</text:p>
          </table:table-cell>
          <table:table-cell office:value-type="float" office:value="99.825" calcext:value-type="float">
            <text:p>99.825</text:p>
          </table:table-cell>
        </table:table-row>
        <table:table-row table:style-name="ro1">
          <table:table-cell office:value-type="float" office:value="95.1666666666667" calcext:value-type="float">
            <text:p>95.1666666666667</text:p>
          </table:table-cell>
          <table:table-cell office:value-type="float" office:value="99.8366666666667" calcext:value-type="float">
            <text:p>99.8366666666667</text:p>
          </table:table-cell>
        </table:table-row>
        <table:table-row table:style-name="ro1">
          <table:table-cell office:value-type="float" office:value="96.1666666666667" calcext:value-type="float">
            <text:p>96.1666666666667</text:p>
          </table:table-cell>
          <table:table-cell office:value-type="float" office:value="99.8458333333333" calcext:value-type="float">
            <text:p>99.8458333333333</text:p>
          </table:table-cell>
        </table:table-row>
        <table:table-row table:style-name="ro1">
          <table:table-cell office:value-type="float" office:value="97.1666666666667" calcext:value-type="float">
            <text:p>97.1666666666667</text:p>
          </table:table-cell>
          <table:table-cell office:value-type="float" office:value="99.8516666666667" calcext:value-type="float">
            <text:p>99.8516666666667</text:p>
          </table:table-cell>
        </table:table-row>
        <table:table-row table:style-name="ro1">
          <table:table-cell office:value-type="float" office:value="98.3333333333333" calcext:value-type="float">
            <text:p>98.3333333333333</text:p>
          </table:table-cell>
          <table:table-cell office:value-type="float" office:value="99.8591666666667" calcext:value-type="float">
            <text:p>99.8591666666667</text:p>
          </table:table-cell>
        </table:table-row>
        <table:table-row table:style-name="ro1">
          <table:table-cell office:value-type="float" office:value="99.9166666666667" calcext:value-type="float">
            <text:p>99.9166666666667</text:p>
          </table:table-cell>
          <table:table-cell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101.25" calcext:value-type="float">
            <text:p>101.25</text:p>
          </table:table-cell>
          <table:table-cell office:value-type="float" office:value="99.8741666666667" calcext:value-type="float">
            <text:p>99.8741666666667</text:p>
          </table:table-cell>
        </table:table-row>
        <table:table-row table:style-name="ro1">
          <table:table-cell office:value-type="float" office:value="102.083333333333" calcext:value-type="float">
            <text:p>102.083333333333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03.583333333333" calcext:value-type="float">
            <text:p>103.583333333333</text:p>
          </table:table-cell>
          <table:table-cell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105.333333333333" calcext:value-type="float">
            <text:p>105.333333333333</text:p>
          </table:table-cell>
          <table:table-cell office:value-type="float" office:value="99.8925" calcext:value-type="float">
            <text:p>99.8925</text:p>
          </table:table-cell>
        </table:table-row>
        <table:table-row table:style-name="ro1">
          <table:table-cell office:value-type="float" office:value="106.666666666667" calcext:value-type="float">
            <text:p>106.666666666667</text:p>
          </table:table-cell>
          <table:table-cell office:value-type="float" office:value="99.8975" calcext:value-type="float">
            <text:p>99.8975</text:p>
          </table:table-cell>
        </table:table-row>
        <table:table-row table:style-name="ro1">
          <table:table-cell office:value-type="float" office:value="108.416666666667" calcext:value-type="float">
            <text:p>108.416666666667</text:p>
          </table:table-cell>
          <table:table-cell office:value-type="float" office:value="99.9025" calcext:value-type="float">
            <text:p>99.9025</text:p>
          </table:table-cell>
        </table:table-row>
        <table:table-row table:style-name="ro1">
          <table:table-cell office:value-type="float" office:value="111.25" calcext:value-type="float">
            <text:p>111.25</text:p>
          </table:table-cell>
          <table:table-cell office:value-type="float" office:value="99.9108333333333" calcext:value-type="float">
            <text:p>99.9108333333333</text:p>
          </table:table-cell>
        </table:table-row>
        <table:table-row table:style-name="ro1">
          <table:table-cell office:value-type="float" office:value="116.333333333333" calcext:value-type="float">
            <text:p>116.333333333333</text:p>
          </table:table-cell>
          <table:table-cell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118.666666666667" calcext:value-type="float">
            <text:p>118.666666666667</text:p>
          </table:table-cell>
          <table:table-cell office:value-type="float" office:value="99.9233333333333" calcext:value-type="float">
            <text:p>99.9233333333333</text:p>
          </table:table-cell>
        </table:table-row>
        <table:table-row table:style-name="ro1">
          <table:table-cell office:value-type="float" office:value="129.416666666667" calcext:value-type="float">
            <text:p>129.416666666667</text:p>
          </table:table-cell>
          <table:table-cell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141.333333333333" calcext:value-type="float">
            <text:p>141.333333333333</text:p>
          </table:table-cell>
          <table:table-cell office:value-type="float" office:value="99.9358333333333" calcext:value-type="float">
            <text:p>99.9358333333333</text:p>
          </table:table-cell>
        </table:table-row>
        <table:table-row table:style-name="ro1">
          <table:table-cell office:value-type="float" office:value="152.416666666667" calcext:value-type="float">
            <text:p>152.416666666667</text:p>
          </table:table-cell>
          <table:table-cell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153.75" calcext:value-type="float">
            <text:p>153.75</text:p>
          </table:table-cell>
          <table:table-cell office:value-type="float" office:value="99.9475" calcext:value-type="float">
            <text:p>99.94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59.666666666667" calcext:value-type="float">
            <text:p>159.666666666667</text:p>
          </table:table-cell>
          <table:table-cell office:value-type="float" office:value="99.9575" calcext:value-type="float">
            <text:p>99.9575</text:p>
          </table:table-cell>
        </table:table-row>
        <table:table-row table:style-name="ro1">
          <table:table-cell office:value-type="float" office:value="164.75" calcext:value-type="float">
            <text:p>164.75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68.083333333333" calcext:value-type="float">
            <text:p>168.083333333333</text:p>
          </table:table-cell>
          <table:table-cell office:value-type="float" office:value="99.9725" calcext:value-type="float">
            <text:p>99.9725</text:p>
          </table:table-cell>
        </table:table-row>
        <table:table-row table:style-name="ro1">
          <table:table-cell office:value-type="float" office:value="173.916666666667" calcext:value-type="float">
            <text:p>173.916666666667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79.75" calcext:value-type="float">
            <text:p>179.75</text:p>
          </table:table-cell>
          <table:table-cell office:value-type="float" office:value="99.9808333333333" calcext:value-type="float">
            <text:p>99.9808333333333</text:p>
          </table:table-cell>
        </table:table-row>
        <table:table-row table:style-name="ro1">
          <table:table-cell office:value-type="float" office:value="187.25" calcext:value-type="float">
            <text:p>187.25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94.75" calcext:value-type="float">
            <text:p>194.75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08.083333333333" calcext:value-type="float">
            <text:p>208.083333333333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25.583333333333" calcext:value-type="float">
            <text:p>225.583333333333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38.083333333333" calcext:value-type="float">
            <text:p>238.08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40.583333333333" calcext:value-type="float">
            <text:p>240.58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52.25" calcext:value-type="float">
            <text:p>252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.39833333333333" calcext:value-type="float">
            <text:p>1.39833333333333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26666666666667" calcext:value-type="float">
            <text:p>0.2266666666666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10083333333333" calcext:value-type="float">
            <text:p>2.1008333333333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.47666666666667" calcext:value-type="float">
            <text:p>8.47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455" calcext:value-type="float">
            <text:p>13.4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5.1541666666667" calcext:value-type="float">
            <text:p>25.154166666666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1.115" calcext:value-type="float">
            <text:p>31.11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6.6566666666667" calcext:value-type="float">
            <text:p>36.656666666666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1.8458333333333" calcext:value-type="float">
            <text:p>41.845833333333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6.3616666666667" calcext:value-type="float">
            <text:p>46.36166666666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0.3358333333333" calcext:value-type="float">
            <text:p>50.335833333333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6.9608333333333" calcext:value-type="float">
            <text:p>56.960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5216666666667" calcext:value-type="float">
            <text:p>59.521666666666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61.7283333333333" calcext:value-type="float">
            <text:p>61.7283333333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3.5908333333333" calcext:value-type="float">
            <text:p>63.590833333333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65.2491666666667" calcext:value-type="float">
            <text:p>65.24916666666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6.7316666666667" calcext:value-type="float">
            <text:p>66.731666666666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7.985" calcext:value-type="float">
            <text:p>67.98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9.115" calcext:value-type="float">
            <text:p>69.11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0.1291666666667" calcext:value-type="float">
            <text:p>70.129166666666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1.0141666666667" calcext:value-type="float">
            <text:p>71.014166666666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71.7833333333333" calcext:value-type="float">
            <text:p>71.78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.5208333333333" calcext:value-type="float">
            <text:p>72.520833333333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3.1991666666667" calcext:value-type="float">
            <text:p>73.199166666666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3.8541666666667" calcext:value-type="float">
            <text:p>73.854166666666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4.435" calcext:value-type="float">
            <text:p>74.43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5.0041666666667" calcext:value-type="float">
            <text:p>75.00416666666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5.6091666666667" calcext:value-type="float">
            <text:p>75.60916666666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6.2366666666667" calcext:value-type="float">
            <text:p>76.236666666666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6.8391666666667" calcext:value-type="float">
            <text:p>76.839166666666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7.4983333333333" calcext:value-type="float">
            <text:p>77.498333333333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8.1225" calcext:value-type="float">
            <text:p>78.1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8375" calcext:value-type="float">
            <text:p>78.837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9.5575" calcext:value-type="float">
            <text:p>79.557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80.2658333333334" calcext:value-type="float">
            <text:p>80.265833333333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81.0208333333333" calcext:value-type="float">
            <text:p>81.0208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81.8083333333333" calcext:value-type="float">
            <text:p>81.808333333333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2.5591666666667" calcext:value-type="float">
            <text:p>82.559166666666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3.3216666666667" calcext:value-type="float">
            <text:p>83.321666666666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84.1158333333333" calcext:value-type="float">
            <text:p>84.115833333333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84.8475" calcext:value-type="float">
            <text:p>84.847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85.54" calcext:value-type="float">
            <text:p>85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.1983333333333" calcext:value-type="float">
            <text:p>86.198333333333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86.8691666666667" calcext:value-type="float">
            <text:p>86.869166666666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87.4975" calcext:value-type="float">
            <text:p>87.497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88.1091666666667" calcext:value-type="float">
            <text:p>88.109166666666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88.7225" calcext:value-type="float">
            <text:p>88.722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9.3191666666667" calcext:value-type="float">
            <text:p>89.3191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9.8716666666667" calcext:value-type="float">
            <text:p>89.871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0.4125" calcext:value-type="float">
            <text:p>90.412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0.9316666666667" calcext:value-type="float">
            <text:p>90.931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1.3775" calcext:value-type="float">
            <text:p>91.3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8741666666667" calcext:value-type="float">
            <text:p>91.8741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2.3591666666667" calcext:value-type="float">
            <text:p>92.3591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2.7808333333333" calcext:value-type="float">
            <text:p>92.780833333333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3.2383333333334" calcext:value-type="float">
            <text:p>93.238333333333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3.6091666666667" calcext:value-type="float">
            <text:p>93.6091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3.9816666666667" calcext:value-type="float">
            <text:p>93.981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4.3458333333333" calcext:value-type="float">
            <text:p>94.3458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4.6766666666667" calcext:value-type="float">
            <text:p>94.67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4.9775" calcext:value-type="float">
            <text:p>94.977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5.2875" calcext:value-type="float">
            <text:p>95.2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5375" calcext:value-type="float">
            <text:p>95.537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5.8383333333333" calcext:value-type="float">
            <text:p>95.838333333333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0758333333333" calcext:value-type="float">
            <text:p>96.075833333333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6.3158333333333" calcext:value-type="float">
            <text:p>96.315833333333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6.54" calcext:value-type="float">
            <text:p>96.5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6.7266666666667" calcext:value-type="float">
            <text:p>96.72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6.9091666666667" calcext:value-type="float">
            <text:p>96.9091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0516666666667" calcext:value-type="float">
            <text:p>97.051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7.2133333333333" calcext:value-type="float">
            <text:p>97.213333333333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7.3566666666667" calcext:value-type="float">
            <text:p>97.35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4808333333334" calcext:value-type="float">
            <text:p>97.4808333333334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7.6158333333333" calcext:value-type="float">
            <text:p>97.615833333333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7.7208333333333" calcext:value-type="float">
            <text:p>97.720833333333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7.8175" calcext:value-type="float">
            <text:p>97.8175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7.925" calcext:value-type="float">
            <text:p>97.92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8.0133333333333" calcext:value-type="float">
            <text:p>98.013333333333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8.0925" calcext:value-type="float">
            <text:p>98.0925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8.2341666666667" calcext:value-type="float">
            <text:p>98.2341666666667</text:p>
          </table:table-cell>
        </table:table-row>
        <table:table-row table:style-name="ro1">
          <table:table-cell office:value-type="float" office:value="10.175" calcext:value-type="float">
            <text:p>10.175</text:p>
          </table:table-cell>
          <table:table-cell office:value-type="float" office:value="98.4083333333333" calcext:value-type="float">
            <text:p>98.4083333333333</text:p>
          </table:table-cell>
        </table:table-row>
        <table:table-row table:style-name="ro1">
          <table:table-cell office:value-type="float" office:value="10.725" calcext:value-type="float">
            <text:p>10.725</text:p>
          </table:table-cell>
          <table:table-cell office:value-type="float" office:value="98.5525" calcext:value-type="float">
            <text:p>98.5525</text:p>
          </table:table-cell>
        </table:table-row>
        <table:table-row table:style-name="ro1">
          <table:table-cell office:value-type="float" office:value="11.275" calcext:value-type="float">
            <text:p>11.275</text:p>
          </table:table-cell>
          <table:table-cell office:value-type="float" office:value="98.6591666666667" calcext:value-type="float">
            <text:p>98.6591666666667</text:p>
          </table:table-cell>
        </table:table-row>
        <table:table-row table:style-name="ro1">
          <table:table-cell office:value-type="float" office:value="11.825" calcext:value-type="float">
            <text:p>11.825</text:p>
          </table:table-cell>
          <table:table-cell office:value-type="float" office:value="98.7391666666667" calcext:value-type="float">
            <text:p>98.7391666666667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98.8591666666667" calcext:value-type="float">
            <text:p>98.8591666666667</text:p>
          </table:table-cell>
        </table:table-row>
        <table:table-row table:style-name="ro1">
          <table:table-cell office:value-type="float" office:value="13.075" calcext:value-type="float">
            <text:p>13.075</text:p>
          </table:table-cell>
          <table:table-cell office:value-type="float" office:value="99.0508333333333" calcext:value-type="float">
            <text:p>99.050833333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2241666666667" calcext:value-type="float">
            <text:p>99.2241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3325" calcext:value-type="float">
            <text:p>99.3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4108333333334" calcext:value-type="float">
            <text:p>99.4108333333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608333333333" calcext:value-type="float">
            <text:p>99.4608333333333</text:p>
          </table:table-cell>
        </table:table-row>
        <table:table-row table:style-name="ro1">
          <table:table-cell office:value-type="float" office:value="18.0833333333333" calcext:value-type="float">
            <text:p>18.0833333333333</text:p>
          </table:table-cell>
          <table:table-cell office:value-type="float" office:value="99.51" calcext:value-type="float">
            <text:p>99.51</text:p>
          </table:table-cell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99.545" calcext:value-type="float">
            <text:p>99.545</text:p>
          </table:table-cell>
        </table:table-row>
        <table:table-row table:style-name="ro1">
          <table:table-cell office:value-type="float" office:value="20.1666666666667" calcext:value-type="float">
            <text:p>20.1666666666667</text:p>
          </table:table-cell>
          <table:table-cell office:value-type="float" office:value="99.5908333333333" calcext:value-type="float">
            <text:p>99.5908333333333</text:p>
          </table:table-cell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99.6291666666667" calcext:value-type="float">
            <text:p>99.6291666666667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99.6575" calcext:value-type="float">
            <text:p>99.6575</text:p>
          </table:table-cell>
        </table:table-row>
        <table:table-row table:style-name="ro1">
          <table:table-cell office:value-type="float" office:value="23.8333333333333" calcext:value-type="float">
            <text:p>23.8333333333333</text:p>
          </table:table-cell>
          <table:table-cell office:value-type="float" office:value="99.6791666666667" calcext:value-type="float">
            <text:p>99.6791666666667</text:p>
          </table:table-cell>
        </table:table-row>
        <table:table-row table:style-name="ro1">
          <table:table-cell office:value-type="float" office:value="27.5833333333333" calcext:value-type="float">
            <text:p>27.5833333333333</text:p>
          </table:table-cell>
          <table:table-cell office:value-type="float" office:value="99.7008333333333" calcext:value-type="float">
            <text:p>99.7008333333333</text:p>
          </table:table-cell>
        </table:table-row>
        <table:table-row table:style-name="ro1">
          <table:table-cell office:value-type="float" office:value="34.5833333333333" calcext:value-type="float">
            <text:p>34.5833333333333</text:p>
          </table:table-cell>
          <table:table-cell office:value-type="float" office:value="99.7158333333333" calcext:value-type="float">
            <text:p>99.7158333333333</text:p>
          </table:table-cell>
        </table:table-row>
        <table:table-row table:style-name="ro1">
          <table:table-cell office:value-type="float" office:value="46.9166666666667" calcext:value-type="float">
            <text:p>46.9166666666667</text:p>
          </table:table-cell>
          <table:table-cell office:value-type="float" office:value="99.7275" calcext:value-type="float">
            <text:p>99.7275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99.7458333333333" calcext:value-type="float">
            <text:p>99.7458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7633333333333" calcext:value-type="float">
            <text:p>99.7633333333333</text:p>
          </table:table-cell>
        </table:table-row>
        <table:table-row table:style-name="ro1">
          <table:table-cell office:value-type="float" office:value="58.4166666666667" calcext:value-type="float">
            <text:p>58.4166666666667</text:p>
          </table:table-cell>
          <table:table-cell office:value-type="float" office:value="99.7758333333333" calcext:value-type="float">
            <text:p>99.7758333333333</text:p>
          </table:table-cell>
        </table:table-row>
        <table:table-row table:style-name="ro1">
          <table:table-cell office:value-type="float" office:value="59.4166666666667" calcext:value-type="float">
            <text:p>59.4166666666667</text:p>
          </table:table-cell>
          <table:table-cell office:value-type="float" office:value="99.7908333333333" calcext:value-type="float">
            <text:p>99.7908333333333</text:p>
          </table:table-cell>
        </table:table-row>
        <table:table-row table:style-name="ro1">
          <table:table-cell office:value-type="float" office:value="65.9166666666667" calcext:value-type="float">
            <text:p>65.9166666666667</text:p>
          </table:table-cell>
          <table:table-cell office:value-type="float" office:value="99.8008333333334" calcext:value-type="float">
            <text:p>99.800833333333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9.8083333333333" calcext:value-type="float">
            <text:p>99.8083333333333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99.815" calcext:value-type="float">
            <text:p>99.815</text:p>
          </table:table-cell>
        </table:table-row>
        <table:table-row table:style-name="ro1">
          <table:table-cell office:value-type="float" office:value="69.1666666666667" calcext:value-type="float">
            <text:p>69.1666666666667</text:p>
          </table:table-cell>
          <table:table-cell office:value-type="float" office:value="99.8225" calcext:value-type="float">
            <text:p>99.8225</text:p>
          </table:table-cell>
        </table:table-row>
        <table:table-row table:style-name="ro1">
          <table:table-cell office:value-type="float" office:value="70.1666666666667" calcext:value-type="float">
            <text:p>70.1666666666667</text:p>
          </table:table-cell>
          <table:table-cell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75.4166666666667" calcext:value-type="float">
            <text:p>75.4166666666667</text:p>
          </table:table-cell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76.0833333333333" calcext:value-type="float">
            <text:p>76.0833333333333</text:p>
          </table:table-cell>
          <table:table-cell office:value-type="float" office:value="99.8458333333333" calcext:value-type="float">
            <text:p>99.8458333333333</text:p>
          </table:table-cell>
        </table:table-row>
        <table:table-row table:style-name="ro1">
          <table:table-cell office:value-type="float" office:value="77.0833333333333" calcext:value-type="float">
            <text:p>77.0833333333333</text:p>
          </table:table-cell>
          <table:table-cell office:value-type="float" office:value="99.855" calcext:value-type="float">
            <text:p>99.855</text:p>
          </table:table-cell>
        </table:table-row>
        <table:table-row table:style-name="ro1">
          <table:table-cell office:value-type="float" office:value="78.6666666666667" calcext:value-type="float">
            <text:p>78.6666666666667</text:p>
          </table:table-cell>
          <table:table-cell office:value-type="float" office:value="99.86" calcext:value-type="float">
            <text:p>99.86</text:p>
          </table:table-cell>
        </table:table-row>
        <table:table-row table:style-name="ro1">
          <table:table-cell office:value-type="float" office:value="79.4166666666667" calcext:value-type="float">
            <text:p>79.4166666666667</text:p>
          </table:table-cell>
          <table:table-cell office:value-type="float" office:value="99.865" calcext:value-type="float">
            <text:p>99.865</text:p>
          </table:table-cell>
        </table:table-row>
        <table:table-row table:style-name="ro1">
          <table:table-cell office:value-type="float" office:value="80.9166666666667" calcext:value-type="float">
            <text:p>80.9166666666667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float" office:value="81.9166666666667" calcext:value-type="float">
            <text:p>81.9166666666667</text:p>
          </table:table-cell>
          <table:table-cell office:value-type="float" office:value="99.8758333333333" calcext:value-type="float">
            <text:p>99.8758333333333</text:p>
          </table:table-cell>
        </table:table-row>
        <table:table-row table:style-name="ro1">
          <table:table-cell office:value-type="float" office:value="83.0833333333333" calcext:value-type="float">
            <text:p>83.0833333333333</text:p>
          </table:table-cell>
          <table:table-cell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84.25" calcext:value-type="float">
            <text:p>84.25</text:p>
          </table:table-cell>
          <table:table-cell office:value-type="float" office:value="99.8883333333333" calcext:value-type="float">
            <text:p>99.8883333333333</text:p>
          </table:table-cell>
        </table:table-row>
        <table:table-row table:style-name="ro1">
          <table:table-cell office:value-type="float" office:value="85.4166666666667" calcext:value-type="float">
            <text:p>85.4166666666667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86.6666666666667" calcext:value-type="float">
            <text:p>86.6666666666667</text:p>
          </table:table-cell>
          <table:table-cell office:value-type="float" office:value="99.9025" calcext:value-type="float">
            <text:p>99.9025</text:p>
          </table:table-cell>
        </table:table-row>
        <table:table-row table:style-name="ro1">
          <table:table-cell office:value-type="float" office:value="87.6666666666667" calcext:value-type="float">
            <text:p>87.6666666666667</text:p>
          </table:table-cell>
          <table:table-cell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88.6666666666667" calcext:value-type="float">
            <text:p>88.6666666666667</text:p>
          </table:table-cell>
          <table:table-cell office:value-type="float" office:value="99.9133333333333" calcext:value-type="float">
            <text:p>99.9133333333333</text:p>
          </table:table-cell>
        </table:table-row>
        <table:table-row table:style-name="ro1">
          <table:table-cell office:value-type="float" office:value="89.6666666666667" calcext:value-type="float">
            <text:p>89.6666666666667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9258333333333" calcext:value-type="float">
            <text:p>99.9258333333333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99.9383333333333" calcext:value-type="float">
            <text:p>99.9383333333333</text:p>
          </table:table-cell>
        </table:table-row>
        <table:table-row table:style-name="ro1">
          <table:table-cell office:value-type="float" office:value="99.9166666666667" calcext:value-type="float">
            <text:p>99.9166666666667</text:p>
          </table:table-cell>
          <table:table-cell office:value-type="float" office:value="99.9441666666667" calcext:value-type="float">
            <text:p>99.94416666666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107.583333333333" calcext:value-type="float">
            <text:p>107.583333333333</text:p>
          </table:table-cell>
          <table:table-cell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108.75" calcext:value-type="float">
            <text:p>108.75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109.833333333333" calcext:value-type="float">
            <text:p>109.833333333333</text:p>
          </table:table-cell>
          <table:table-cell office:value-type="float" office:value="99.9633333333333" calcext:value-type="float">
            <text:p>99.9633333333333</text:p>
          </table:table-cell>
        </table:table-row>
        <table:table-row table:style-name="ro1">
          <table:table-cell office:value-type="float" office:value="110.666666666667" calcext:value-type="float">
            <text:p>110.666666666667</text:p>
          </table:table-cell>
          <table:table-cell office:value-type="float" office:value="99.9666666666667" calcext:value-type="float">
            <text:p>99.9666666666667</text:p>
          </table:table-cell>
        </table:table-row>
        <table:table-row table:style-name="ro1">
          <table:table-cell office:value-type="float" office:value="116.75" calcext:value-type="float">
            <text:p>116.75</text:p>
          </table:table-cell>
          <table:table-cell office:value-type="float" office:value="99.9708333333333" calcext:value-type="float">
            <text:p>99.9708333333333</text:p>
          </table:table-cell>
        </table:table-row>
        <table:table-row table:style-name="ro1">
          <table:table-cell office:value-type="float" office:value="126.833333333333" calcext:value-type="float">
            <text:p>126.833333333333</text:p>
          </table:table-cell>
          <table:table-cell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32.666666666667" calcext:value-type="float">
            <text:p>132.666666666667</text:p>
          </table:table-cell>
          <table:table-cell office:value-type="float" office:value="99.9808333333333" calcext:value-type="float">
            <text:p>99.9808333333333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78.166666666667" calcext:value-type="float">
            <text:p>178.166666666667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80.25" calcext:value-type="float">
            <text:p>180.25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211.166666666667" calcext:value-type="float">
            <text:p>211.16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12.833333333333" calcext:value-type="float">
            <text:p>212.833333333333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14.5" calcext:value-type="float">
            <text:p>214.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16.166666666667" calcext:value-type="float">
            <text:p>216.1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23.666666666667" calcext:value-type="float">
            <text:p>223.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1.14166666666667" calcext:value-type="float">
            <text:p>1.1416666666666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22416666666667" calcext:value-type="float">
            <text:p>1.22416666666667</text:p>
          </table:table-cell>
          <table:table-cell office:value-type="float" office:value="0.211666666666667" calcext:value-type="float">
            <text:p>0.211666666666667</text:p>
          </table:table-cell>
        </table:table-row>
        <table:table-row table:style-name="ro1">
          <table:table-cell office:value-type="float" office:value="1.31666666666667" calcext:value-type="float">
            <text:p>1.31666666666667</text:p>
          </table:table-cell>
          <table:table-cell office:value-type="float" office:value="0.911666666666667" calcext:value-type="float">
            <text:p>0.911666666666667</text:p>
          </table:table-cell>
        </table:table-row>
        <table:table-row table:style-name="ro1">
          <table:table-cell office:value-type="float" office:value="1.41666666666667" calcext:value-type="float">
            <text:p>1.4166666666666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5.80833333333333" calcext:value-type="float">
            <text:p>5.80833333333333</text:p>
          </table:table-cell>
        </table:table-row>
        <table:table-row table:style-name="ro1">
          <table:table-cell office:value-type="float" office:value="1.61666666666667" calcext:value-type="float">
            <text:p>1.61666666666667</text:p>
          </table:table-cell>
          <table:table-cell office:value-type="float" office:value="10.2408333333333" calcext:value-type="float">
            <text:p>10.2408333333333</text:p>
          </table:table-cell>
        </table:table-row>
        <table:table-row table:style-name="ro1">
          <table:table-cell office:value-type="float" office:value="1.71666666666667" calcext:value-type="float">
            <text:p>1.71666666666667</text:p>
          </table:table-cell>
          <table:table-cell office:value-type="float" office:value="15.7041666666667" calcext:value-type="float">
            <text:p>15.7041666666667</text:p>
          </table:table-cell>
        </table:table-row>
        <table:table-row table:style-name="ro1">
          <table:table-cell office:value-type="float" office:value="1.81666666666667" calcext:value-type="float">
            <text:p>1.81666666666667</text:p>
          </table:table-cell>
          <table:table-cell office:value-type="float" office:value="21.7433333333333" calcext:value-type="float">
            <text:p>21.7433333333333</text:p>
          </table:table-cell>
        </table:table-row>
        <table:table-row table:style-name="ro1">
          <table:table-cell office:value-type="float" office:value="1.91666666666667" calcext:value-type="float">
            <text:p>1.91666666666667</text:p>
          </table:table-cell>
          <table:table-cell office:value-type="float" office:value="27.775" calcext:value-type="float">
            <text:p>27.775</text:p>
          </table:table-cell>
        </table:table-row>
        <table:table-row table:style-name="ro1">
          <table:table-cell office:value-type="float" office:value="2.01666666666667" calcext:value-type="float">
            <text:p>2.01666666666667</text:p>
          </table:table-cell>
          <table:table-cell office:value-type="float" office:value="33.6225" calcext:value-type="float">
            <text:p>33.6225</text:p>
          </table:table-cell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39.0233333333333" calcext:value-type="float">
            <text:p>39.0233333333333</text:p>
          </table:table-cell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3.7116666666667" calcext:value-type="float">
            <text:p>43.7116666666667</text:p>
          </table:table-cell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7.9108333333333" calcext:value-type="float">
            <text:p>47.9108333333333</text:p>
          </table:table-cell>
        </table:table-row>
        <table:table-row table:style-name="ro1">
          <table:table-cell office:value-type="float" office:value="2.41666666666667" calcext:value-type="float">
            <text:p>2.41666666666667</text:p>
          </table:table-cell>
          <table:table-cell office:value-type="float" office:value="51.6225" calcext:value-type="float">
            <text:p>51.6225</text:p>
          </table:table-cell>
        </table:table-row>
        <table:table-row table:style-name="ro1">
          <table:table-cell office:value-type="float" office:value="2.51666666666667" calcext:value-type="float">
            <text:p>2.51666666666667</text:p>
          </table:table-cell>
          <table:table-cell office:value-type="float" office:value="54.725" calcext:value-type="float">
            <text:p>54.725</text:p>
          </table:table-cell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57.4466666666667" calcext:value-type="float">
            <text:p>57.4466666666667</text:p>
          </table:table-cell>
        </table:table-row>
        <table:table-row table:style-name="ro1">
          <table:table-cell office:value-type="float" office:value="2.71666666666667" calcext:value-type="float">
            <text:p>2.71666666666667</text:p>
          </table:table-cell>
          <table:table-cell office:value-type="float" office:value="59.79" calcext:value-type="float">
            <text:p>59.79</text:p>
          </table:table-cell>
        </table:table-row>
        <table:table-row table:style-name="ro1">
          <table:table-cell office:value-type="float" office:value="2.81666666666667" calcext:value-type="float">
            <text:p>2.81666666666667</text:p>
          </table:table-cell>
          <table:table-cell office:value-type="float" office:value="61.8275" calcext:value-type="float">
            <text:p>61.8275</text:p>
          </table:table-cell>
        </table:table-row>
        <table:table-row table:style-name="ro1">
          <table:table-cell office:value-type="float" office:value="2.91666666666667" calcext:value-type="float">
            <text:p>2.91666666666667</text:p>
          </table:table-cell>
          <table:table-cell office:value-type="float" office:value="63.5375" calcext:value-type="float">
            <text:p>63.5375</text:p>
          </table:table-cell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65.0825" calcext:value-type="float">
            <text:p>65.0825</text:p>
          </table:table-cell>
        </table:table-row>
        <table:table-row table:style-name="ro1">
          <table:table-cell office:value-type="float" office:value="3.11666666666667" calcext:value-type="float">
            <text:p>3.11666666666667</text:p>
          </table:table-cell>
          <table:table-cell office:value-type="float" office:value="66.4708333333333" calcext:value-type="float">
            <text:p>66.4708333333333</text:p>
          </table:table-cell>
        </table:table-row>
        <table:table-row table:style-name="ro1">
          <table:table-cell office:value-type="float" office:value="3.21666666666667" calcext:value-type="float">
            <text:p>3.21666666666667</text:p>
          </table:table-cell>
          <table:table-cell office:value-type="float" office:value="67.6608333333333" calcext:value-type="float">
            <text:p>67.6608333333333</text:p>
          </table:table-cell>
        </table:table-row>
        <table:table-row table:style-name="ro1">
          <table:table-cell office:value-type="float" office:value="3.31666666666667" calcext:value-type="float">
            <text:p>3.31666666666667</text:p>
          </table:table-cell>
          <table:table-cell office:value-type="float" office:value="68.7191666666667" calcext:value-type="float">
            <text:p>68.7191666666667</text:p>
          </table:table-cell>
        </table:table-row>
        <table:table-row table:style-name="ro1">
          <table:table-cell office:value-type="float" office:value="3.41666666666667" calcext:value-type="float">
            <text:p>3.41666666666667</text:p>
          </table:table-cell>
          <table:table-cell office:value-type="float" office:value="69.6275" calcext:value-type="float">
            <text:p>69.6275</text:p>
          </table:table-cell>
        </table:table-row>
        <table:table-row table:style-name="ro1">
          <table:table-cell office:value-type="float" office:value="3.51666666666667" calcext:value-type="float">
            <text:p>3.51666666666667</text:p>
          </table:table-cell>
          <table:table-cell office:value-type="float" office:value="70.4525" calcext:value-type="float">
            <text:p>70.4525</text:p>
          </table:table-cell>
        </table:table-row>
        <table:table-row table:style-name="ro1">
          <table:table-cell office:value-type="float" office:value="3.61666666666667" calcext:value-type="float">
            <text:p>3.61666666666667</text:p>
          </table:table-cell>
          <table:table-cell office:value-type="float" office:value="71.205" calcext:value-type="float">
            <text:p>71.205</text:p>
          </table:table-cell>
        </table:table-row>
        <table:table-row table:style-name="ro1">
          <table:table-cell office:value-type="float" office:value="3.71666666666667" calcext:value-type="float">
            <text:p>3.71666666666667</text:p>
          </table:table-cell>
          <table:table-cell office:value-type="float" office:value="71.9383333333333" calcext:value-type="float">
            <text:p>71.9383333333333</text:p>
          </table:table-cell>
        </table:table-row>
        <table:table-row table:style-name="ro1">
          <table:table-cell office:value-type="float" office:value="3.81666666666667" calcext:value-type="float">
            <text:p>3.81666666666667</text:p>
          </table:table-cell>
          <table:table-cell office:value-type="float" office:value="72.6366666666667" calcext:value-type="float">
            <text:p>72.6366666666667</text:p>
          </table:table-cell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73.2975" calcext:value-type="float">
            <text:p>73.2975</text:p>
          </table:table-cell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73.9875" calcext:value-type="float">
            <text:p>73.9875</text:p>
          </table:table-cell>
        </table:table-row>
        <table:table-row table:style-name="ro1">
          <table:table-cell office:value-type="float" office:value="4.11666666666667" calcext:value-type="float">
            <text:p>4.11666666666667</text:p>
          </table:table-cell>
          <table:table-cell office:value-type="float" office:value="74.6908333333333" calcext:value-type="float">
            <text:p>74.6908333333333</text:p>
          </table:table-cell>
        </table:table-row>
        <table:table-row table:style-name="ro1">
          <table:table-cell office:value-type="float" office:value="4.21666666666667" calcext:value-type="float">
            <text:p>4.21666666666667</text:p>
          </table:table-cell>
          <table:table-cell office:value-type="float" office:value="75.3925" calcext:value-type="float">
            <text:p>75.3925</text:p>
          </table:table-cell>
        </table:table-row>
        <table:table-row table:style-name="ro1">
          <table:table-cell office:value-type="float" office:value="4.31666666666667" calcext:value-type="float">
            <text:p>4.31666666666667</text:p>
          </table:table-cell>
          <table:table-cell office:value-type="float" office:value="76.0983333333333" calcext:value-type="float">
            <text:p>76.0983333333333</text:p>
          </table:table-cell>
        </table:table-row>
        <table:table-row table:style-name="ro1">
          <table:table-cell office:value-type="float" office:value="4.41666666666667" calcext:value-type="float">
            <text:p>4.41666666666667</text:p>
          </table:table-cell>
          <table:table-cell office:value-type="float" office:value="76.7608333333333" calcext:value-type="float">
            <text:p>76.7608333333333</text:p>
          </table:table-cell>
        </table:table-row>
        <table:table-row table:style-name="ro1">
          <table:table-cell office:value-type="float" office:value="4.51666666666667" calcext:value-type="float">
            <text:p>4.51666666666667</text:p>
          </table:table-cell>
          <table:table-cell office:value-type="float" office:value="77.4866666666667" calcext:value-type="float">
            <text:p>77.4866666666667</text:p>
          </table:table-cell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78.2508333333333" calcext:value-type="float">
            <text:p>78.2508333333333</text:p>
          </table:table-cell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79.0416666666667" calcext:value-type="float">
            <text:p>79.0416666666667</text:p>
          </table:table-cell>
        </table:table-row>
        <table:table-row table:style-name="ro1">
          <table:table-cell office:value-type="float" office:value="4.81666666666667" calcext:value-type="float">
            <text:p>4.81666666666667</text:p>
          </table:table-cell>
          <table:table-cell office:value-type="float" office:value="79.8641666666667" calcext:value-type="float">
            <text:p>79.8641666666667</text:p>
          </table:table-cell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80.6241666666667" calcext:value-type="float">
            <text:p>80.6241666666667</text:p>
          </table:table-cell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81.4258333333333" calcext:value-type="float">
            <text:p>81.4258333333333</text:p>
          </table:table-cell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82.2208333333333" calcext:value-type="float">
            <text:p>82.2208333333333</text:p>
          </table:table-cell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83.0833333333333" calcext:value-type="float">
            <text:p>83.0833333333333</text:p>
          </table:table-cell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83.8175" calcext:value-type="float">
            <text:p>83.8175</text:p>
          </table:table-cell>
        </table:table-row>
        <table:table-row table:style-name="ro1">
          <table:table-cell office:value-type="float" office:value="5.41666666666667" calcext:value-type="float">
            <text:p>5.41666666666667</text:p>
          </table:table-cell>
          <table:table-cell office:value-type="float" office:value="84.5416666666667" calcext:value-type="float">
            <text:p>84.5416666666667</text:p>
          </table:table-cell>
        </table:table-row>
        <table:table-row table:style-name="ro1">
          <table:table-cell office:value-type="float" office:value="5.51666666666667" calcext:value-type="float">
            <text:p>5.51666666666667</text:p>
          </table:table-cell>
          <table:table-cell office:value-type="float" office:value="85.2616666666667" calcext:value-type="float">
            <text:p>85.2616666666667</text:p>
          </table:table-cell>
        </table:table-row>
        <table:table-row table:style-name="ro1">
          <table:table-cell office:value-type="float" office:value="5.61666666666667" calcext:value-type="float">
            <text:p>5.61666666666667</text:p>
          </table:table-cell>
          <table:table-cell office:value-type="float" office:value="85.9641666666667" calcext:value-type="float">
            <text:p>85.9641666666667</text:p>
          </table:table-cell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86.5975" calcext:value-type="float">
            <text:p>86.5975</text:p>
          </table:table-cell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87.28" calcext:value-type="float">
            <text:p>87.28</text:p>
          </table:table-cell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87.8941666666667" calcext:value-type="float">
            <text:p>87.8941666666667</text:p>
          </table:table-cell>
        </table:table-row>
        <table:table-row table:style-name="ro1">
          <table:table-cell office:value-type="float" office:value="6.01666666666667" calcext:value-type="float">
            <text:p>6.01666666666667</text:p>
          </table:table-cell>
          <table:table-cell office:value-type="float" office:value="88.5275" calcext:value-type="float">
            <text:p>88.5275</text:p>
          </table:table-cell>
        </table:table-row>
        <table:table-row table:style-name="ro1">
          <table:table-cell office:value-type="float" office:value="6.11666666666667" calcext:value-type="float">
            <text:p>6.11666666666667</text:p>
          </table:table-cell>
          <table:table-cell office:value-type="float" office:value="89.0775" calcext:value-type="float">
            <text:p>89.0775</text:p>
          </table:table-cell>
        </table:table-row>
        <table:table-row table:style-name="ro1">
          <table:table-cell office:value-type="float" office:value="6.21666666666667" calcext:value-type="float">
            <text:p>6.21666666666667</text:p>
          </table:table-cell>
          <table:table-cell office:value-type="float" office:value="89.6366666666667" calcext:value-type="float">
            <text:p>89.6366666666667</text:p>
          </table:table-cell>
        </table:table-row>
        <table:table-row table:style-name="ro1">
          <table:table-cell office:value-type="float" office:value="6.31666666666667" calcext:value-type="float">
            <text:p>6.31666666666667</text:p>
          </table:table-cell>
          <table:table-cell office:value-type="float" office:value="90.1758333333333" calcext:value-type="float">
            <text:p>90.1758333333333</text:p>
          </table:table-cell>
        </table:table-row>
        <table:table-row table:style-name="ro1">
          <table:table-cell office:value-type="float" office:value="6.41666666666667" calcext:value-type="float">
            <text:p>6.41666666666667</text:p>
          </table:table-cell>
          <table:table-cell office:value-type="float" office:value="90.7083333333333" calcext:value-type="float">
            <text:p>90.7083333333333</text:p>
          </table:table-cell>
        </table:table-row>
        <table:table-row table:style-name="ro1">
          <table:table-cell office:value-type="float" office:value="6.51666666666667" calcext:value-type="float">
            <text:p>6.51666666666667</text:p>
          </table:table-cell>
          <table:table-cell office:value-type="float" office:value="91.2083333333333" calcext:value-type="float">
            <text:p>91.2083333333333</text:p>
          </table:table-cell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91.6975" calcext:value-type="float">
            <text:p>91.6975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92.1491666666667" calcext:value-type="float">
            <text:p>92.1491666666667</text:p>
          </table:table-cell>
        </table:table-row>
        <table:table-row table:style-name="ro1">
          <table:table-cell office:value-type="float" office:value="6.81666666666667" calcext:value-type="float">
            <text:p>6.81666666666667</text:p>
          </table:table-cell>
          <table:table-cell office:value-type="float" office:value="92.6091666666667" calcext:value-type="float">
            <text:p>92.6091666666667</text:p>
          </table:table-cell>
        </table:table-row>
        <table:table-row table:style-name="ro1">
          <table:table-cell office:value-type="float" office:value="6.91666666666667" calcext:value-type="float">
            <text:p>6.91666666666667</text:p>
          </table:table-cell>
          <table:table-cell office:value-type="float" office:value="93.0283333333333" calcext:value-type="float">
            <text:p>93.0283333333333</text:p>
          </table:table-cell>
        </table:table-row>
        <table:table-row table:style-name="ro1">
          <table:table-cell office:value-type="float" office:value="7.01666666666667" calcext:value-type="float">
            <text:p>7.01666666666667</text:p>
          </table:table-cell>
          <table:table-cell office:value-type="float" office:value="93.4141666666667" calcext:value-type="float">
            <text:p>93.4141666666667</text:p>
          </table:table-cell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93.7816666666667" calcext:value-type="float">
            <text:p>93.7816666666667</text:p>
          </table:table-cell>
        </table:table-row>
        <table:table-row table:style-name="ro1">
          <table:table-cell office:value-type="float" office:value="7.21666666666667" calcext:value-type="float">
            <text:p>7.21666666666667</text:p>
          </table:table-cell>
          <table:table-cell office:value-type="float" office:value="94.1316666666667" calcext:value-type="float">
            <text:p>94.1316666666667</text:p>
          </table:table-cell>
        </table:table-row>
        <table:table-row table:style-name="ro1">
          <table:table-cell office:value-type="float" office:value="7.31666666666667" calcext:value-type="float">
            <text:p>7.31666666666667</text:p>
          </table:table-cell>
          <table:table-cell office:value-type="float" office:value="94.505" calcext:value-type="float">
            <text:p>94.505</text:p>
          </table:table-cell>
        </table:table-row>
        <table:table-row table:style-name="ro1">
          <table:table-cell office:value-type="float" office:value="7.41666666666667" calcext:value-type="float">
            <text:p>7.41666666666667</text:p>
          </table:table-cell>
          <table:table-cell office:value-type="float" office:value="94.8325" calcext:value-type="float">
            <text:p>94.8325</text:p>
          </table:table-cell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95.1283333333333" calcext:value-type="float">
            <text:p>95.1283333333333</text:p>
          </table:table-cell>
        </table:table-row>
        <table:table-row table:style-name="ro1">
          <table:table-cell office:value-type="float" office:value="7.61666666666667" calcext:value-type="float">
            <text:p>7.61666666666667</text:p>
          </table:table-cell>
          <table:table-cell office:value-type="float" office:value="95.4208333333333" calcext:value-type="float">
            <text:p>95.4208333333333</text:p>
          </table:table-cell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95.7058333333334" calcext:value-type="float">
            <text:p>95.7058333333334</text:p>
          </table:table-cell>
        </table:table-row>
        <table:table-row table:style-name="ro1">
          <table:table-cell office:value-type="float" office:value="7.81666666666667" calcext:value-type="float">
            <text:p>7.81666666666667</text:p>
          </table:table-cell>
          <table:table-cell office:value-type="float" office:value="95.9641666666667" calcext:value-type="float">
            <text:p>95.9641666666667</text:p>
          </table:table-cell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96.2183333333333" calcext:value-type="float">
            <text:p>96.2183333333333</text:p>
          </table:table-cell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96.4466666666667" calcext:value-type="float">
            <text:p>96.4466666666667</text:p>
          </table:table-cell>
        </table:table-row>
        <table:table-row table:style-name="ro1">
          <table:table-cell office:value-type="float" office:value="8.11666666666667" calcext:value-type="float">
            <text:p>8.11666666666667</text:p>
          </table:table-cell>
          <table:table-cell office:value-type="float" office:value="96.685" calcext:value-type="float">
            <text:p>96.685</text:p>
          </table:table-cell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96.8891666666667" calcext:value-type="float">
            <text:p>96.8891666666667</text:p>
          </table:table-cell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97.075" calcext:value-type="float">
            <text:p>97.075</text:p>
          </table:table-cell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97.2316666666667" calcext:value-type="float">
            <text:p>97.2316666666667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97.3791666666667" calcext:value-type="float">
            <text:p>97.3791666666667</text:p>
          </table:table-cell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97.5058333333333" calcext:value-type="float">
            <text:p>97.5058333333333</text:p>
          </table:table-cell>
        </table:table-row>
        <table:table-row table:style-name="ro1">
          <table:table-cell office:value-type="float" office:value="8.71666666666667" calcext:value-type="float">
            <text:p>8.71666666666667</text:p>
          </table:table-cell>
          <table:table-cell office:value-type="float" office:value="97.6216666666667" calcext:value-type="float">
            <text:p>97.6216666666667</text:p>
          </table:table-cell>
        </table:table-row>
        <table:table-row table:style-name="ro1">
          <table:table-cell office:value-type="float" office:value="8.81666666666667" calcext:value-type="float">
            <text:p>8.81666666666667</text:p>
          </table:table-cell>
          <table:table-cell office:value-type="float" office:value="97.7333333333334" calcext:value-type="float">
            <text:p>97.7333333333334</text:p>
          </table:table-cell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97.8441666666667" calcext:value-type="float">
            <text:p>97.8441666666667</text:p>
          </table:table-cell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97.9275" calcext:value-type="float">
            <text:p>97.9275</text:p>
          </table:table-cell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98.02" calcext:value-type="float">
            <text:p>98.02</text:p>
          </table:table-cell>
        </table:table-row>
        <table:table-row table:style-name="ro1">
          <table:table-cell office:value-type="float" office:value="9.21666666666667" calcext:value-type="float">
            <text:p>9.21666666666667</text:p>
          </table:table-cell>
          <table:table-cell office:value-type="float" office:value="98.1041666666667" calcext:value-type="float">
            <text:p>98.1041666666667</text:p>
          </table:table-cell>
        </table:table-row>
        <table:table-row table:style-name="ro1">
          <table:table-cell office:value-type="float" office:value="9.31666666666667" calcext:value-type="float">
            <text:p>9.31666666666667</text:p>
          </table:table-cell>
          <table:table-cell office:value-type="float" office:value="98.1808333333333" calcext:value-type="float">
            <text:p>98.1808333333333</text:p>
          </table:table-cell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98.2575" calcext:value-type="float">
            <text:p>98.2575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98.3333333333333" calcext:value-type="float">
            <text:p>98.3333333333333</text:p>
          </table:table-cell>
        </table:table-row>
        <table:table-row table:style-name="ro1">
          <table:table-cell office:value-type="float" office:value="9.61666666666667" calcext:value-type="float">
            <text:p>9.61666666666667</text:p>
          </table:table-cell>
          <table:table-cell office:value-type="float" office:value="98.4091666666667" calcext:value-type="float">
            <text:p>98.4091666666667</text:p>
          </table:table-cell>
        </table:table-row>
        <table:table-row table:style-name="ro1">
          <table:table-cell office:value-type="float" office:value="9.71666666666667" calcext:value-type="float">
            <text:p>9.71666666666667</text:p>
          </table:table-cell>
          <table:table-cell office:value-type="float" office:value="98.4716666666667" calcext:value-type="float">
            <text:p>98.4716666666667</text:p>
          </table:table-cell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98.5783333333334" calcext:value-type="float">
            <text:p>98.5783333333334</text:p>
          </table:table-cell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98.7033333333334" calcext:value-type="float">
            <text:p>98.7033333333334</text:p>
          </table:table-cell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98.825" calcext:value-type="float">
            <text:p>98.825</text:p>
          </table:table-cell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98.9625" calcext:value-type="float">
            <text:p>98.9625</text:p>
          </table:table-cell>
        </table:table-row>
        <table:table-row table:style-name="ro1">
          <table:table-cell office:value-type="float" office:value="12.2416666666667" calcext:value-type="float">
            <text:p>12.2416666666667</text:p>
          </table:table-cell>
          <table:table-cell office:value-type="float" office:value="99.1283333333334" calcext:value-type="float">
            <text:p>99.1283333333334</text:p>
          </table:table-cell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99.2733333333333" calcext:value-type="float">
            <text:p>99.2733333333333</text:p>
          </table:table-cell>
        </table:table-row>
        <table:table-row table:style-name="ro1">
          <table:table-cell office:value-type="float" office:value="14.1666666666667" calcext:value-type="float">
            <text:p>14.1666666666667</text:p>
          </table:table-cell>
          <table:table-cell office:value-type="float" office:value="99.3816666666667" calcext:value-type="float">
            <text:p>99.3816666666667</text:p>
          </table:table-cell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99.4508333333333" calcext:value-type="float">
            <text:p>99.4508333333333</text:p>
          </table:table-cell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99.5158333333334" calcext:value-type="float">
            <text:p>99.5158333333334</text:p>
          </table:table-cell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99.5625" calcext:value-type="float">
            <text:p>99.562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99.5958333333333" calcext:value-type="float">
            <text:p>99.5958333333333</text:p>
          </table:table-cell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99.6225" calcext:value-type="float">
            <text:p>99.6225</text:p>
          </table:table-cell>
        </table:table-row>
        <table:table-row table:style-name="ro1">
          <table:table-cell office:value-type="float" office:value="21.4166666666667" calcext:value-type="float">
            <text:p>21.4166666666667</text:p>
          </table:table-cell>
          <table:table-cell office:value-type="float" office:value="99.6491666666667" calcext:value-type="float">
            <text:p>99.6491666666667</text:p>
          </table:table-cell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99.6658333333333" calcext:value-type="float">
            <text:p>99.6658333333333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99.6841666666667" calcext:value-type="float">
            <text:p>99.6841666666667</text:p>
          </table:table-cell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99.7058333333333" calcext:value-type="float">
            <text:p>99.7058333333333</text:p>
          </table:table-cell>
        </table:table-row>
        <table:table-row table:style-name="ro1">
          <table:table-cell office:value-type="float" office:value="37.5833333333333" calcext:value-type="float">
            <text:p>37.5833333333333</text:p>
          </table:table-cell>
          <table:table-cell office:value-type="float" office:value="99.725" calcext:value-type="float">
            <text:p>99.725</text:p>
          </table:table-cell>
        </table:table-row>
        <table:table-row table:style-name="ro1">
          <table:table-cell office:value-type="float" office:value="48.8333333333333" calcext:value-type="float">
            <text:p>48.8333333333333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office:value-type="float" office:value="59.5833333333333" calcext:value-type="float">
            <text:p>59.5833333333333</text:p>
          </table:table-cell>
          <table:table-cell office:value-type="float" office:value="99.7516666666667" calcext:value-type="float">
            <text:p>99.7516666666667</text:p>
          </table:table-cell>
        </table:table-row>
        <table:table-row table:style-name="ro1">
          <table:table-cell office:value-type="float" office:value="63.3333333333333" calcext:value-type="float">
            <text:p>63.3333333333333</text:p>
          </table:table-cell>
          <table:table-cell office:value-type="float" office:value="99.7641666666667" calcext:value-type="float">
            <text:p>99.7641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7741666666667" calcext:value-type="float">
            <text:p>99.7741666666667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99.7833333333333" calcext:value-type="float">
            <text:p>99.7833333333333</text:p>
          </table:table-cell>
        </table:table-row>
        <table:table-row table:style-name="ro1">
          <table:table-cell office:value-type="float" office:value="76.3333333333333" calcext:value-type="float">
            <text:p>76.3333333333333</text:p>
          </table:table-cell>
          <table:table-cell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77.25" calcext:value-type="float">
            <text:p>77.25</text:p>
          </table:table-cell>
          <table:table-cell office:value-type="float" office:value="99.7975" calcext:value-type="float">
            <text:p>99.7975</text:p>
          </table:table-cell>
        </table:table-row>
        <table:table-row table:style-name="ro1">
          <table:table-cell office:value-type="float" office:value="78.6666666666667" calcext:value-type="float">
            <text:p>78.6666666666667</text:p>
          </table:table-cell>
          <table:table-cell office:value-type="float" office:value="99.8041666666667" calcext:value-type="float">
            <text:p>99.804166666666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9.82" calcext:value-type="float">
            <text:p>99.82</text:p>
          </table:table-cell>
        </table:table-row>
        <table:table-row table:style-name="ro1">
          <table:table-cell office:value-type="float" office:value="88.1666666666667" calcext:value-type="float">
            <text:p>88.1666666666667</text:p>
          </table:table-cell>
          <table:table-cell office:value-type="float" office:value="99.8266666666667" calcext:value-type="float">
            <text:p>99.8266666666667</text:p>
          </table:table-cell>
        </table:table-row>
        <table:table-row table:style-name="ro1">
          <table:table-cell office:value-type="float" office:value="88.8333333333333" calcext:value-type="float">
            <text:p>88.8333333333333</text:p>
          </table:table-cell>
          <table:table-cell office:value-type="float" office:value="99.8333333333333" calcext:value-type="float">
            <text:p>99.8333333333333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99.8391666666667" calcext:value-type="float">
            <text:p>99.8391666666667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99.845" calcext:value-type="float">
            <text:p>99.845</text:p>
          </table:table-cell>
        </table:table-row>
        <table:table-row table:style-name="ro1">
          <table:table-cell office:value-type="float" office:value="91.1666666666667" calcext:value-type="float">
            <text:p>91.1666666666667</text:p>
          </table:table-cell>
          <table:table-cell office:value-type="float" office:value="99.8508333333333" calcext:value-type="float">
            <text:p>99.8508333333333</text:p>
          </table:table-cell>
        </table:table-row>
        <table:table-row table:style-name="ro1">
          <table:table-cell office:value-type="float" office:value="92.3333333333333" calcext:value-type="float">
            <text:p>92.3333333333333</text:p>
          </table:table-cell>
          <table:table-cell office:value-type="float" office:value="99.8566666666667" calcext:value-type="float">
            <text:p>99.8566666666667</text:p>
          </table:table-cell>
        </table:table-row>
        <table:table-row table:style-name="ro1">
          <table:table-cell office:value-type="float" office:value="93.5833333333333" calcext:value-type="float">
            <text:p>93.5833333333333</text:p>
          </table:table-cell>
          <table:table-cell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94.25" calcext:value-type="float">
            <text:p>94.25</text:p>
          </table:table-cell>
          <table:table-cell office:value-type="float" office:value="99.8683333333333" calcext:value-type="float">
            <text:p>99.8683333333333</text:p>
          </table:table-cell>
        </table:table-row>
        <table:table-row table:style-name="ro1">
          <table:table-cell office:value-type="float" office:value="95.4166666666667" calcext:value-type="float">
            <text:p>95.4166666666667</text:p>
          </table:table-cell>
          <table:table-cell office:value-type="float" office:value="99.8758333333333" calcext:value-type="float">
            <text:p>99.8758333333333</text:p>
          </table:table-cell>
        </table:table-row>
        <table:table-row table:style-name="ro1">
          <table:table-cell office:value-type="float" office:value="96.75" calcext:value-type="float">
            <text:p>96.75</text:p>
          </table:table-cell>
          <table:table-cell office:value-type="float" office:value="99.8808333333333" calcext:value-type="float">
            <text:p>99.8808333333333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99.8875" calcext:value-type="float">
            <text:p>99.8875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99.8333333333333" calcext:value-type="float">
            <text:p>99.8333333333333</text:p>
          </table:table-cell>
          <table:table-cell office:value-type="float" office:value="99.9016666666667" calcext:value-type="float">
            <text:p>99.9016666666667</text:p>
          </table:table-cell>
        </table:table-row>
        <table:table-row table:style-name="ro1">
          <table:table-cell office:value-type="float" office:value="101.666666666667" calcext:value-type="float">
            <text:p>101.666666666667</text:p>
          </table:table-cell>
          <table:table-cell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103.083333333333" calcext:value-type="float">
            <text:p>103.083333333333</text:p>
          </table:table-cell>
          <table:table-cell office:value-type="float" office:value="99.9141666666667" calcext:value-type="float">
            <text:p>99.9141666666667</text:p>
          </table:table-cell>
        </table:table-row>
        <table:table-row table:style-name="ro1">
          <table:table-cell office:value-type="float" office:value="104.666666666667" calcext:value-type="float">
            <text:p>104.666666666667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.9258333333333" calcext:value-type="float">
            <text:p>99.9258333333333</text:p>
          </table:table-cell>
        </table:table-row>
        <table:table-row table:style-name="ro1">
          <table:table-cell office:value-type="float" office:value="108.916666666667" calcext:value-type="float">
            <text:p>108.916666666667</text:p>
          </table:table-cell>
          <table:table-cell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.9416666666667" calcext:value-type="float">
            <text:p>99.9416666666667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99.9466666666667" calcext:value-type="float">
            <text:p>99.9466666666667</text:p>
          </table:table-cell>
        </table:table-row>
        <table:table-row table:style-name="ro1">
          <table:table-cell office:value-type="float" office:value="121.333333333333" calcext:value-type="float">
            <text:p>121.333333333333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133.25" calcext:value-type="float">
            <text:p>133.25</text:p>
          </table:table-cell>
          <table:table-cell office:value-type="float" office:value="99.9591666666667" calcext:value-type="float">
            <text:p>99.9591666666667</text:p>
          </table:table-cell>
        </table:table-row>
        <table:table-row table:style-name="ro1">
          <table:table-cell office:value-type="float" office:value="139.833333333333" calcext:value-type="float">
            <text:p>139.833333333333</text:p>
          </table:table-cell>
          <table:table-cell office:value-type="float" office:value="99.9641666666667" calcext:value-type="float">
            <text:p>99.9641666666667</text:p>
          </table:table-cell>
        </table:table-row>
        <table:table-row table:style-name="ro1">
          <table:table-cell office:value-type="float" office:value="148.416666666667" calcext:value-type="float">
            <text:p>148.416666666667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156.583333333333" calcext:value-type="float">
            <text:p>156.583333333333</text:p>
          </table:table-cell>
          <table:table-cell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174.083333333333" calcext:value-type="float">
            <text:p>174.083333333333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82.416666666667" calcext:value-type="float">
            <text:p>182.416666666667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215.75" calcext:value-type="float">
            <text:p>215.75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241.583333333333" calcext:value-type="float">
            <text:p>241.583333333333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247.416666666667" calcext:value-type="float">
            <text:p>247.416666666667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54.083333333333" calcext:value-type="float">
            <text:p>254.08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75.75" calcext:value-type="float">
            <text:p>275.7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1:34:48.33396108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1:46:11.241654219</dc:date>
    <meta:editing-duration>PT1H37M32S</meta:editing-duration>
    <meta:editing-cycles>60</meta:editing-cycles>
    <meta:generator>LibreOffice/5.3.1.2$Linux_X86_64 LibreOffice_project/30m0$Build-2</meta:generator>
    <meta:document-statistic meta:table-count="1" meta:cell-count="2452" meta:object-count="0"/>
  </office:meta>
</office:document-meta>
</file>